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160849623811" calcext:value-type="float">
            <text:p>1.60849623811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3.29881143386" calcext:value-type="float">
            <text:p>3.298811433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3.35643835327" calcext:value-type="float">
            <text:p>3.356438353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3.41507195702" calcext:value-type="float">
            <text:p>3.41507195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3.47472983089" calcext:value-type="float">
            <text:p>3.474729830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3.53542986783" calcext:value-type="float">
            <text:p>3.535429867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9E-017" calcext:value-type="float">
            <text:p>-3.81716461459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3.59719027341" calcext:value-type="float">
            <text:p>3.597190273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3.66002957117" calcext:value-type="float">
            <text:p>3.660029571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5E-017" calcext:value-type="float">
            <text:p>-3.57170164525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3.7239666083" calcext:value-type="float">
            <text:p>3.723966608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2E-017" calcext:value-type="float">
            <text:p>-2.07978973892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3.78902056119" calcext:value-type="float">
            <text:p>3.789020561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-2.66085533669E-017" calcext:value-type="float">
            <text:p>-2.66085533669E-17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3.85521094123" calcext:value-type="float">
            <text:p>3.855210941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-1.95812904611E-017" calcext:value-type="float">
            <text:p>-1.95812904611E-17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3.92255760067" calcext:value-type="float">
            <text:p>3.922557600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-2.87560904415E-017" calcext:value-type="float">
            <text:p>-2.87560904415E-17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3.99108073855" calcext:value-type="float">
            <text:p>3.991080738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-3.97964869985E-017" calcext:value-type="float">
            <text:p>-3.97964869985E-17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4.06080090676" calcext:value-type="float">
            <text:p>4.060800906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-4.20846801702E-017" calcext:value-type="float">
            <text:p>-4.20846801702E-17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4.13173901622" calcext:value-type="float">
            <text:p>4.131739016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-2.41072429426E-017" calcext:value-type="float">
            <text:p>-2.41072429426E-17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4.20391634313" calcext:value-type="float">
            <text:p>4.203916343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-2.5188308141E-017" calcext:value-type="float">
            <text:p>-2.5188308141E-17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4.27735453539" calcext:value-type="float">
            <text:p>4.277354535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-3.63530880646E-017" calcext:value-type="float">
            <text:p>-3.63530880646E-17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4.35207561903" calcext:value-type="float">
            <text:p>4.35207561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22411" calcext:value-type="float">
            <text:p>11.7028522411</text:p>
          </table:table-cell>
          <table:table-cell office:value-type="float" office:value="0.0000110722158355" calcext:value-type="float">
            <text:p>1.10722158355E-05</text:p>
          </table:table-cell>
          <table:table-cell office:value-type="float" office:value="11.7028411689" calcext:value-type="float">
            <text:p>11.7028411689</text:p>
          </table:table-cell>
          <table:table-cell office:value-type="float" office:value="4.42810200489" calcext:value-type="float">
            <text:p>4.428102004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093844" calcext:value-type="float">
            <text:p>11.7028093844</text:p>
          </table:table-cell>
          <table:table-cell office:value-type="float" office:value="0.000641802724266" calcext:value-type="float">
            <text:p>0.0006418027</text:p>
          </table:table-cell>
          <table:table-cell office:value-type="float" office:value="11.7021675816" calcext:value-type="float">
            <text:p>11.7021675816</text:p>
          </table:table-cell>
          <table:table-cell office:value-type="float" office:value="4.50545649528" calcext:value-type="float">
            <text:p>4.505456495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7346138" calcext:value-type="float">
            <text:p>11.7027346138</text:p>
          </table:table-cell>
          <table:table-cell office:value-type="float" office:value="0.00307679446253" calcext:value-type="float">
            <text:p>0.0030767945</text:p>
          </table:table-cell>
          <table:table-cell office:value-type="float" office:value="11.6996578194" calcext:value-type="float">
            <text:p>11.6996578194</text:p>
          </table:table-cell>
          <table:table-cell office:value-type="float" office:value="4.58416229085" calcext:value-type="float">
            <text:p>4.584162290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6459715" calcext:value-type="float">
            <text:p>11.7026459715</text:p>
          </table:table-cell>
          <table:table-cell office:value-type="float" office:value="0.00799276907396" calcext:value-type="float">
            <text:p>0.0079927691</text:p>
          </table:table-cell>
          <table:table-cell office:value-type="float" office:value="11.6946532024" calcext:value-type="float">
            <text:p>11.6946532024</text:p>
          </table:table-cell>
          <table:table-cell office:value-type="float" office:value="4.66424299754" calcext:value-type="float">
            <text:p>4.664242997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5571374" calcext:value-type="float">
            <text:p>11.7025571374</text:p>
          </table:table-cell>
          <table:table-cell office:value-type="float" office:value="0.0155945772424" calcext:value-type="float">
            <text:p>0.0155945772</text:p>
          </table:table-cell>
          <table:table-cell office:value-type="float" office:value="11.6869625601" calcext:value-type="float">
            <text:p>11.6869625601</text:p>
          </table:table-cell>
          <table:table-cell office:value-type="float" office:value="4.74572263367" calcext:value-type="float">
            <text:p>4.745722633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4780082" calcext:value-type="float">
            <text:p>11.7024780082</text:p>
          </table:table-cell>
          <table:table-cell office:value-type="float" office:value="0.0257354026335" calcext:value-type="float">
            <text:p>0.0257354026</text:p>
          </table:table-cell>
          <table:table-cell office:value-type="float" office:value="11.6767426056" calcext:value-type="float">
            <text:p>11.6767426056</text:p>
          </table:table-cell>
          <table:table-cell office:value-type="float" office:value="4.82862563714" calcext:value-type="float">
            <text:p>4.82862563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4152372" calcext:value-type="float">
            <text:p>11.7024152372</text:p>
          </table:table-cell>
          <table:table-cell office:value-type="float" office:value="0.0380211820148" calcext:value-type="float">
            <text:p>0.038021182</text:p>
          </table:table-cell>
          <table:table-cell office:value-type="float" office:value="11.6643940552" calcext:value-type="float">
            <text:p>11.6643940552</text:p>
          </table:table-cell>
          <table:table-cell office:value-type="float" office:value="4.91297687273" calcext:value-type="float">
            <text:p>4.912976872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372714" calcext:value-type="float">
            <text:p>11.702372714</text:p>
          </table:table-cell>
          <table:table-cell office:value-type="float" office:value="0.0519001578031" calcext:value-type="float">
            <text:p>0.0519001578</text:p>
          </table:table-cell>
          <table:table-cell office:value-type="float" office:value="11.6504725562" calcext:value-type="float">
            <text:p>11.6504725562</text:p>
          </table:table-cell>
          <table:table-cell office:value-type="float" office:value="4.99880163961" calcext:value-type="float">
            <text:p>4.998801639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3520344" calcext:value-type="float">
            <text:p>11.7023520344</text:p>
          </table:table-cell>
          <table:table-cell office:value-type="float" office:value="0.0667384293628" calcext:value-type="float">
            <text:p>0.0667384294</text:p>
          </table:table-cell>
          <table:table-cell office:value-type="float" office:value="11.635613605" calcext:value-type="float">
            <text:p>11.635613605</text:p>
          </table:table-cell>
          <table:table-cell office:value-type="float" office:value="5.08612567888" calcext:value-type="float">
            <text:p>5.086125678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.7023529074" calcext:value-type="float">
            <text:p>11.7023529074</text:p>
          </table:table-cell>
          <table:table-cell office:value-type="float" office:value="0.0818824492186" calcext:value-type="float">
            <text:p>0.0818824492</text:p>
          </table:table-cell>
          <table:table-cell office:value-type="float" office:value="11.6204704582" calcext:value-type="float">
            <text:p>11.6204704582</text:p>
          </table:table-cell>
          <table:table-cell office:value-type="float" office:value="5.17497518133" calcext:value-type="float">
            <text:p>5.174975181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.7023735616" calcext:value-type="float">
            <text:p>11.7023735616</text:p>
          </table:table-cell>
          <table:table-cell office:value-type="float" office:value="0.0967093308868" calcext:value-type="float">
            <text:p>0.0967093309</text:p>
          </table:table-cell>
          <table:table-cell office:value-type="float" office:value="11.6056642307" calcext:value-type="float">
            <text:p>11.6056642307</text:p>
          </table:table-cell>
          <table:table-cell office:value-type="float" office:value="5.26537679527" calcext:value-type="float">
            <text:p>5.265376795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.7024111145" calcext:value-type="float">
            <text:p>11.7024111145</text:p>
          </table:table-cell>
          <table:table-cell office:value-type="float" office:value="0.110665891565" calcext:value-type="float">
            <text:p>0.1106658916</text:p>
          </table:table-cell>
          <table:table-cell office:value-type="float" office:value="11.5917452229" calcext:value-type="float">
            <text:p>11.5917452229</text:p>
          </table:table-cell>
          <table:table-cell office:value-type="float" office:value="5.35735763452" calcext:value-type="float">
            <text:p>5.357357634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.7024618943" calcext:value-type="float">
            <text:p>11.7024618943</text:p>
          </table:table-cell>
          <table:table-cell office:value-type="float" office:value="0.12329731705" calcext:value-type="float">
            <text:p>0.1232973171</text:p>
          </table:table-cell>
          <table:table-cell office:value-type="float" office:value="11.5791645772" calcext:value-type="float">
            <text:p>11.5791645772</text:p>
          </table:table-cell>
          <table:table-cell office:value-type="float" office:value="5.45094528656" calcext:value-type="float">
            <text:p>5.450945286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.7025217425" calcext:value-type="float">
            <text:p>11.7025217425</text:p>
          </table:table-cell>
          <table:table-cell office:value-type="float" office:value="0.134266355613" calcext:value-type="float">
            <text:p>0.1342663556</text:p>
          </table:table-cell>
          <table:table-cell office:value-type="float" office:value="11.5682553869" calcext:value-type="float">
            <text:p>11.5682553869</text:p>
          </table:table-cell>
          <table:table-cell office:value-type="float" office:value="5.5461678208" calcext:value-type="float">
            <text:p>5.546167820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.7026554481" calcext:value-type="float">
            <text:p>11.7026554481</text:p>
          </table:table-cell>
          <table:table-cell office:value-type="float" office:value="0.143462277034" calcext:value-type="float">
            <text:p>0.143462277</text:p>
          </table:table-cell>
          <table:table-cell office:value-type="float" office:value="11.5591931711" calcext:value-type="float">
            <text:p>11.5591931711</text:p>
          </table:table-cell>
          <table:table-cell office:value-type="float" office:value="5.64305379699" calcext:value-type="float">
            <text:p>5.64305379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.7030051214" calcext:value-type="float">
            <text:p>11.7030051214</text:p>
          </table:table-cell>
          <table:table-cell office:value-type="float" office:value="0.151763622553" calcext:value-type="float">
            <text:p>0.1517636226</text:p>
          </table:table-cell>
          <table:table-cell office:value-type="float" office:value="11.5512414988" calcext:value-type="float">
            <text:p>11.5512414988</text:p>
          </table:table-cell>
          <table:table-cell office:value-type="float" office:value="5.74163227377" calcext:value-type="float">
            <text:p>5.741632273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.7034764861" calcext:value-type="float">
            <text:p>11.7034764861</text:p>
          </table:table-cell>
          <table:table-cell office:value-type="float" office:value="0.160225072961" calcext:value-type="float">
            <text:p>0.160225073</text:p>
          </table:table-cell>
          <table:table-cell office:value-type="float" office:value="11.5432514131" calcext:value-type="float">
            <text:p>11.5432514131</text:p>
          </table:table-cell>
          <table:table-cell office:value-type="float" office:value="5.84193281745" calcext:value-type="float">
            <text:p>5.841932817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.7039835774" calcext:value-type="float">
            <text:p>11.7039835774</text:p>
          </table:table-cell>
          <table:table-cell office:value-type="float" office:value="0.16948679589" calcext:value-type="float">
            <text:p>0.1694867959</text:p>
          </table:table-cell>
          <table:table-cell office:value-type="float" office:value="11.5344967815" calcext:value-type="float">
            <text:p>11.5344967815</text:p>
          </table:table-cell>
          <table:table-cell office:value-type="float" office:value="5.94398551078" calcext:value-type="float">
            <text:p>5.943985510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.7044616327" calcext:value-type="float">
            <text:p>11.7044616327</text:p>
          </table:table-cell>
          <table:table-cell office:value-type="float" office:value="0.179878470348" calcext:value-type="float">
            <text:p>0.1798784703</text:p>
          </table:table-cell>
          <table:table-cell office:value-type="float" office:value="11.5245831624" calcext:value-type="float">
            <text:p>11.5245831624</text:p>
          </table:table-cell>
          <table:table-cell office:value-type="float" office:value="6.04782096208" calcext:value-type="float">
            <text:p>6.047820962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.0090287791" calcext:value-type="float">
            <text:p>15.0090287791</text:p>
          </table:table-cell>
          <table:table-cell office:value-type="float" office:value="0.327125585216" calcext:value-type="float">
            <text:p>0.3271255852</text:p>
          </table:table-cell>
          <table:table-cell office:value-type="float" office:value="14.6819031939" calcext:value-type="float">
            <text:p>14.6819031939</text:p>
          </table:table-cell>
          <table:table-cell office:value-type="float" office:value="6.15347031432" calcext:value-type="float">
            <text:p>6.153470314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5.0085639537" calcext:value-type="float">
            <text:p>15.0085639537</text:p>
          </table:table-cell>
          <table:table-cell office:value-type="float" office:value="0.341363276448" calcext:value-type="float">
            <text:p>0.3413632764</text:p>
          </table:table-cell>
          <table:table-cell office:value-type="float" office:value="14.6672006773" calcext:value-type="float">
            <text:p>14.6672006773</text:p>
          </table:table-cell>
          <table:table-cell office:value-type="float" office:value="6.26096525454" calcext:value-type="float">
            <text:p>6.260965254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.0091516941" calcext:value-type="float">
            <text:p>15.0091516941</text:p>
          </table:table-cell>
          <table:table-cell office:value-type="float" office:value="0.346843860948" calcext:value-type="float">
            <text:p>0.3468438609</text:p>
          </table:table-cell>
          <table:table-cell office:value-type="float" office:value="14.6623078332" calcext:value-type="float">
            <text:p>14.6623078332</text:p>
          </table:table-cell>
          <table:table-cell office:value-type="float" office:value="6.37033802329" calcext:value-type="float">
            <text:p>6.370338023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5.0104962404" calcext:value-type="float">
            <text:p>15.0104962404</text:p>
          </table:table-cell>
          <table:table-cell office:value-type="float" office:value="0.354416910393" calcext:value-type="float">
            <text:p>0.3544169104</text:p>
          </table:table-cell>
          <table:table-cell office:value-type="float" office:value="14.65607933" calcext:value-type="float">
            <text:p>14.65607933</text:p>
          </table:table-cell>
          <table:table-cell office:value-type="float" office:value="6.48162142436" calcext:value-type="float">
            <text:p>6.481621424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.0122828465" calcext:value-type="float">
            <text:p>15.0122828465</text:p>
          </table:table-cell>
          <table:table-cell office:value-type="float" office:value="0.368720220123" calcext:value-type="float">
            <text:p>0.3687202201</text:p>
          </table:table-cell>
          <table:table-cell office:value-type="float" office:value="14.6435626263" calcext:value-type="float">
            <text:p>14.6435626263</text:p>
          </table:table-cell>
          <table:table-cell office:value-type="float" office:value="6.59484883458" calcext:value-type="float">
            <text:p>6.5948488346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5.0140778702" calcext:value-type="float">
            <text:p>15.0140778702</text:p>
          </table:table-cell>
          <table:table-cell office:value-type="float" office:value="0.3907436376" calcext:value-type="float">
            <text:p>0.3907436376</text:p>
          </table:table-cell>
          <table:table-cell office:value-type="float" office:value="14.6233342326" calcext:value-type="float">
            <text:p>14.6233342326</text:p>
          </table:table-cell>
          <table:table-cell office:value-type="float" office:value="6.71005421382" calcext:value-type="float">
            <text:p>6.710054213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.0154107453" calcext:value-type="float">
            <text:p>15.0154107453</text:p>
          </table:table-cell>
          <table:table-cell office:value-type="float" office:value="0.419356643429" calcext:value-type="float">
            <text:p>0.4193566434</text:p>
          </table:table-cell>
          <table:table-cell office:value-type="float" office:value="14.5960541019" calcext:value-type="float">
            <text:p>14.5960541019</text:p>
          </table:table-cell>
          <table:table-cell office:value-type="float" office:value="6.82727211521" calcext:value-type="float">
            <text:p>6.8272721152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5.0158534878" calcext:value-type="float">
            <text:p>15.0158534878</text:p>
          </table:table-cell>
          <table:table-cell office:value-type="float" office:value="0.451339132999" calcext:value-type="float">
            <text:p>0.451339133</text:p>
          </table:table-cell>
          <table:table-cell office:value-type="float" office:value="14.5645143548" calcext:value-type="float">
            <text:p>14.5645143548</text:p>
          </table:table-cell>
          <table:table-cell office:value-type="float" office:value="6.94653769551" calcext:value-type="float">
            <text:p>6.946537695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.0151122914" calcext:value-type="float">
            <text:p>15.0151122914</text:p>
          </table:table-cell>
          <table:table-cell office:value-type="float" office:value="0.48191011856" calcext:value-type="float">
            <text:p>0.4819101186</text:p>
          </table:table-cell>
          <table:table-cell office:value-type="float" office:value="14.5332021728" calcext:value-type="float">
            <text:p>14.5332021728</text:p>
          </table:table-cell>
          <table:table-cell office:value-type="float" office:value="7.06788672559" calcext:value-type="float">
            <text:p>7.067886725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5.0131456532" calcext:value-type="float">
            <text:p>15.0131456532</text:p>
          </table:table-cell>
          <table:table-cell office:value-type="float" office:value="0.505884435544" calcext:value-type="float">
            <text:p>0.5058844355</text:p>
          </table:table-cell>
          <table:table-cell office:value-type="float" office:value="14.5072612177" calcext:value-type="float">
            <text:p>14.5072612177</text:p>
          </table:table-cell>
          <table:table-cell office:value-type="float" office:value="7.19135560123" calcext:value-type="float">
            <text:p>7.191355601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.0101383092" calcext:value-type="float">
            <text:p>15.0101383092</text:p>
          </table:table-cell>
          <table:table-cell office:value-type="float" office:value="0.51915356699" calcext:value-type="float">
            <text:p>0.519153567</text:p>
          </table:table-cell>
          <table:table-cell office:value-type="float" office:value="14.4909847422" calcext:value-type="float">
            <text:p>14.4909847422</text:p>
          </table:table-cell>
          <table:table-cell office:value-type="float" office:value="7.31698135401" calcext:value-type="float">
            <text:p>7.31698135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5.0072890989" calcext:value-type="float">
            <text:p>15.0072890989</text:p>
          </table:table-cell>
          <table:table-cell office:value-type="float" office:value="0.522212448776" calcext:value-type="float">
            <text:p>0.5222124488</text:p>
          </table:table-cell>
          <table:table-cell office:value-type="float" office:value="14.4850766501" calcext:value-type="float">
            <text:p>14.4850766501</text:p>
          </table:table-cell>
          <table:table-cell office:value-type="float" office:value="7.44480166239" calcext:value-type="float">
            <text:p>7.444801662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.0062698434" calcext:value-type="float">
            <text:p>15.0062698434</text:p>
          </table:table-cell>
          <table:table-cell office:value-type="float" office:value="0.523952180953" calcext:value-type="float">
            <text:p>0.523952181</text:p>
          </table:table-cell>
          <table:table-cell office:value-type="float" office:value="14.4823176625" calcext:value-type="float">
            <text:p>14.4823176625</text:p>
          </table:table-cell>
          <table:table-cell office:value-type="float" office:value="7.57485486306" calcext:value-type="float">
            <text:p>7.574854863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5.0061689273" calcext:value-type="float">
            <text:p>15.0061689273</text:p>
          </table:table-cell>
          <table:table-cell office:value-type="float" office:value="0.527464042217" calcext:value-type="float">
            <text:p>0.5274640422</text:p>
          </table:table-cell>
          <table:table-cell office:value-type="float" office:value="14.4787048851" calcext:value-type="float">
            <text:p>14.4787048851</text:p>
          </table:table-cell>
          <table:table-cell office:value-type="float" office:value="7.70717996241" calcext:value-type="float">
            <text:p>7.707179962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4.9498355313" calcext:value-type="float">
            <text:p>24.9498355313</text:p>
          </table:table-cell>
          <table:table-cell office:value-type="float" office:value="1.62841833263" calcext:value-type="float">
            <text:p>1.6284183326</text:p>
          </table:table-cell>
          <table:table-cell office:value-type="float" office:value="23.3214171987" calcext:value-type="float">
            <text:p>23.3214171987</text:p>
          </table:table-cell>
          <table:table-cell office:value-type="float" office:value="7.84181664821" calcext:value-type="float">
            <text:p>7.841816648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4.9494004827" calcext:value-type="float">
            <text:p>24.9494004827</text:p>
          </table:table-cell>
          <table:table-cell office:value-type="float" office:value="1.64457742376" calcext:value-type="float">
            <text:p>1.6445774238</text:p>
          </table:table-cell>
          <table:table-cell office:value-type="float" office:value="23.3048230589" calcext:value-type="float">
            <text:p>23.3048230589</text:p>
          </table:table-cell>
          <table:table-cell office:value-type="float" office:value="7.97880530155" calcext:value-type="float">
            <text:p>7.978805301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4.9485026002" calcext:value-type="float">
            <text:p>24.9485026002</text:p>
          </table:table-cell>
          <table:table-cell office:value-type="float" office:value="1.65687482808" calcext:value-type="float">
            <text:p>1.6568748281</text:p>
          </table:table-cell>
          <table:table-cell office:value-type="float" office:value="23.2916277722" calcext:value-type="float">
            <text:p>23.2916277722</text:p>
          </table:table-cell>
          <table:table-cell office:value-type="float" office:value="8.11818700896" calcext:value-type="float">
            <text:p>8.11818700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4.9476981729" calcext:value-type="float">
            <text:p>24.9476981729</text:p>
          </table:table-cell>
          <table:table-cell office:value-type="float" office:value="1.66120534047" calcext:value-type="float">
            <text:p>1.6612053405</text:p>
          </table:table-cell>
          <table:table-cell office:value-type="float" office:value="23.2864928324" calcext:value-type="float">
            <text:p>23.2864928324</text:p>
          </table:table-cell>
          <table:table-cell office:value-type="float" office:value="8.26000357467" calcext:value-type="float">
            <text:p>8.260003574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4.947094572" calcext:value-type="float">
            <text:p>24.947094572</text:p>
          </table:table-cell>
          <table:table-cell office:value-type="float" office:value="1.65961719262" calcext:value-type="float">
            <text:p>1.6596171926</text:p>
          </table:table-cell>
          <table:table-cell office:value-type="float" office:value="23.2874773794" calcext:value-type="float">
            <text:p>23.2874773794</text:p>
          </table:table-cell>
          <table:table-cell office:value-type="float" office:value="8.40429753322" calcext:value-type="float">
            <text:p>8.404297533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4.9466832589" calcext:value-type="float">
            <text:p>24.9466832589</text:p>
          </table:table-cell>
          <table:table-cell office:value-type="float" office:value="1.65611844715" calcext:value-type="float">
            <text:p>1.6561184472</text:p>
          </table:table-cell>
          <table:table-cell office:value-type="float" office:value="23.2905648117" calcext:value-type="float">
            <text:p>23.2905648117</text:p>
          </table:table-cell>
          <table:table-cell office:value-type="float" office:value="8.55111216216" calcext:value-type="float">
            <text:p>8.551112162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4.9463390115" calcext:value-type="float">
            <text:p>24.9463390115</text:p>
          </table:table-cell>
          <table:table-cell office:value-type="float" office:value="1.66269065998" calcext:value-type="float">
            <text:p>1.66269066</text:p>
          </table:table-cell>
          <table:table-cell office:value-type="float" office:value="23.2836483515" calcext:value-type="float">
            <text:p>23.2836483515</text:p>
          </table:table-cell>
          <table:table-cell office:value-type="float" office:value="8.70049149507" calcext:value-type="float">
            <text:p>8.700491495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4.9482537818" calcext:value-type="float">
            <text:p>24.9482537818</text:p>
          </table:table-cell>
          <table:table-cell office:value-type="float" office:value="1.66354783228" calcext:value-type="float">
            <text:p>1.6635478323</text:p>
          </table:table-cell>
          <table:table-cell office:value-type="float" office:value="23.2847059495" calcext:value-type="float">
            <text:p>23.2847059495</text:p>
          </table:table-cell>
          <table:table-cell office:value-type="float" office:value="8.85248033475" calcext:value-type="float">
            <text:p>8.8524803348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4.9576336574" calcext:value-type="float">
            <text:p>24.9576336574</text:p>
          </table:table-cell>
          <table:table-cell office:value-type="float" office:value="1.69036886445" calcext:value-type="float">
            <text:p>1.6903688645</text:p>
          </table:table-cell>
          <table:table-cell office:value-type="float" office:value="23.267264793" calcext:value-type="float">
            <text:p>23.267264793</text:p>
          </table:table-cell>
          <table:table-cell office:value-type="float" office:value="9.00712426667" calcext:value-type="float">
            <text:p>9.007124266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4.9709608434" calcext:value-type="float">
            <text:p>24.9709608434</text:p>
          </table:table-cell>
          <table:table-cell office:value-type="float" office:value="1.78167244435" calcext:value-type="float">
            <text:p>1.7816724444</text:p>
          </table:table-cell>
          <table:table-cell office:value-type="float" office:value="23.189288399" calcext:value-type="float">
            <text:p>23.189288399</text:p>
          </table:table-cell>
          <table:table-cell office:value-type="float" office:value="9.16446967261" calcext:value-type="float">
            <text:p>9.164469672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4.9746730163" calcext:value-type="float">
            <text:p>24.9746730163</text:p>
          </table:table-cell>
          <table:table-cell office:value-type="float" office:value="1.91963561587" calcext:value-type="float">
            <text:p>1.9196356159</text:p>
          </table:table-cell>
          <table:table-cell office:value-type="float" office:value="23.0550374005" calcext:value-type="float">
            <text:p>23.0550374005</text:p>
          </table:table-cell>
          <table:table-cell office:value-type="float" office:value="9.32456374461" calcext:value-type="float">
            <text:p>9.324563744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4.9647109877" calcext:value-type="float">
            <text:p>24.9647109877</text:p>
          </table:table-cell>
          <table:table-cell office:value-type="float" office:value="2.04299251582" calcext:value-type="float">
            <text:p>2.0429925158</text:p>
          </table:table-cell>
          <table:table-cell office:value-type="float" office:value="22.9217184719" calcext:value-type="float">
            <text:p>22.9217184719</text:p>
          </table:table-cell>
          <table:table-cell office:value-type="float" office:value="9.48745449911" calcext:value-type="float">
            <text:p>9.487454499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4.9466485561" calcext:value-type="float">
            <text:p>24.9466485561</text:p>
          </table:table-cell>
          <table:table-cell office:value-type="float" office:value="2.0889167376" calcext:value-type="float">
            <text:p>2.0889167376</text:p>
          </table:table-cell>
          <table:table-cell office:value-type="float" office:value="22.8577318185" calcext:value-type="float">
            <text:p>22.8577318185</text:p>
          </table:table-cell>
          <table:table-cell office:value-type="float" office:value="9.65319079133" calcext:value-type="float">
            <text:p>9.653190791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4.9431189499" calcext:value-type="float">
            <text:p>24.9431189499</text:p>
          </table:table-cell>
          <table:table-cell office:value-type="float" office:value="2.08629305161" calcext:value-type="float">
            <text:p>2.0862930516</text:p>
          </table:table-cell>
          <table:table-cell office:value-type="float" office:value="22.8568258983" calcext:value-type="float">
            <text:p>22.8568258983</text:p>
          </table:table-cell>
          <table:table-cell office:value-type="float" office:value="9.82182232995" calcext:value-type="float">
            <text:p>9.8218223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4.9426956128" calcext:value-type="float">
            <text:p>24.9426956128</text:p>
          </table:table-cell>
          <table:table-cell office:value-type="float" office:value="2.08424477819" calcext:value-type="float">
            <text:p>2.0842447782</text:p>
          </table:table-cell>
          <table:table-cell office:value-type="float" office:value="22.8584508347" calcext:value-type="float">
            <text:p>22.8584508347</text:p>
          </table:table-cell>
          <table:table-cell office:value-type="float" office:value="9.99339969203" calcext:value-type="float">
            <text:p>9.99339969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4.9422773656" calcext:value-type="float">
            <text:p>24.9422773656</text:p>
          </table:table-cell>
          <table:table-cell office:value-type="float" office:value="2.08439118612" calcext:value-type="float">
            <text:p>2.0843911861</text:p>
          </table:table-cell>
          <table:table-cell office:value-type="float" office:value="22.8578861795" calcext:value-type="float">
            <text:p>22.8578861795</text:p>
          </table:table-cell>
          <table:table-cell office:value-type="float" office:value="10.1679743381" calcext:value-type="float">
            <text:p>10.167974338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.9419516128" calcext:value-type="float">
            <text:p>24.9419516128</text:p>
          </table:table-cell>
          <table:table-cell office:value-type="float" office:value="2.08514936405" calcext:value-type="float">
            <text:p>2.0851493641</text:p>
          </table:table-cell>
          <table:table-cell office:value-type="float" office:value="22.8568022487" calcext:value-type="float">
            <text:p>22.8568022487</text:p>
          </table:table-cell>
          <table:table-cell office:value-type="float" office:value="10.3455986278" calcext:value-type="float">
            <text:p>10.345598627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4.9416611876" calcext:value-type="float">
            <text:p>24.9416611876</text:p>
          </table:table-cell>
          <table:table-cell office:value-type="float" office:value="2.08649829675" calcext:value-type="float">
            <text:p>2.0864982968</text:p>
          </table:table-cell>
          <table:table-cell office:value-type="float" office:value="22.8551628909" calcext:value-type="float">
            <text:p>22.8551628909</text:p>
          </table:table-cell>
          <table:table-cell office:value-type="float" office:value="10.5263258353" calcext:value-type="float">
            <text:p>10.526325835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.9413820513" calcext:value-type="float">
            <text:p>24.9413820513</text:p>
          </table:table-cell>
          <table:table-cell office:value-type="float" office:value="2.08803599504" calcext:value-type="float">
            <text:p>2.088035995</text:p>
          </table:table-cell>
          <table:table-cell office:value-type="float" office:value="22.8533460562" calcext:value-type="float">
            <text:p>22.8533460562</text:p>
          </table:table-cell>
          <table:table-cell office:value-type="float" office:value="10.7102101653" calcext:value-type="float">
            <text:p>10.710210165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4.941109344" calcext:value-type="float">
            <text:p>24.941109344</text:p>
          </table:table-cell>
          <table:table-cell office:value-type="float" office:value="2.08938307086" calcext:value-type="float">
            <text:p>2.0893830709</text:p>
          </table:table-cell>
          <table:table-cell office:value-type="float" office:value="22.8517262731" calcext:value-type="float">
            <text:p>22.8517262731</text:p>
          </table:table-cell>
          <table:table-cell office:value-type="float" office:value="10.8973067698" calcext:value-type="float">
            <text:p>10.897306769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4.9408329764" calcext:value-type="float">
            <text:p>24.9408329764</text:p>
          </table:table-cell>
          <table:table-cell office:value-type="float" office:value="2.08912398801" calcext:value-type="float">
            <text:p>2.089123988</text:p>
          </table:table-cell>
          <table:table-cell office:value-type="float" office:value="22.8517089884" calcext:value-type="float">
            <text:p>22.8517089884</text:p>
          </table:table-cell>
          <table:table-cell office:value-type="float" office:value="11.0876717638" calcext:value-type="float">
            <text:p>11.087671763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4.9405738933" calcext:value-type="float">
            <text:p>24.9405738933</text:p>
          </table:table-cell>
          <table:table-cell office:value-type="float" office:value="2.08841000013" calcext:value-type="float">
            <text:p>2.0884100001</text:p>
          </table:table-cell>
          <table:table-cell office:value-type="float" office:value="22.8521638932" calcext:value-type="float">
            <text:p>22.8521638932</text:p>
          </table:table-cell>
          <table:table-cell office:value-type="float" office:value="11.2813622429" calcext:value-type="float">
            <text:p>11.2813622429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4.9402864774" calcext:value-type="float">
            <text:p>24.9402864774</text:p>
          </table:table-cell>
          <table:table-cell office:value-type="float" office:value="2.08601098193" calcext:value-type="float">
            <text:p>2.0860109819</text:p>
          </table:table-cell>
          <table:table-cell office:value-type="float" office:value="22.8542754954" calcext:value-type="float">
            <text:p>22.8542754954</text:p>
          </table:table-cell>
          <table:table-cell office:value-type="float" office:value="11.4784363" calcext:value-type="float">
            <text:p>11.4784363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4.9400177085" calcext:value-type="float">
            <text:p>24.9400177085</text:p>
          </table:table-cell>
          <table:table-cell office:value-type="float" office:value="2.08173636471" calcext:value-type="float">
            <text:p>2.0817363647</text:p>
          </table:table-cell>
          <table:table-cell office:value-type="float" office:value="22.8582813437" calcext:value-type="float">
            <text:p>22.8582813437</text:p>
          </table:table-cell>
          <table:table-cell office:value-type="float" office:value="11.6789530427" calcext:value-type="float">
            <text:p>11.678953042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4.9398112826" calcext:value-type="float">
            <text:p>24.9398112826</text:p>
          </table:table-cell>
          <table:table-cell office:value-type="float" office:value="2.07689371447" calcext:value-type="float">
            <text:p>2.0768937145</text:p>
          </table:table-cell>
          <table:table-cell office:value-type="float" office:value="22.8629175681" calcext:value-type="float">
            <text:p>22.8629175681</text:p>
          </table:table-cell>
          <table:table-cell office:value-type="float" office:value="11.8829726113" calcext:value-type="float">
            <text:p>11.882972611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4.9396814667" calcext:value-type="float">
            <text:p>24.9396814667</text:p>
          </table:table-cell>
          <table:table-cell office:value-type="float" office:value="2.07339946723" calcext:value-type="float">
            <text:p>2.0733994672</text:p>
          </table:table-cell>
          <table:table-cell office:value-type="float" office:value="22.8662819995" calcext:value-type="float">
            <text:p>22.8662819995</text:p>
          </table:table-cell>
          <table:table-cell office:value-type="float" office:value="12.0905561967" calcext:value-type="float">
            <text:p>12.090556196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4.9395478458" calcext:value-type="float">
            <text:p>24.9395478458</text:p>
          </table:table-cell>
          <table:table-cell office:value-type="float" office:value="2.07207353656" calcext:value-type="float">
            <text:p>2.0720735366</text:p>
          </table:table-cell>
          <table:table-cell office:value-type="float" office:value="22.8674743093" calcext:value-type="float">
            <text:p>22.8674743093</text:p>
          </table:table-cell>
          <table:table-cell office:value-type="float" office:value="12.3017660587" calcext:value-type="float">
            <text:p>12.301766058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4.939351581" calcext:value-type="float">
            <text:p>24.939351581</text:p>
          </table:table-cell>
          <table:table-cell office:value-type="float" office:value="2.06926103497" calcext:value-type="float">
            <text:p>2.069261035</text:p>
          </table:table-cell>
          <table:table-cell office:value-type="float" office:value="22.8700905461" calcext:value-type="float">
            <text:p>22.8700905461</text:p>
          </table:table-cell>
          <table:table-cell office:value-type="float" office:value="12.5166655446" calcext:value-type="float">
            <text:p>12.516665544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4.9391050016" calcext:value-type="float">
            <text:p>24.9391050016</text:p>
          </table:table-cell>
          <table:table-cell office:value-type="float" office:value="2.06449086205" calcext:value-type="float">
            <text:p>2.0644908621</text:p>
          </table:table-cell>
          <table:table-cell office:value-type="float" office:value="22.8746141396" calcext:value-type="float">
            <text:p>22.8746141396</text:p>
          </table:table-cell>
          <table:table-cell office:value-type="float" office:value="12.7353191084" calcext:value-type="float">
            <text:p>12.735319108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4.9388326147" calcext:value-type="float">
            <text:p>24.9388326147</text:p>
          </table:table-cell>
          <table:table-cell office:value-type="float" office:value="2.06077912268" calcext:value-type="float">
            <text:p>2.0607791227</text:p>
          </table:table-cell>
          <table:table-cell office:value-type="float" office:value="22.8780534921" calcext:value-type="float">
            <text:p>22.8780534921</text:p>
          </table:table-cell>
          <table:table-cell office:value-type="float" office:value="12.9577923302" calcext:value-type="float">
            <text:p>12.95779233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4.9385625791" calcext:value-type="float">
            <text:p>24.9385625791</text:p>
          </table:table-cell>
          <table:table-cell office:value-type="float" office:value="2.06010522529" calcext:value-type="float">
            <text:p>2.0601052253</text:p>
          </table:table-cell>
          <table:table-cell office:value-type="float" office:value="22.8784573539" calcext:value-type="float">
            <text:p>22.8784573539</text:p>
          </table:table-cell>
          <table:table-cell office:value-type="float" office:value="13.1841519356" calcext:value-type="float">
            <text:p>13.184151935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4.9385845879" calcext:value-type="float">
            <text:p>24.9385845879</text:p>
          </table:table-cell>
          <table:table-cell office:value-type="float" office:value="2.06263202427" calcext:value-type="float">
            <text:p>2.0626320243</text:p>
          </table:table-cell>
          <table:table-cell office:value-type="float" office:value="22.8759525636" calcext:value-type="float">
            <text:p>22.8759525636</text:p>
          </table:table-cell>
          <table:table-cell office:value-type="float" office:value="13.4144658157" calcext:value-type="float">
            <text:p>13.414465815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4.9384292147" calcext:value-type="float">
            <text:p>24.9384292147</text:p>
          </table:table-cell>
          <table:table-cell office:value-type="float" office:value="2.06267364515" calcext:value-type="float">
            <text:p>2.0626736452</text:p>
          </table:table-cell>
          <table:table-cell office:value-type="float" office:value="22.8757555695" calcext:value-type="float">
            <text:p>22.8757555695</text:p>
          </table:table-cell>
          <table:table-cell office:value-type="float" office:value="13.6488030477" calcext:value-type="float">
            <text:p>13.648803047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4.9382861362" calcext:value-type="float">
            <text:p>24.9382861362</text:p>
          </table:table-cell>
          <table:table-cell office:value-type="float" office:value="2.06355938671" calcext:value-type="float">
            <text:p>2.0635593867</text:p>
          </table:table-cell>
          <table:table-cell office:value-type="float" office:value="22.8747267495" calcext:value-type="float">
            <text:p>22.8747267495</text:p>
          </table:table-cell>
          <table:table-cell office:value-type="float" office:value="13.8872339156" calcext:value-type="float">
            <text:p>13.887233915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4.9381445073" calcext:value-type="float">
            <text:p>24.9381445073</text:p>
          </table:table-cell>
          <table:table-cell office:value-type="float" office:value="2.06527726577" calcext:value-type="float">
            <text:p>2.0652772658</text:p>
          </table:table-cell>
          <table:table-cell office:value-type="float" office:value="22.8728672415" calcext:value-type="float">
            <text:p>22.8728672415</text:p>
          </table:table-cell>
          <table:table-cell office:value-type="float" office:value="14.1298299311" calcext:value-type="float">
            <text:p>14.129829931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4.9380130393" calcext:value-type="float">
            <text:p>24.9380130393</text:p>
          </table:table-cell>
          <table:table-cell office:value-type="float" office:value="2.06785466059" calcext:value-type="float">
            <text:p>2.0678546606</text:p>
          </table:table-cell>
          <table:table-cell office:value-type="float" office:value="22.8701583787" calcext:value-type="float">
            <text:p>22.8701583787</text:p>
          </table:table-cell>
          <table:table-cell office:value-type="float" office:value="14.376663855" calcext:value-type="float">
            <text:p>14.376663855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7.0513611257" calcext:value-type="float">
            <text:p>47.0513611257</text:p>
          </table:table-cell>
          <table:table-cell office:value-type="float" office:value="4.96108688106" calcext:value-type="float">
            <text:p>4.9610868811</text:p>
          </table:table-cell>
          <table:table-cell office:value-type="float" office:value="42.0902742446" calcext:value-type="float">
            <text:p>42.0902742446</text:p>
          </table:table-cell>
          <table:table-cell office:value-type="float" office:value="14.6278097195" calcext:value-type="float">
            <text:p>14.627809719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7.0513008996" calcext:value-type="float">
            <text:p>47.0513008996</text:p>
          </table:table-cell>
          <table:table-cell office:value-type="float" office:value="4.9651364722" calcext:value-type="float">
            <text:p>4.9651364722</text:p>
          </table:table-cell>
          <table:table-cell office:value-type="float" office:value="42.0861644274" calcext:value-type="float">
            <text:p>42.0861644274</text:p>
          </table:table-cell>
          <table:table-cell office:value-type="float" office:value="14.8833428498" calcext:value-type="float">
            <text:p>14.883342849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7.0513217327" calcext:value-type="float">
            <text:p>47.0513217327</text:p>
          </table:table-cell>
          <table:table-cell office:value-type="float" office:value="4.96900014986" calcext:value-type="float">
            <text:p>4.9690001499</text:p>
          </table:table-cell>
          <table:table-cell office:value-type="float" office:value="42.0823215829" calcext:value-type="float">
            <text:p>42.0823215829</text:p>
          </table:table-cell>
          <table:table-cell office:value-type="float" office:value="15.1433398869" calcext:value-type="float">
            <text:p>15.1433398869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7.0512318688" calcext:value-type="float">
            <text:p>47.0512318688</text:p>
          </table:table-cell>
          <table:table-cell office:value-type="float" office:value="4.97228505055" calcext:value-type="float">
            <text:p>4.9722850506</text:p>
          </table:table-cell>
          <table:table-cell office:value-type="float" office:value="42.0789468183" calcext:value-type="float">
            <text:p>42.0789468183</text:p>
          </table:table-cell>
          <table:table-cell office:value-type="float" office:value="15.4078788109" calcext:value-type="float">
            <text:p>15.407878810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7.051144801" calcext:value-type="float">
            <text:p>47.051144801</text:p>
          </table:table-cell>
          <table:table-cell office:value-type="float" office:value="4.974956823" calcext:value-type="float">
            <text:p>4.974956823</text:p>
          </table:table-cell>
          <table:table-cell office:value-type="float" office:value="42.076187978" calcext:value-type="float">
            <text:p>42.076187978</text:p>
          </table:table-cell>
          <table:table-cell office:value-type="float" office:value="15.677038964" calcext:value-type="float">
            <text:p>15.67703896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7.0512523194" calcext:value-type="float">
            <text:p>47.0512523194</text:p>
          </table:table-cell>
          <table:table-cell office:value-type="float" office:value="4.97797942577" calcext:value-type="float">
            <text:p>4.9779794258</text:p>
          </table:table-cell>
          <table:table-cell office:value-type="float" office:value="42.0732728937" calcext:value-type="float">
            <text:p>42.0732728937</text:p>
          </table:table-cell>
          <table:table-cell office:value-type="float" office:value="15.9509010743" calcext:value-type="float">
            <text:p>15.950901074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7.0512556129" calcext:value-type="float">
            <text:p>47.0512556129</text:p>
          </table:table-cell>
          <table:table-cell office:value-type="float" office:value="4.98126225664" calcext:value-type="float">
            <text:p>4.9812622566</text:p>
          </table:table-cell>
          <table:table-cell office:value-type="float" office:value="42.0699933563" calcext:value-type="float">
            <text:p>42.0699933563</text:p>
          </table:table-cell>
          <table:table-cell office:value-type="float" office:value="16.2295472804" calcext:value-type="float">
            <text:p>16.229547280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7.051138763" calcext:value-type="float">
            <text:p>47.051138763</text:p>
          </table:table-cell>
          <table:table-cell office:value-type="float" office:value="4.98543297357" calcext:value-type="float">
            <text:p>4.9854329736</text:p>
          </table:table-cell>
          <table:table-cell office:value-type="float" office:value="42.0657057895" calcext:value-type="float">
            <text:p>42.0657057895</text:p>
          </table:table-cell>
          <table:table-cell office:value-type="float" office:value="16.5130611556" calcext:value-type="float">
            <text:p>16.513061155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7.0511156728" calcext:value-type="float">
            <text:p>47.0511156728</text:p>
          </table:table-cell>
          <table:table-cell office:value-type="float" office:value="4.99169955501" calcext:value-type="float">
            <text:p>4.991699555</text:p>
          </table:table-cell>
          <table:table-cell office:value-type="float" office:value="42.0594161178" calcext:value-type="float">
            <text:p>42.0594161178</text:p>
          </table:table-cell>
          <table:table-cell office:value-type="float" office:value="16.8015277331" calcext:value-type="float">
            <text:p>16.801527733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7.0510799625" calcext:value-type="float">
            <text:p>47.0510799625</text:p>
          </table:table-cell>
          <table:table-cell office:value-type="float" office:value="4.99746879859" calcext:value-type="float">
            <text:p>4.9974687986</text:p>
          </table:table-cell>
          <table:table-cell office:value-type="float" office:value="42.0536111639" calcext:value-type="float">
            <text:p>42.0536111639</text:p>
          </table:table-cell>
          <table:table-cell office:value-type="float" office:value="17.0950335318" calcext:value-type="float">
            <text:p>17.095033531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7.0510325867" calcext:value-type="float">
            <text:p>47.0510325867</text:p>
          </table:table-cell>
          <table:table-cell office:value-type="float" office:value="5.00034366035" calcext:value-type="float">
            <text:p>5.0003436604</text:p>
          </table:table-cell>
          <table:table-cell office:value-type="float" office:value="42.0506889264" calcext:value-type="float">
            <text:p>42.0506889264</text:p>
          </table:table-cell>
          <table:table-cell office:value-type="float" office:value="17.3936665817" calcext:value-type="float">
            <text:p>17.393666581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7.0509616638" calcext:value-type="float">
            <text:p>47.0509616638</text:p>
          </table:table-cell>
          <table:table-cell office:value-type="float" office:value="5.00104734929" calcext:value-type="float">
            <text:p>5.0010473493</text:p>
          </table:table-cell>
          <table:table-cell office:value-type="float" office:value="42.0499143145" calcext:value-type="float">
            <text:p>42.0499143145</text:p>
          </table:table-cell>
          <table:table-cell office:value-type="float" office:value="17.6975164508" calcext:value-type="float">
            <text:p>17.697516450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7.0561036862" calcext:value-type="float">
            <text:p>47.0561036862</text:p>
          </table:table-cell>
          <table:table-cell office:value-type="float" office:value="5.00290587182" calcext:value-type="float">
            <text:p>5.0029058718</text:p>
          </table:table-cell>
          <table:table-cell office:value-type="float" office:value="42.0531978144" calcext:value-type="float">
            <text:p>42.0531978144</text:p>
          </table:table-cell>
          <table:table-cell office:value-type="float" office:value="18.0066742716" calcext:value-type="float">
            <text:p>18.0066742716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7.0529794482" calcext:value-type="float">
            <text:p>47.0529794482</text:p>
          </table:table-cell>
          <table:table-cell office:value-type="float" office:value="4.97392889198" calcext:value-type="float">
            <text:p>4.973928892</text:p>
          </table:table-cell>
          <table:table-cell office:value-type="float" office:value="42.0790505562" calcext:value-type="float">
            <text:p>42.0790505562</text:p>
          </table:table-cell>
          <table:table-cell office:value-type="float" office:value="18.3212327687" calcext:value-type="float">
            <text:p>18.3212327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7348144229" calcext:value-type="float">
            <text:p>35.7348144229</text:p>
          </table:table-cell>
          <table:table-cell office:value-type="float" office:value="6.46563514718" calcext:value-type="float">
            <text:p>6.4656351472</text:p>
          </table:table-cell>
          <table:table-cell office:value-type="float" office:value="29.2691792758" calcext:value-type="float">
            <text:p>29.2691792758</text:p>
          </table:table-cell>
          <table:table-cell office:value-type="float" office:value="18.6412862866" calcext:value-type="float">
            <text:p>18.641286286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35.7279431242" calcext:value-type="float">
            <text:p>35.7279431242</text:p>
          </table:table-cell>
          <table:table-cell office:value-type="float" office:value="6.54042868465" calcext:value-type="float">
            <text:p>6.5404286847</text:p>
          </table:table-cell>
          <table:table-cell office:value-type="float" office:value="29.1875144396" calcext:value-type="float">
            <text:p>29.1875144396</text:p>
          </table:table-cell>
          <table:table-cell office:value-type="float" office:value="18.9669308176" calcext:value-type="float">
            <text:p>18.966930817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5.7253531694" calcext:value-type="float">
            <text:p>35.7253531694</text:p>
          </table:table-cell>
          <table:table-cell office:value-type="float" office:value="6.58393133894" calcext:value-type="float">
            <text:p>6.5839313389</text:p>
          </table:table-cell>
          <table:table-cell office:value-type="float" office:value="29.1414218304" calcext:value-type="float">
            <text:p>29.1414218304</text:p>
          </table:table-cell>
          <table:table-cell office:value-type="float" office:value="19.2982640313" calcext:value-type="float">
            <text:p>19.2982640313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35.7231150027" calcext:value-type="float">
            <text:p>35.7231150027</text:p>
          </table:table-cell>
          <table:table-cell office:value-type="float" office:value="6.57792692545" calcext:value-type="float">
            <text:p>6.5779269255</text:p>
          </table:table-cell>
          <table:table-cell office:value-type="float" office:value="29.1451880772" calcext:value-type="float">
            <text:p>29.1451880772</text:p>
          </table:table-cell>
          <table:table-cell office:value-type="float" office:value="19.6353853031" calcext:value-type="float">
            <text:p>19.6353853031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5.7201533687" calcext:value-type="float">
            <text:p>35.7201533687</text:p>
          </table:table-cell>
          <table:table-cell office:value-type="float" office:value="6.57608748984" calcext:value-type="float">
            <text:p>6.5760874898</text:p>
          </table:table-cell>
          <table:table-cell office:value-type="float" office:value="29.1440658788" calcext:value-type="float">
            <text:p>29.1440658788</text:p>
          </table:table-cell>
          <table:table-cell office:value-type="float" office:value="19.9783957446" calcext:value-type="float">
            <text:p>19.978395744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5.7166006282" calcext:value-type="float">
            <text:p>35.7166006282</text:p>
          </table:table-cell>
          <table:table-cell office:value-type="float" office:value="6.61367583444" calcext:value-type="float">
            <text:p>6.6136758344</text:p>
          </table:table-cell>
          <table:table-cell office:value-type="float" office:value="29.1029247937" calcext:value-type="float">
            <text:p>29.1029247937</text:p>
          </table:table-cell>
          <table:table-cell office:value-type="float" office:value="20.3273982337" calcext:value-type="float">
            <text:p>20.3273982337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5.7184898851" calcext:value-type="float">
            <text:p>35.7184898851</text:p>
          </table:table-cell>
          <table:table-cell office:value-type="float" office:value="6.63932253795" calcext:value-type="float">
            <text:p>6.639322538</text:p>
          </table:table-cell>
          <table:table-cell office:value-type="float" office:value="29.0791673471" calcext:value-type="float">
            <text:p>29.0791673471</text:p>
          </table:table-cell>
          <table:table-cell office:value-type="float" office:value="20.6824974454" calcext:value-type="float">
            <text:p>20.682497445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35.7203818467" calcext:value-type="float">
            <text:p>35.7203818467</text:p>
          </table:table-cell>
          <table:table-cell office:value-type="float" office:value="6.5253797549" calcext:value-type="float">
            <text:p>6.5253797549</text:p>
          </table:table-cell>
          <table:table-cell office:value-type="float" office:value="29.1950020918" calcext:value-type="float">
            <text:p>29.1950020918</text:p>
          </table:table-cell>
          <table:table-cell office:value-type="float" office:value="21.0437998833" calcext:value-type="float">
            <text:p>21.043799883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5.7218690175" calcext:value-type="float">
            <text:p>35.7218690175</text:p>
          </table:table-cell>
          <table:table-cell office:value-type="float" office:value="6.36226685251" calcext:value-type="float">
            <text:p>6.3622668525</text:p>
          </table:table-cell>
          <table:table-cell office:value-type="float" office:value="29.359602165" calcext:value-type="float">
            <text:p>29.359602165</text:p>
          </table:table-cell>
          <table:table-cell office:value-type="float" office:value="21.4114139116" calcext:value-type="float">
            <text:p>21.4114139116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35.7216144973" calcext:value-type="float">
            <text:p>35.7216144973</text:p>
          </table:table-cell>
          <table:table-cell office:value-type="float" office:value="6.31014498089" calcext:value-type="float">
            <text:p>6.3101449809</text:p>
          </table:table-cell>
          <table:table-cell office:value-type="float" office:value="29.4114695164" calcext:value-type="float">
            <text:p>29.4114695164</text:p>
          </table:table-cell>
          <table:table-cell office:value-type="float" office:value="21.7854497874" calcext:value-type="float">
            <text:p>21.785449787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5.7192513111" calcext:value-type="float">
            <text:p>35.7192513111</text:p>
          </table:table-cell>
          <table:table-cell office:value-type="float" office:value="6.3142425656" calcext:value-type="float">
            <text:p>6.3142425656</text:p>
          </table:table-cell>
          <table:table-cell office:value-type="float" office:value="29.4050087455" calcext:value-type="float">
            <text:p>29.4050087455</text:p>
          </table:table-cell>
          <table:table-cell office:value-type="float" office:value="22.166019694" calcext:value-type="float">
            <text:p>22.166019694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35.7184734134" calcext:value-type="float">
            <text:p>35.7184734134</text:p>
          </table:table-cell>
          <table:table-cell office:value-type="float" office:value="6.36021721932" calcext:value-type="float">
            <text:p>6.3602172193</text:p>
          </table:table-cell>
          <table:table-cell office:value-type="float" office:value="29.3582561941" calcext:value-type="float">
            <text:p>29.3582561941</text:p>
          </table:table-cell>
          <table:table-cell office:value-type="float" office:value="22.5532377742" calcext:value-type="float">
            <text:p>22.553237774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5.7176297197" calcext:value-type="float">
            <text:p>35.7176297197</text:p>
          </table:table-cell>
          <table:table-cell office:value-type="float" office:value="6.39858218358" calcext:value-type="float">
            <text:p>6.3985821836</text:p>
          </table:table-cell>
          <table:table-cell office:value-type="float" office:value="29.3190475361" calcext:value-type="float">
            <text:p>29.3190475361</text:p>
          </table:table-cell>
          <table:table-cell office:value-type="float" office:value="22.947220165" calcext:value-type="float">
            <text:p>22.947220165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35.7248184473" calcext:value-type="float">
            <text:p>35.7248184473</text:p>
          </table:table-cell>
          <table:table-cell office:value-type="float" office:value="6.47685481657" calcext:value-type="float">
            <text:p>6.4768548166</text:p>
          </table:table-cell>
          <table:table-cell office:value-type="float" office:value="29.2479636308" calcext:value-type="float">
            <text:p>29.2479636308</text:p>
          </table:table-cell>
          <table:table-cell office:value-type="float" office:value="23.3480850321" calcext:value-type="float">
            <text:p>23.3480850321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5.7088882962" calcext:value-type="float">
            <text:p>35.7088882962</text:p>
          </table:table-cell>
          <table:table-cell office:value-type="float" office:value="6.42893381753" calcext:value-type="float">
            <text:p>6.4289338175</text:p>
          </table:table-cell>
          <table:table-cell office:value-type="float" office:value="29.2799544786" calcext:value-type="float">
            <text:p>29.2799544786</text:p>
          </table:table-cell>
          <table:table-cell office:value-type="float" office:value="23.7559526055" calcext:value-type="float">
            <text:p>23.755952605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5.7062645318" calcext:value-type="float">
            <text:p>35.7062645318</text:p>
          </table:table-cell>
          <table:table-cell office:value-type="float" office:value="6.40789871813" calcext:value-type="float">
            <text:p>6.4078987181</text:p>
          </table:table-cell>
          <table:table-cell office:value-type="float" office:value="29.2983658136" calcext:value-type="float">
            <text:p>29.2983658136</text:p>
          </table:table-cell>
          <table:table-cell office:value-type="float" office:value="24.1709452153" calcext:value-type="float">
            <text:p>24.170945215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5.7010081396" calcext:value-type="float">
            <text:p>35.7010081396</text:p>
          </table:table-cell>
          <table:table-cell office:value-type="float" office:value="6.42059779758" calcext:value-type="float">
            <text:p>6.4205977976</text:p>
          </table:table-cell>
          <table:table-cell office:value-type="float" office:value="29.280410342" calcext:value-type="float">
            <text:p>29.280410342</text:p>
          </table:table-cell>
          <table:table-cell office:value-type="float" office:value="24.5931873288" calcext:value-type="float">
            <text:p>24.5931873288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5.7041569687" calcext:value-type="float">
            <text:p>35.7041569687</text:p>
          </table:table-cell>
          <table:table-cell office:value-type="float" office:value="6.46806018124" calcext:value-type="float">
            <text:p>6.4680601812</text:p>
          </table:table-cell>
          <table:table-cell office:value-type="float" office:value="29.2360967875" calcext:value-type="float">
            <text:p>29.2360967875</text:p>
          </table:table-cell>
          <table:table-cell office:value-type="float" office:value="25.0228055875" calcext:value-type="float">
            <text:p>25.0228055875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5.7137854199" calcext:value-type="float">
            <text:p>35.7137854199</text:p>
          </table:table-cell>
          <table:table-cell office:value-type="float" office:value="6.68401978866" calcext:value-type="float">
            <text:p>6.6840197887</text:p>
          </table:table-cell>
          <table:table-cell office:value-type="float" office:value="29.0297656312" calcext:value-type="float">
            <text:p>29.0297656312</text:p>
          </table:table-cell>
          <table:table-cell office:value-type="float" office:value="25.4599288453" calcext:value-type="float">
            <text:p>25.4599288453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35.7193625859" calcext:value-type="float">
            <text:p>35.7193625859</text:p>
          </table:table-cell>
          <table:table-cell office:value-type="float" office:value="7.11142772036" calcext:value-type="float">
            <text:p>7.1114277204</text:p>
          </table:table-cell>
          <table:table-cell office:value-type="float" office:value="28.6079348655" calcext:value-type="float">
            <text:p>28.6079348655</text:p>
          </table:table-cell>
          <table:table-cell office:value-type="float" office:value="25.904688207" calcext:value-type="float">
            <text:p>25.9046882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5.7155349743" calcext:value-type="float">
            <text:p>35.7155349743</text:p>
          </table:table-cell>
          <table:table-cell office:value-type="float" office:value="7.60306942974" calcext:value-type="float">
            <text:p>7.6030694297</text:p>
          </table:table-cell>
          <table:table-cell office:value-type="float" office:value="28.1124655445" calcext:value-type="float">
            <text:p>28.1124655445</text:p>
          </table:table-cell>
          <table:table-cell office:value-type="float" office:value="26.3572170676" calcext:value-type="float">
            <text:p>26.3572170676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35.700117161" calcext:value-type="float">
            <text:p>35.700117161</text:p>
          </table:table-cell>
          <table:table-cell office:value-type="float" office:value="7.93473251314" calcext:value-type="float">
            <text:p>7.9347325131</text:p>
          </table:table-cell>
          <table:table-cell office:value-type="float" office:value="27.7653846479" calcext:value-type="float">
            <text:p>27.7653846479</text:p>
          </table:table-cell>
          <table:table-cell office:value-type="float" office:value="26.8176511524" calcext:value-type="float">
            <text:p>26.8176511524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35.6880643647" calcext:value-type="float">
            <text:p>35.6880643647</text:p>
          </table:table-cell>
          <table:table-cell office:value-type="float" office:value="7.99438615759" calcext:value-type="float">
            <text:p>7.9943861576</text:p>
          </table:table-cell>
          <table:table-cell office:value-type="float" office:value="27.6936782071" calcext:value-type="float">
            <text:p>27.6936782071</text:p>
          </table:table-cell>
          <table:table-cell office:value-type="float" office:value="27.2861285579" calcext:value-type="float">
            <text:p>27.2861285579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35.6865481415" calcext:value-type="float">
            <text:p>35.6865481415</text:p>
          </table:table-cell>
          <table:table-cell office:value-type="float" office:value="7.99142271903" calcext:value-type="float">
            <text:p>7.991422719</text:p>
          </table:table-cell>
          <table:table-cell office:value-type="float" office:value="27.6951254225" calcext:value-type="float">
            <text:p>27.6951254225</text:p>
          </table:table-cell>
          <table:table-cell office:value-type="float" office:value="27.7627897926" calcext:value-type="float">
            <text:p>27.7627897926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5.6849832247" calcext:value-type="float">
            <text:p>35.6849832247</text:p>
          </table:table-cell>
          <table:table-cell office:value-type="float" office:value="7.98915691715" calcext:value-type="float">
            <text:p>7.9891569172</text:p>
          </table:table-cell>
          <table:table-cell office:value-type="float" office:value="27.6958263075" calcext:value-type="float">
            <text:p>27.6958263075</text:p>
          </table:table-cell>
          <table:table-cell office:value-type="float" office:value="28.24777782" calcext:value-type="float">
            <text:p>28.2477778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5.6836648418" calcext:value-type="float">
            <text:p>35.6836648418</text:p>
          </table:table-cell>
          <table:table-cell office:value-type="float" office:value="7.98836824252" calcext:value-type="float">
            <text:p>7.9883682425</text:p>
          </table:table-cell>
          <table:table-cell office:value-type="float" office:value="27.6952965993" calcext:value-type="float">
            <text:p>27.6952965993</text:p>
          </table:table-cell>
          <table:table-cell office:value-type="float" office:value="28.7412381006" calcext:value-type="float">
            <text:p>28.741238100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5.6825150982" calcext:value-type="float">
            <text:p>35.6825150982</text:p>
          </table:table-cell>
          <table:table-cell office:value-type="float" office:value="7.98826438838" calcext:value-type="float">
            <text:p>7.9882643884</text:p>
          </table:table-cell>
          <table:table-cell office:value-type="float" office:value="27.6942507098" calcext:value-type="float">
            <text:p>27.6942507098</text:p>
          </table:table-cell>
          <table:table-cell office:value-type="float" office:value="29.2433186362" calcext:value-type="float">
            <text:p>29.243318636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35.6819482165" calcext:value-type="float">
            <text:p>35.6819482165</text:p>
          </table:table-cell>
          <table:table-cell office:value-type="float" office:value="7.98416955811" calcext:value-type="float">
            <text:p>7.9841695581</text:p>
          </table:table-cell>
          <table:table-cell office:value-type="float" office:value="27.6977786584" calcext:value-type="float">
            <text:p>27.6977786584</text:p>
          </table:table-cell>
          <table:table-cell office:value-type="float" office:value="29.754170014" calcext:value-type="float">
            <text:p>29.75417001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5.6800444431" calcext:value-type="float">
            <text:p>35.6800444431</text:p>
          </table:table-cell>
          <table:table-cell office:value-type="float" office:value="7.98878236607" calcext:value-type="float">
            <text:p>7.9887823661</text:p>
          </table:table-cell>
          <table:table-cell office:value-type="float" office:value="27.691262077" calcext:value-type="float">
            <text:p>27.691262077</text:p>
          </table:table-cell>
          <table:table-cell office:value-type="float" office:value="30.2739454519" calcext:value-type="float">
            <text:p>30.2739454519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35.6786869253" calcext:value-type="float">
            <text:p>35.6786869253</text:p>
          </table:table-cell>
          <table:table-cell office:value-type="float" office:value="7.98974643665" calcext:value-type="float">
            <text:p>7.9897464367</text:p>
          </table:table-cell>
          <table:table-cell office:value-type="float" office:value="27.6889404887" calcext:value-type="float">
            <text:p>27.6889404887</text:p>
          </table:table-cell>
          <table:table-cell office:value-type="float" office:value="30.8028008441" calcext:value-type="float">
            <text:p>30.802800844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5.6775524207" calcext:value-type="float">
            <text:p>35.6775524207</text:p>
          </table:table-cell>
          <table:table-cell office:value-type="float" office:value="7.98809345134" calcext:value-type="float">
            <text:p>7.9880934513</text:p>
          </table:table-cell>
          <table:table-cell office:value-type="float" office:value="27.6894589694" calcext:value-type="float">
            <text:p>27.6894589694</text:p>
          </table:table-cell>
          <table:table-cell office:value-type="float" office:value="31.3408948083" calcext:value-type="float">
            <text:p>31.3408948083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35.6762924511" calcext:value-type="float">
            <text:p>35.6762924511</text:p>
          </table:table-cell>
          <table:table-cell office:value-type="float" office:value="7.97939490988" calcext:value-type="float">
            <text:p>7.9793949099</text:p>
          </table:table-cell>
          <table:table-cell office:value-type="float" office:value="27.6968975412" calcext:value-type="float">
            <text:p>27.6968975412</text:p>
          </table:table-cell>
          <table:table-cell office:value-type="float" office:value="31.8883887331" calcext:value-type="float">
            <text:p>31.888388733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35.6749754534" calcext:value-type="float">
            <text:p>35.6749754534</text:p>
          </table:table-cell>
          <table:table-cell office:value-type="float" office:value="7.96285890811" calcext:value-type="float">
            <text:p>7.9628589081</text:p>
          </table:table-cell>
          <table:table-cell office:value-type="float" office:value="27.7121165453" calcext:value-type="float">
            <text:p>27.7121165453</text:p>
          </table:table-cell>
          <table:table-cell office:value-type="float" office:value="32.4454468264" calcext:value-type="float">
            <text:p>32.4454468264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35.6738626985" calcext:value-type="float">
            <text:p>35.6738626985</text:p>
          </table:table-cell>
          <table:table-cell office:value-type="float" office:value="7.93721827878" calcext:value-type="float">
            <text:p>7.9372182788</text:p>
          </table:table-cell>
          <table:table-cell office:value-type="float" office:value="27.7366444197" calcext:value-type="float">
            <text:p>27.7366444197</text:p>
          </table:table-cell>
          <table:table-cell office:value-type="float" office:value="33.0122361646" calcext:value-type="float">
            <text:p>33.0122361646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35.6730610858" calcext:value-type="float">
            <text:p>35.6730610858</text:p>
          </table:table-cell>
          <table:table-cell office:value-type="float" office:value="7.91343135894" calcext:value-type="float">
            <text:p>7.9134313589</text:p>
          </table:table-cell>
          <table:table-cell office:value-type="float" office:value="27.7596297269" calcext:value-type="float">
            <text:p>27.7596297269</text:p>
          </table:table-cell>
          <table:table-cell office:value-type="float" office:value="33.5889267427" calcext:value-type="float">
            <text:p>33.588926742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67.8776825138" calcext:value-type="float">
            <text:p>67.8776825138</text:p>
          </table:table-cell>
          <table:table-cell office:value-type="float" office:value="15.736212361" calcext:value-type="float">
            <text:p>15.736212361</text:p>
          </table:table-cell>
          <table:table-cell office:value-type="float" office:value="52.1414701528" calcext:value-type="float">
            <text:p>52.1414701528</text:p>
          </table:table-cell>
          <table:table-cell office:value-type="float" office:value="34.1756915254" calcext:value-type="float">
            <text:p>34.175691525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67.876603311" calcext:value-type="float">
            <text:p>67.876603311</text:p>
          </table:table-cell>
          <table:table-cell office:value-type="float" office:value="15.731713283" calcext:value-type="float">
            <text:p>15.731713283</text:p>
          </table:table-cell>
          <table:table-cell office:value-type="float" office:value="52.144890028" calcext:value-type="float">
            <text:p>52.144890028</text:p>
          </table:table-cell>
          <table:table-cell office:value-type="float" office:value="34.772706499" calcext:value-type="float">
            <text:p>34.772706499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67.8757481928" calcext:value-type="float">
            <text:p>67.8757481928</text:p>
          </table:table-cell>
          <table:table-cell office:value-type="float" office:value="15.7315904971" calcext:value-type="float">
            <text:p>15.7315904971</text:p>
          </table:table-cell>
          <table:table-cell office:value-type="float" office:value="52.1441576957" calcext:value-type="float">
            <text:p>52.1441576957</text:p>
          </table:table-cell>
          <table:table-cell office:value-type="float" office:value="35.380150724" calcext:value-type="float">
            <text:p>35.38015072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67.8748577796" calcext:value-type="float">
            <text:p>67.8748577796</text:p>
          </table:table-cell>
          <table:table-cell office:value-type="float" office:value="15.7313418975" calcext:value-type="float">
            <text:p>15.7313418975</text:p>
          </table:table-cell>
          <table:table-cell office:value-type="float" office:value="52.1435158821" calcext:value-type="float">
            <text:p>52.1435158821</text:p>
          </table:table-cell>
          <table:table-cell office:value-type="float" office:value="35.998206389" calcext:value-type="float">
            <text:p>35.998206389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67.8741405828" calcext:value-type="float">
            <text:p>67.8741405828</text:p>
          </table:table-cell>
          <table:table-cell office:value-type="float" office:value="15.7310408934" calcext:value-type="float">
            <text:p>15.7310408934</text:p>
          </table:table-cell>
          <table:table-cell office:value-type="float" office:value="52.1430996895" calcext:value-type="float">
            <text:p>52.1430996895</text:p>
          </table:table-cell>
          <table:table-cell office:value-type="float" office:value="36.6270588651" calcext:value-type="float">
            <text:p>36.627058865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7.8734715954" calcext:value-type="float">
            <text:p>67.8734715954</text:p>
          </table:table-cell>
          <table:table-cell office:value-type="float" office:value="15.7310384759" calcext:value-type="float">
            <text:p>15.7310384759</text:p>
          </table:table-cell>
          <table:table-cell office:value-type="float" office:value="52.1424331195" calcext:value-type="float">
            <text:p>52.1424331195</text:p>
          </table:table-cell>
          <table:table-cell office:value-type="float" office:value="37.2668967617" calcext:value-type="float">
            <text:p>37.2668967617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67.8728013766" calcext:value-type="float">
            <text:p>67.8728013766</text:p>
          </table:table-cell>
          <table:table-cell office:value-type="float" office:value="15.7296051044" calcext:value-type="float">
            <text:p>15.7296051044</text:p>
          </table:table-cell>
          <table:table-cell office:value-type="float" office:value="52.1431962722" calcext:value-type="float">
            <text:p>52.1431962722</text:p>
          </table:table-cell>
          <table:table-cell office:value-type="float" office:value="37.9179119832" calcext:value-type="float">
            <text:p>37.917911983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67.8721361069" calcext:value-type="float">
            <text:p>67.8721361069</text:p>
          </table:table-cell>
          <table:table-cell office:value-type="float" office:value="15.7278676353" calcext:value-type="float">
            <text:p>15.7278676353</text:p>
          </table:table-cell>
          <table:table-cell office:value-type="float" office:value="52.1442684716" calcext:value-type="float">
            <text:p>52.1442684716</text:p>
          </table:table-cell>
          <table:table-cell office:value-type="float" office:value="38.5802997861" calcext:value-type="float">
            <text:p>38.5802997861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67.8710932418" calcext:value-type="float">
            <text:p>67.8710932418</text:p>
          </table:table-cell>
          <table:table-cell office:value-type="float" office:value="15.7188363187" calcext:value-type="float">
            <text:p>15.7188363187</text:p>
          </table:table-cell>
          <table:table-cell office:value-type="float" office:value="52.1522569231" calcext:value-type="float">
            <text:p>52.1522569231</text:p>
          </table:table-cell>
          <table:table-cell office:value-type="float" office:value="39.254258838" calcext:value-type="float">
            <text:p>39.25425883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67.8701112388" calcext:value-type="float">
            <text:p>67.8701112388</text:p>
          </table:table-cell>
          <table:table-cell office:value-type="float" office:value="15.6919407369" calcext:value-type="float">
            <text:p>15.6919407369</text:p>
          </table:table-cell>
          <table:table-cell office:value-type="float" office:value="52.1781705019" calcext:value-type="float">
            <text:p>52.1781705019</text:p>
          </table:table-cell>
          <table:table-cell office:value-type="float" office:value="39.939991277" calcext:value-type="float">
            <text:p>39.93999127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67.869761585" calcext:value-type="float">
            <text:p>67.869761585</text:p>
          </table:table-cell>
          <table:table-cell office:value-type="float" office:value="15.6620561076" calcext:value-type="float">
            <text:p>15.6620561076</text:p>
          </table:table-cell>
          <table:table-cell office:value-type="float" office:value="52.2077054774" calcext:value-type="float">
            <text:p>52.2077054774</text:p>
          </table:table-cell>
          <table:table-cell office:value-type="float" office:value="40.6377027723" calcext:value-type="float">
            <text:p>40.6377027723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67.869808512" calcext:value-type="float">
            <text:p>67.869808512</text:p>
          </table:table-cell>
          <table:table-cell office:value-type="float" office:value="15.6547178794" calcext:value-type="float">
            <text:p>15.6547178794</text:p>
          </table:table-cell>
          <table:table-cell office:value-type="float" office:value="52.2150906326" calcext:value-type="float">
            <text:p>52.2150906326</text:p>
          </table:table-cell>
          <table:table-cell office:value-type="float" office:value="41.3476025861" calcext:value-type="float">
            <text:p>41.3476025861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67.8687835621" calcext:value-type="float">
            <text:p>67.8687835621</text:p>
          </table:table-cell>
          <table:table-cell office:value-type="float" office:value="15.6503269648" calcext:value-type="float">
            <text:p>15.6503269648</text:p>
          </table:table-cell>
          <table:table-cell office:value-type="float" office:value="52.2184565973" calcext:value-type="float">
            <text:p>52.2184565973</text:p>
          </table:table-cell>
          <table:table-cell office:value-type="float" office:value="42.0699036359" calcext:value-type="float">
            <text:p>42.0699036359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67.8687691695" calcext:value-type="float">
            <text:p>67.8687691695</text:p>
          </table:table-cell>
          <table:table-cell office:value-type="float" office:value="15.6447372681" calcext:value-type="float">
            <text:p>15.6447372681</text:p>
          </table:table-cell>
          <table:table-cell office:value-type="float" office:value="52.2240319014" calcext:value-type="float">
            <text:p>52.2240319014</text:p>
          </table:table-cell>
          <table:table-cell office:value-type="float" office:value="42.8048225589" calcext:value-type="float">
            <text:p>42.8048225589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67.8666003961" calcext:value-type="float">
            <text:p>67.8666003961</text:p>
          </table:table-cell>
          <table:table-cell office:value-type="float" office:value="15.6378127168" calcext:value-type="float">
            <text:p>15.6378127168</text:p>
          </table:table-cell>
          <table:table-cell office:value-type="float" office:value="52.2287876793" calcext:value-type="float">
            <text:p>52.2287876793</text:p>
          </table:table-cell>
          <table:table-cell office:value-type="float" office:value="43.5525797767" calcext:value-type="float">
            <text:p>43.55257977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4.3133995613" calcext:value-type="float">
            <text:p>44.3133995613</text:p>
          </table:table-cell>
          <table:table-cell office:value-type="float" office:value="13.1157697607" calcext:value-type="float">
            <text:p>13.1157697607</text:p>
          </table:table-cell>
          <table:table-cell office:value-type="float" office:value="31.1976298006" calcext:value-type="float">
            <text:p>31.1976298006</text:p>
          </table:table-cell>
          <table:table-cell office:value-type="float" office:value="44.3133995613" calcext:value-type="float">
            <text:p>44.3133995613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44.3090863382" calcext:value-type="float">
            <text:p>44.3090863382</text:p>
          </table:table-cell>
          <table:table-cell office:value-type="float" office:value="13.1316478308" calcext:value-type="float">
            <text:p>13.1316478308</text:p>
          </table:table-cell>
          <table:table-cell office:value-type="float" office:value="31.1774385074" calcext:value-type="float">
            <text:p>31.1774385074</text:p>
          </table:table-cell>
          <table:table-cell office:value-type="float" office:value="45.0875101027" calcext:value-type="float">
            <text:p>45.087510102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44.3060242845" calcext:value-type="float">
            <text:p>44.3060242845</text:p>
          </table:table-cell>
          <table:table-cell office:value-type="float" office:value="13.1575421674" calcext:value-type="float">
            <text:p>13.1575421674</text:p>
          </table:table-cell>
          <table:table-cell office:value-type="float" office:value="31.1484821171" calcext:value-type="float">
            <text:p>31.1484821171</text:p>
          </table:table-cell>
          <table:table-cell office:value-type="float" office:value="45.8751435771" calcext:value-type="float">
            <text:p>45.8751435771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44.3046316189" calcext:value-type="float">
            <text:p>44.3046316189</text:p>
          </table:table-cell>
          <table:table-cell office:value-type="float" office:value="13.1829266306" calcext:value-type="float">
            <text:p>13.1829266306</text:p>
          </table:table-cell>
          <table:table-cell office:value-type="float" office:value="31.1217049883" calcext:value-type="float">
            <text:p>31.1217049883</text:p>
          </table:table-cell>
          <table:table-cell office:value-type="float" office:value="46.6765362164" calcext:value-type="float">
            <text:p>46.676536216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44.3029038815" calcext:value-type="float">
            <text:p>44.3029038815</text:p>
          </table:table-cell>
          <table:table-cell office:value-type="float" office:value="13.1939913137" calcext:value-type="float">
            <text:p>13.1939913137</text:p>
          </table:table-cell>
          <table:table-cell office:value-type="float" office:value="31.1089125678" calcext:value-type="float">
            <text:p>31.1089125678</text:p>
          </table:table-cell>
          <table:table-cell office:value-type="float" office:value="47.4919283795" calcext:value-type="float">
            <text:p>47.491928379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4.3004750161" calcext:value-type="float">
            <text:p>44.3004750161</text:p>
          </table:table-cell>
          <table:table-cell office:value-type="float" office:value="13.2034026214" calcext:value-type="float">
            <text:p>13.2034026214</text:p>
          </table:table-cell>
          <table:table-cell office:value-type="float" office:value="31.0970723946" calcext:value-type="float">
            <text:p>31.0970723946</text:p>
          </table:table-cell>
          <table:table-cell office:value-type="float" office:value="48.3215646239" calcext:value-type="float">
            <text:p>48.3215646239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44.2995861057" calcext:value-type="float">
            <text:p>44.2995861057</text:p>
          </table:table-cell>
          <table:table-cell office:value-type="float" office:value="13.2045952831" calcext:value-type="float">
            <text:p>13.2045952831</text:p>
          </table:table-cell>
          <table:table-cell office:value-type="float" office:value="31.0949908226" calcext:value-type="float">
            <text:p>31.0949908226</text:p>
          </table:table-cell>
          <table:table-cell office:value-type="float" office:value="49.1656937795" calcext:value-type="float">
            <text:p>49.1656937795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44.297395056" calcext:value-type="float">
            <text:p>44.297395056</text:p>
          </table:table-cell>
          <table:table-cell office:value-type="float" office:value="13.1935074411" calcext:value-type="float">
            <text:p>13.1935074411</text:p>
          </table:table-cell>
          <table:table-cell office:value-type="float" office:value="31.1038876149" calcext:value-type="float">
            <text:p>31.1038876149</text:p>
          </table:table-cell>
          <table:table-cell office:value-type="float" office:value="50.0245690228" calcext:value-type="float">
            <text:p>50.0245690228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44.2958577254" calcext:value-type="float">
            <text:p>44.2958577254</text:p>
          </table:table-cell>
          <table:table-cell office:value-type="float" office:value="13.1936338645" calcext:value-type="float">
            <text:p>13.1936338645</text:p>
          </table:table-cell>
          <table:table-cell office:value-type="float" office:value="31.1022238608" calcext:value-type="float">
            <text:p>31.1022238608</text:p>
          </table:table-cell>
          <table:table-cell office:value-type="float" office:value="50.8984479532" calcext:value-type="float">
            <text:p>50.8984479532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44.3013941292" calcext:value-type="float">
            <text:p>44.3013941292</text:p>
          </table:table-cell>
          <table:table-cell office:value-type="float" office:value="13.0957141291" calcext:value-type="float">
            <text:p>13.0957141291</text:p>
          </table:table-cell>
          <table:table-cell office:value-type="float" office:value="31.2056800001" calcext:value-type="float">
            <text:p>31.2056800001</text:p>
          </table:table-cell>
          <table:table-cell office:value-type="float" office:value="51.78759267" calcext:value-type="float">
            <text:p>51.787592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4.2918480743" calcext:value-type="float">
            <text:p>44.2918480743</text:p>
          </table:table-cell>
          <table:table-cell office:value-type="float" office:value="13.0352134534" calcext:value-type="float">
            <text:p>13.0352134534</text:p>
          </table:table-cell>
          <table:table-cell office:value-type="float" office:value="31.2566346209" calcext:value-type="float">
            <text:p>31.2566346209</text:p>
          </table:table-cell>
          <table:table-cell office:value-type="float" office:value="52.6922698511" calcext:value-type="float">
            <text:p>52.6922698511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44.2900111425" calcext:value-type="float">
            <text:p>44.2900111425</text:p>
          </table:table-cell>
          <table:table-cell office:value-type="float" office:value="13.0897866631" calcext:value-type="float">
            <text:p>13.0897866631</text:p>
          </table:table-cell>
          <table:table-cell office:value-type="float" office:value="31.2002244794" calcext:value-type="float">
            <text:p>31.2002244794</text:p>
          </table:table-cell>
          <table:table-cell office:value-type="float" office:value="53.612750833" calcext:value-type="float">
            <text:p>53.612750833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44.2898752072" calcext:value-type="float">
            <text:p>44.2898752072</text:p>
          </table:table-cell>
          <table:table-cell office:value-type="float" office:value="13.1346552394" calcext:value-type="float">
            <text:p>13.1346552394</text:p>
          </table:table-cell>
          <table:table-cell office:value-type="float" office:value="31.1552199678" calcext:value-type="float">
            <text:p>31.1552199678</text:p>
          </table:table-cell>
          <table:table-cell office:value-type="float" office:value="54.5493116924" calcext:value-type="float">
            <text:p>54.5493116924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44.2852146264" calcext:value-type="float">
            <text:p>44.2852146264</text:p>
          </table:table-cell>
          <table:table-cell office:value-type="float" office:value="12.9679970928" calcext:value-type="float">
            <text:p>12.9679970928</text:p>
          </table:table-cell>
          <table:table-cell office:value-type="float" office:value="31.3172175337" calcext:value-type="float">
            <text:p>31.3172175337</text:p>
          </table:table-cell>
          <table:table-cell office:value-type="float" office:value="55.5022333284" calcext:value-type="float">
            <text:p>55.502233328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44.272071465" calcext:value-type="float">
            <text:p>44.272071465</text:p>
          </table:table-cell>
          <table:table-cell office:value-type="float" office:value="13.1597015225" calcext:value-type="float">
            <text:p>13.1597015225</text:p>
          </table:table-cell>
          <table:table-cell office:value-type="float" office:value="31.1123699425" calcext:value-type="float">
            <text:p>31.1123699425</text:p>
          </table:table-cell>
          <table:table-cell office:value-type="float" office:value="56.4718015474" calcext:value-type="float">
            <text:p>56.471801547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4.2669410766" calcext:value-type="float">
            <text:p>44.2669410766</text:p>
          </table:table-cell>
          <table:table-cell office:value-type="float" office:value="13.5451495561" calcext:value-type="float">
            <text:p>13.5451495561</text:p>
          </table:table-cell>
          <table:table-cell office:value-type="float" office:value="30.7217915205" calcext:value-type="float">
            <text:p>30.7217915205</text:p>
          </table:table-cell>
          <table:table-cell office:value-type="float" office:value="57.4583071485" calcext:value-type="float">
            <text:p>57.458307148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44.2642621136" calcext:value-type="float">
            <text:p>44.2642621136</text:p>
          </table:table-cell>
          <table:table-cell office:value-type="float" office:value="13.8716171945" calcext:value-type="float">
            <text:p>13.8716171945</text:p>
          </table:table-cell>
          <table:table-cell office:value-type="float" office:value="30.3926449191" calcext:value-type="float">
            <text:p>30.3926449191</text:p>
          </table:table-cell>
          <table:table-cell office:value-type="float" office:value="58.4620460107" calcext:value-type="float">
            <text:p>58.4620460107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44.2640102552" calcext:value-type="float">
            <text:p>44.2640102552</text:p>
          </table:table-cell>
          <table:table-cell office:value-type="float" office:value="13.9674608171" calcext:value-type="float">
            <text:p>13.9674608171</text:p>
          </table:table-cell>
          <table:table-cell office:value-type="float" office:value="30.2965494382" calcext:value-type="float">
            <text:p>30.2965494382</text:p>
          </table:table-cell>
          <table:table-cell office:value-type="float" office:value="59.4833191817" calcext:value-type="float">
            <text:p>59.4833191817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44.2618776923" calcext:value-type="float">
            <text:p>44.2618776923</text:p>
          </table:table-cell>
          <table:table-cell office:value-type="float" office:value="13.9194928034" calcext:value-type="float">
            <text:p>13.9194928034</text:p>
          </table:table-cell>
          <table:table-cell office:value-type="float" office:value="30.3423848889" calcext:value-type="float">
            <text:p>30.3423848889</text:p>
          </table:table-cell>
          <table:table-cell office:value-type="float" office:value="60.5224329684" calcext:value-type="float">
            <text:p>60.5224329684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44.2573753508" calcext:value-type="float">
            <text:p>44.2573753508</text:p>
          </table:table-cell>
          <table:table-cell office:value-type="float" office:value="13.9067460019" calcext:value-type="float">
            <text:p>13.9067460019</text:p>
          </table:table-cell>
          <table:table-cell office:value-type="float" office:value="30.350629349" calcext:value-type="float">
            <text:p>30.350629349</text:p>
          </table:table-cell>
          <table:table-cell office:value-type="float" office:value="61.5796990282" calcext:value-type="float">
            <text:p>61.579699028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4.2540985182" calcext:value-type="float">
            <text:p>44.2540985182</text:p>
          </table:table-cell>
          <table:table-cell office:value-type="float" office:value="13.9754399766" calcext:value-type="float">
            <text:p>13.9754399766</text:p>
          </table:table-cell>
          <table:table-cell office:value-type="float" office:value="30.2786585415" calcext:value-type="float">
            <text:p>30.2786585415</text:p>
          </table:table-cell>
          <table:table-cell office:value-type="float" office:value="62.6554344632" calcext:value-type="float">
            <text:p>62.6554344632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44.2511587458" calcext:value-type="float">
            <text:p>44.2511587458</text:p>
          </table:table-cell>
          <table:table-cell office:value-type="float" office:value="14.0389415183" calcext:value-type="float">
            <text:p>14.0389415183</text:p>
          </table:table-cell>
          <table:table-cell office:value-type="float" office:value="30.2122172274" calcext:value-type="float">
            <text:p>30.2122172274</text:p>
          </table:table-cell>
          <table:table-cell office:value-type="float" office:value="63.7499619149" calcext:value-type="float">
            <text:p>63.7499619149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44.2658261005" calcext:value-type="float">
            <text:p>44.2658261005</text:p>
          </table:table-cell>
          <table:table-cell office:value-type="float" office:value="14.130577804" calcext:value-type="float">
            <text:p>14.130577804</text:p>
          </table:table-cell>
          <table:table-cell office:value-type="float" office:value="30.1352482966" calcext:value-type="float">
            <text:p>30.1352482966</text:p>
          </table:table-cell>
          <table:table-cell office:value-type="float" office:value="64.8636096607" calcext:value-type="float">
            <text:p>64.8636096607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44.2484389628" calcext:value-type="float">
            <text:p>44.2484389628</text:p>
          </table:table-cell>
          <table:table-cell office:value-type="float" office:value="14.1554298344" calcext:value-type="float">
            <text:p>14.1554298344</text:p>
          </table:table-cell>
          <table:table-cell office:value-type="float" office:value="30.0930091284" calcext:value-type="float">
            <text:p>30.0930091284</text:p>
          </table:table-cell>
          <table:table-cell office:value-type="float" office:value="65.9967117131" calcext:value-type="float">
            <text:p>65.996711713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44.2417475573" calcext:value-type="float">
            <text:p>44.2417475573</text:p>
          </table:table-cell>
          <table:table-cell office:value-type="float" office:value="14.0961997201" calcext:value-type="float">
            <text:p>14.0961997201</text:p>
          </table:table-cell>
          <table:table-cell office:value-type="float" office:value="30.1455478372" calcext:value-type="float">
            <text:p>30.1455478372</text:p>
          </table:table-cell>
          <table:table-cell office:value-type="float" office:value="67.1496079193" calcext:value-type="float">
            <text:p>67.149607919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4.2391082882" calcext:value-type="float">
            <text:p>44.2391082882</text:p>
          </table:table-cell>
          <table:table-cell office:value-type="float" office:value="14.0897012726" calcext:value-type="float">
            <text:p>14.0897012726</text:p>
          </table:table-cell>
          <table:table-cell office:value-type="float" office:value="30.1494070156" calcext:value-type="float">
            <text:p>30.1494070156</text:p>
          </table:table-cell>
          <table:table-cell office:value-type="float" office:value="68.3226440631" calcext:value-type="float">
            <text:p>68.322644063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44.2385038376" calcext:value-type="float">
            <text:p>44.2385038376</text:p>
          </table:table-cell>
          <table:table-cell office:value-type="float" office:value="14.1079357463" calcext:value-type="float">
            <text:p>14.1079357463</text:p>
          </table:table-cell>
          <table:table-cell office:value-type="float" office:value="30.1305680913" calcext:value-type="float">
            <text:p>30.1305680913</text:p>
          </table:table-cell>
          <table:table-cell office:value-type="float" office:value="69.5161719691" calcext:value-type="float">
            <text:p>69.5161719691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44.2429227274" calcext:value-type="float">
            <text:p>44.2429227274</text:p>
          </table:table-cell>
          <table:table-cell office:value-type="float" office:value="14.3250857988" calcext:value-type="float">
            <text:p>14.3250857988</text:p>
          </table:table-cell>
          <table:table-cell office:value-type="float" office:value="29.9178369286" calcext:value-type="float">
            <text:p>29.9178369286</text:p>
          </table:table-cell>
          <table:table-cell office:value-type="float" office:value="70.7305496078" calcext:value-type="float">
            <text:p>70.7305496078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44.2497098841" calcext:value-type="float">
            <text:p>44.2497098841</text:p>
          </table:table-cell>
          <table:table-cell office:value-type="float" office:value="14.861063661" calcext:value-type="float">
            <text:p>14.861063661</text:p>
          </table:table-cell>
          <table:table-cell office:value-type="float" office:value="29.3886462231" calcext:value-type="float">
            <text:p>29.3886462231</text:p>
          </table:table-cell>
          <table:table-cell office:value-type="float" office:value="71.966141203" calcext:value-type="float">
            <text:p>71.966141203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44.2502262269" calcext:value-type="float">
            <text:p>44.2502262269</text:p>
          </table:table-cell>
          <table:table-cell office:value-type="float" office:value="15.6272550802" calcext:value-type="float">
            <text:p>15.6272550802</text:p>
          </table:table-cell>
          <table:table-cell office:value-type="float" office:value="28.6229711467" calcext:value-type="float">
            <text:p>28.6229711467</text:p>
          </table:table-cell>
          <table:table-cell office:value-type="float" office:value="73.2233173411" calcext:value-type="float">
            <text:p>73.223317341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4.2417048501" calcext:value-type="float">
            <text:p>44.2417048501</text:p>
          </table:table-cell>
          <table:table-cell office:value-type="float" office:value="16.3273037598" calcext:value-type="float">
            <text:p>16.3273037598</text:p>
          </table:table-cell>
          <table:table-cell office:value-type="float" office:value="27.9144010903" calcext:value-type="float">
            <text:p>27.9144010903</text:p>
          </table:table-cell>
          <table:table-cell office:value-type="float" office:value="74.5024550826" calcext:value-type="float">
            <text:p>74.5024550826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44.2278214155" calcext:value-type="float">
            <text:p>44.2278214155</text:p>
          </table:table-cell>
          <table:table-cell office:value-type="float" office:value="16.6171746473" calcext:value-type="float">
            <text:p>16.6171746473</text:p>
          </table:table-cell>
          <table:table-cell office:value-type="float" office:value="27.6106467682" calcext:value-type="float">
            <text:p>27.6106467682</text:p>
          </table:table-cell>
          <table:table-cell office:value-type="float" office:value="75.8039380744" calcext:value-type="float">
            <text:p>75.803938074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44.2228210402" calcext:value-type="float">
            <text:p>44.2228210402</text:p>
          </table:table-cell>
          <table:table-cell office:value-type="float" office:value="16.625413719" calcext:value-type="float">
            <text:p>16.625413719</text:p>
          </table:table-cell>
          <table:table-cell office:value-type="float" office:value="27.5974073211" calcext:value-type="float">
            <text:p>27.5974073211</text:p>
          </table:table-cell>
          <table:table-cell office:value-type="float" office:value="77.1281566658" calcext:value-type="float">
            <text:p>77.1281566658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44.2205394881" calcext:value-type="float">
            <text:p>44.2205394881</text:p>
          </table:table-cell>
          <table:table-cell office:value-type="float" office:value="16.6242788785" calcext:value-type="float">
            <text:p>16.6242788785</text:p>
          </table:table-cell>
          <table:table-cell office:value-type="float" office:value="27.5962606097" calcext:value-type="float">
            <text:p>27.5962606097</text:p>
          </table:table-cell>
          <table:table-cell office:value-type="float" office:value="78.4755080246" calcext:value-type="float">
            <text:p>78.4755080246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44.2185517727" calcext:value-type="float">
            <text:p>44.2185517727</text:p>
          </table:table-cell>
          <table:table-cell office:value-type="float" office:value="16.6223965045" calcext:value-type="float">
            <text:p>16.6223965045</text:p>
          </table:table-cell>
          <table:table-cell office:value-type="float" office:value="27.5961552682" calcext:value-type="float">
            <text:p>27.5961552682</text:p>
          </table:table-cell>
          <table:table-cell office:value-type="float" office:value="79.8463962572" calcext:value-type="float">
            <text:p>79.846396257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76.8499284067" calcext:value-type="float">
            <text:p>76.8499284067</text:p>
          </table:table-cell>
          <table:table-cell office:value-type="float" office:value="25.3878901553" calcext:value-type="float">
            <text:p>25.3878901553</text:p>
          </table:table-cell>
          <table:table-cell office:value-type="float" office:value="51.4620382514" calcext:value-type="float">
            <text:p>51.4620382514</text:p>
          </table:table-cell>
          <table:table-cell office:value-type="float" office:value="81.2412325291" calcext:value-type="float">
            <text:p>81.241232529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76.8473016355" calcext:value-type="float">
            <text:p>76.8473016355</text:p>
          </table:table-cell>
          <table:table-cell office:value-type="float" office:value="25.375870012" calcext:value-type="float">
            <text:p>25.375870012</text:p>
          </table:table-cell>
          <table:table-cell office:value-type="float" office:value="51.4714316236" calcext:value-type="float">
            <text:p>51.4714316236</text:p>
          </table:table-cell>
          <table:table-cell office:value-type="float" office:value="82.6604351883" calcext:value-type="float">
            <text:p>82.6604351883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76.8450878076" calcext:value-type="float">
            <text:p>76.8450878076</text:p>
          </table:table-cell>
          <table:table-cell office:value-type="float" office:value="25.3633213577" calcext:value-type="float">
            <text:p>25.3633213577</text:p>
          </table:table-cell>
          <table:table-cell office:value-type="float" office:value="51.4817664499" calcext:value-type="float">
            <text:p>51.4817664499</text:p>
          </table:table-cell>
          <table:table-cell office:value-type="float" office:value="84.1044298913" calcext:value-type="float">
            <text:p>84.1044298913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76.8431363816" calcext:value-type="float">
            <text:p>76.8431363816</text:p>
          </table:table-cell>
          <table:table-cell office:value-type="float" office:value="25.3066948892" calcext:value-type="float">
            <text:p>25.3066948892</text:p>
          </table:table-cell>
          <table:table-cell office:value-type="float" office:value="51.5364414924" calcext:value-type="float">
            <text:p>51.5364414924</text:p>
          </table:table-cell>
          <table:table-cell office:value-type="float" office:value="85.57364973" calcext:value-type="float">
            <text:p>85.57364973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76.8409180557" calcext:value-type="float">
            <text:p>76.8409180557</text:p>
          </table:table-cell>
          <table:table-cell office:value-type="float" office:value="25.2445056358" calcext:value-type="float">
            <text:p>25.2445056358</text:p>
          </table:table-cell>
          <table:table-cell office:value-type="float" office:value="51.5964124198" calcext:value-type="float">
            <text:p>51.5964124198</text:p>
          </table:table-cell>
          <table:table-cell office:value-type="float" office:value="87.0685353623" calcext:value-type="float">
            <text:p>87.068535362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76.8396636383" calcext:value-type="float">
            <text:p>76.8396636383</text:p>
          </table:table-cell>
          <table:table-cell office:value-type="float" office:value="25.2033343013" calcext:value-type="float">
            <text:p>25.2033343013</text:p>
          </table:table-cell>
          <table:table-cell office:value-type="float" office:value="51.636329337" calcext:value-type="float">
            <text:p>51.636329337</text:p>
          </table:table-cell>
          <table:table-cell office:value-type="float" office:value="88.5895351438" calcext:value-type="float">
            <text:p>88.5895351438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76.8386120395" calcext:value-type="float">
            <text:p>76.8386120395</text:p>
          </table:table-cell>
          <table:table-cell office:value-type="float" office:value="25.1960232968" calcext:value-type="float">
            <text:p>25.1960232968</text:p>
          </table:table-cell>
          <table:table-cell office:value-type="float" office:value="51.6425887427" calcext:value-type="float">
            <text:p>51.6425887427</text:p>
          </table:table-cell>
          <table:table-cell office:value-type="float" office:value="90.1371052624" calcext:value-type="float">
            <text:p>90.137105262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76.8371855847" calcext:value-type="float">
            <text:p>76.8371855847</text:p>
          </table:table-cell>
          <table:table-cell office:value-type="float" office:value="25.1904544196" calcext:value-type="float">
            <text:p>25.1904544196</text:p>
          </table:table-cell>
          <table:table-cell office:value-type="float" office:value="51.6467311652" calcext:value-type="float">
            <text:p>51.6467311652</text:p>
          </table:table-cell>
          <table:table-cell office:value-type="float" office:value="91.7117098751" calcext:value-type="float">
            <text:p>91.7117098751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76.8366733842" calcext:value-type="float">
            <text:p>76.8366733842</text:p>
          </table:table-cell>
          <table:table-cell office:value-type="float" office:value="25.1773419121" calcext:value-type="float">
            <text:p>25.1773419121</text:p>
          </table:table-cell>
          <table:table-cell office:value-type="float" office:value="51.659331472" calcext:value-type="float">
            <text:p>51.659331472</text:p>
          </table:table-cell>
          <table:table-cell office:value-type="float" office:value="93.3138212475" calcext:value-type="float">
            <text:p>93.313821247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76.8340873976" calcext:value-type="float">
            <text:p>76.8340873976</text:p>
          </table:table-cell>
          <table:table-cell office:value-type="float" office:value="25.1586006376" calcext:value-type="float">
            <text:p>25.1586006376</text:p>
          </table:table-cell>
          <table:table-cell office:value-type="float" office:value="51.67548676" calcext:value-type="float">
            <text:p>51.67548676</text:p>
          </table:table-cell>
          <table:table-cell office:value-type="float" office:value="94.9439198949" calcext:value-type="float">
            <text:p>94.9439198949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76.8323153632" calcext:value-type="float">
            <text:p>76.8323153632</text:p>
          </table:table-cell>
          <table:table-cell office:value-type="float" office:value="25.1453231028" calcext:value-type="float">
            <text:p>25.1453231028</text:p>
          </table:table-cell>
          <table:table-cell office:value-type="float" office:value="51.6869922604" calcext:value-type="float">
            <text:p>51.6869922604</text:p>
          </table:table-cell>
          <table:table-cell office:value-type="float" office:value="96.6024947269" calcext:value-type="float">
            <text:p>96.6024947269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76.8308779249" calcext:value-type="float">
            <text:p>76.8308779249</text:p>
          </table:table-cell>
          <table:table-cell office:value-type="float" office:value="25.1564324953" calcext:value-type="float">
            <text:p>25.1564324953</text:p>
          </table:table-cell>
          <table:table-cell office:value-type="float" office:value="51.6744454296" calcext:value-type="float">
            <text:p>51.6744454296</text:p>
          </table:table-cell>
          <table:table-cell office:value-type="float" office:value="98.2900431939" calcext:value-type="float">
            <text:p>98.2900431939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76.8297951279" calcext:value-type="float">
            <text:p>76.8297951279</text:p>
          </table:table-cell>
          <table:table-cell office:value-type="float" office:value="25.1820938212" calcext:value-type="float">
            <text:p>25.1820938212</text:p>
          </table:table-cell>
          <table:table-cell office:value-type="float" office:value="51.6477013067" calcext:value-type="float">
            <text:p>51.6477013067</text:p>
          </table:table-cell>
          <table:table-cell office:value-type="float" office:value="100.007071436" calcext:value-type="float">
            <text:p>100.00707143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76.8289437517" calcext:value-type="float">
            <text:p>76.8289437517</text:p>
          </table:table-cell>
          <table:table-cell office:value-type="float" office:value="25.1543400455" calcext:value-type="float">
            <text:p>25.1543400455</text:p>
          </table:table-cell>
          <table:table-cell office:value-type="float" office:value="51.6746037062" calcext:value-type="float">
            <text:p>51.6746037062</text:p>
          </table:table-cell>
          <table:table-cell office:value-type="float" office:value="101.754094435" calcext:value-type="float">
            <text:p>101.754094435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76.8246890693" calcext:value-type="float">
            <text:p>76.8246890693</text:p>
          </table:table-cell>
          <table:table-cell office:value-type="float" office:value="25.0974037381" calcext:value-type="float">
            <text:p>25.0974037381</text:p>
          </table:table-cell>
          <table:table-cell office:value-type="float" office:value="51.7272853312" calcext:value-type="float">
            <text:p>51.7272853312</text:p>
          </table:table-cell>
          <table:table-cell office:value-type="float" office:value="103.53163617" calcext:value-type="float">
            <text:p>103.53163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.9206629392" calcext:value-type="float">
            <text:p>50.9206629392</text:p>
          </table:table-cell>
          <table:table-cell office:value-type="float" office:value="19.640681667" calcext:value-type="float">
            <text:p>19.640681667</text:p>
          </table:table-cell>
          <table:table-cell office:value-type="float" office:value="31.2799812722" calcext:value-type="float">
            <text:p>31.2799812722</text:p>
          </table:table-cell>
          <table:table-cell office:value-type="float" office:value="105.340229772" calcext:value-type="float">
            <text:p>105.340229772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50.9127940501" calcext:value-type="float">
            <text:p>50.9127940501</text:p>
          </table:table-cell>
          <table:table-cell office:value-type="float" office:value="19.5508803205" calcext:value-type="float">
            <text:p>19.5508803205</text:p>
          </table:table-cell>
          <table:table-cell office:value-type="float" office:value="31.3619137295" calcext:value-type="float">
            <text:p>31.3619137295</text:p>
          </table:table-cell>
          <table:table-cell office:value-type="float" office:value="107.180417686" calcext:value-type="float">
            <text:p>107.180417686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50.9094657877" calcext:value-type="float">
            <text:p>50.9094657877</text:p>
          </table:table-cell>
          <table:table-cell office:value-type="float" office:value="19.5507812484" calcext:value-type="float">
            <text:p>19.5507812484</text:p>
          </table:table-cell>
          <table:table-cell office:value-type="float" office:value="31.3586845393" calcext:value-type="float">
            <text:p>31.3586845393</text:p>
          </table:table-cell>
          <table:table-cell office:value-type="float" office:value="109.052751833" calcext:value-type="float">
            <text:p>109.052751833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50.9063172323" calcext:value-type="float">
            <text:p>50.9063172323</text:p>
          </table:table-cell>
          <table:table-cell office:value-type="float" office:value="19.5581661303" calcext:value-type="float">
            <text:p>19.5581661303</text:p>
          </table:table-cell>
          <table:table-cell office:value-type="float" office:value="31.348151102" calcext:value-type="float">
            <text:p>31.348151102</text:p>
          </table:table-cell>
          <table:table-cell office:value-type="float" office:value="110.957793775" calcext:value-type="float">
            <text:p>110.95779377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50.9035092439" calcext:value-type="float">
            <text:p>50.9035092439</text:p>
          </table:table-cell>
          <table:table-cell office:value-type="float" office:value="19.5550195856" calcext:value-type="float">
            <text:p>19.5550195856</text:p>
          </table:table-cell>
          <table:table-cell office:value-type="float" office:value="31.3484896583" calcext:value-type="float">
            <text:p>31.3484896583</text:p>
          </table:table-cell>
          <table:table-cell office:value-type="float" office:value="112.896114885" calcext:value-type="float">
            <text:p>112.89611488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50.9005408234" calcext:value-type="float">
            <text:p>50.9005408234</text:p>
          </table:table-cell>
          <table:table-cell office:value-type="float" office:value="19.5691493791" calcext:value-type="float">
            <text:p>19.5691493791</text:p>
          </table:table-cell>
          <table:table-cell office:value-type="float" office:value="31.3313914443" calcext:value-type="float">
            <text:p>31.3313914443</text:p>
          </table:table-cell>
          <table:table-cell office:value-type="float" office:value="114.868296516" calcext:value-type="float">
            <text:p>114.868296516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50.9099335788" calcext:value-type="float">
            <text:p>50.9099335788</text:p>
          </table:table-cell>
          <table:table-cell office:value-type="float" office:value="19.449953386" calcext:value-type="float">
            <text:p>19.449953386</text:p>
          </table:table-cell>
          <table:table-cell office:value-type="float" office:value="31.4599801927" calcext:value-type="float">
            <text:p>31.4599801927</text:p>
          </table:table-cell>
          <table:table-cell office:value-type="float" office:value="116.874930177" calcext:value-type="float">
            <text:p>116.87493017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50.8964659905" calcext:value-type="float">
            <text:p>50.8964659905</text:p>
          </table:table-cell>
          <table:table-cell office:value-type="float" office:value="19.1810631509" calcext:value-type="float">
            <text:p>19.1810631509</text:p>
          </table:table-cell>
          <table:table-cell office:value-type="float" office:value="31.7154028396" calcext:value-type="float">
            <text:p>31.7154028396</text:p>
          </table:table-cell>
          <table:table-cell office:value-type="float" office:value="118.916617711" calcext:value-type="float">
            <text:p>118.91661771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50.8897834013" calcext:value-type="float">
            <text:p>50.8897834013</text:p>
          </table:table-cell>
          <table:table-cell office:value-type="float" office:value="19.2779082826" calcext:value-type="float">
            <text:p>19.2779082826</text:p>
          </table:table-cell>
          <table:table-cell office:value-type="float" office:value="31.6118751187" calcext:value-type="float">
            <text:p>31.6118751187</text:p>
          </table:table-cell>
          <table:table-cell office:value-type="float" office:value="120.993971474" calcext:value-type="float">
            <text:p>120.993971474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50.8913511928" calcext:value-type="float">
            <text:p>50.8913511928</text:p>
          </table:table-cell>
          <table:table-cell office:value-type="float" office:value="19.5178100787" calcext:value-type="float">
            <text:p>19.5178100787</text:p>
          </table:table-cell>
          <table:table-cell office:value-type="float" office:value="31.3735411141" calcext:value-type="float">
            <text:p>31.3735411141</text:p>
          </table:table-cell>
          <table:table-cell office:value-type="float" office:value="123.107614519" calcext:value-type="float">
            <text:p>123.10761451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0.8885533412" calcext:value-type="float">
            <text:p>50.8885533412</text:p>
          </table:table-cell>
          <table:table-cell office:value-type="float" office:value="19.4789712153" calcext:value-type="float">
            <text:p>19.4789712153</text:p>
          </table:table-cell>
          <table:table-cell office:value-type="float" office:value="31.4095821259" calcext:value-type="float">
            <text:p>31.4095821259</text:p>
          </table:table-cell>
          <table:table-cell office:value-type="float" office:value="125.258180782" calcext:value-type="float">
            <text:p>125.258180782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50.8832827294" calcext:value-type="float">
            <text:p>50.8832827294</text:p>
          </table:table-cell>
          <table:table-cell office:value-type="float" office:value="19.3891256501" calcext:value-type="float">
            <text:p>19.3891256501</text:p>
          </table:table-cell>
          <table:table-cell office:value-type="float" office:value="31.4941570793" calcext:value-type="float">
            <text:p>31.4941570793</text:p>
          </table:table-cell>
          <table:table-cell office:value-type="float" office:value="127.446315277" calcext:value-type="float">
            <text:p>127.446315277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50.8784152514" calcext:value-type="float">
            <text:p>50.8784152514</text:p>
          </table:table-cell>
          <table:table-cell office:value-type="float" office:value="19.2306094245" calcext:value-type="float">
            <text:p>19.2306094245</text:p>
          </table:table-cell>
          <table:table-cell office:value-type="float" office:value="31.647805827" calcext:value-type="float">
            <text:p>31.647805827</text:p>
          </table:table-cell>
          <table:table-cell office:value-type="float" office:value="129.672674281" calcext:value-type="float">
            <text:p>129.67267428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50.866782168" calcext:value-type="float">
            <text:p>50.866782168</text:p>
          </table:table-cell>
          <table:table-cell office:value-type="float" office:value="19.3230045017" calcext:value-type="float">
            <text:p>19.3230045017</text:p>
          </table:table-cell>
          <table:table-cell office:value-type="float" office:value="31.5437776663" calcext:value-type="float">
            <text:p>31.5437776663</text:p>
          </table:table-cell>
          <table:table-cell office:value-type="float" office:value="131.937925539" calcext:value-type="float">
            <text:p>131.937925539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50.8555968301" calcext:value-type="float">
            <text:p>50.8555968301</text:p>
          </table:table-cell>
          <table:table-cell office:value-type="float" office:value="19.3775960647" calcext:value-type="float">
            <text:p>19.3775960647</text:p>
          </table:table-cell>
          <table:table-cell office:value-type="float" office:value="31.4780007654" calcext:value-type="float">
            <text:p>31.4780007654</text:p>
          </table:table-cell>
          <table:table-cell office:value-type="float" office:value="134.242748459" calcext:value-type="float">
            <text:p>134.242748459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50.8457054046" calcext:value-type="float">
            <text:p>50.8457054046</text:p>
          </table:table-cell>
          <table:table-cell office:value-type="float" office:value="19.4241267168" calcext:value-type="float">
            <text:p>19.4241267168</text:p>
          </table:table-cell>
          <table:table-cell office:value-type="float" office:value="31.4215786878" calcext:value-type="float">
            <text:p>31.4215786878</text:p>
          </table:table-cell>
          <table:table-cell office:value-type="float" office:value="136.587834318" calcext:value-type="float">
            <text:p>136.58783431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50.838196937" calcext:value-type="float">
            <text:p>50.838196937</text:p>
          </table:table-cell>
          <table:table-cell office:value-type="float" office:value="19.4622755987" calcext:value-type="float">
            <text:p>19.4622755987</text:p>
          </table:table-cell>
          <table:table-cell office:value-type="float" office:value="31.3759213383" calcext:value-type="float">
            <text:p>31.3759213383</text:p>
          </table:table-cell>
          <table:table-cell office:value-type="float" office:value="138.97388647" calcext:value-type="float">
            <text:p>138.97388647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50.8306141097" calcext:value-type="float">
            <text:p>50.8306141097</text:p>
          </table:table-cell>
          <table:table-cell office:value-type="float" office:value="19.4790605878" calcext:value-type="float">
            <text:p>19.4790605878</text:p>
          </table:table-cell>
          <table:table-cell office:value-type="float" office:value="31.3515535219" calcext:value-type="float">
            <text:p>31.3515535219</text:p>
          </table:table-cell>
          <table:table-cell office:value-type="float" office:value="141.401620554" calcext:value-type="float">
            <text:p>141.40162055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50.8272108661" calcext:value-type="float">
            <text:p>50.8272108661</text:p>
          </table:table-cell>
          <table:table-cell office:value-type="float" office:value="19.503525885" calcext:value-type="float">
            <text:p>19.503525885</text:p>
          </table:table-cell>
          <table:table-cell office:value-type="float" office:value="31.3236849811" calcext:value-type="float">
            <text:p>31.3236849811</text:p>
          </table:table-cell>
          <table:table-cell office:value-type="float" office:value="143.871764712" calcext:value-type="float">
            <text:p>143.871764712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50.8195357125" calcext:value-type="float">
            <text:p>50.8195357125</text:p>
          </table:table-cell>
          <table:table-cell office:value-type="float" office:value="19.3310632909" calcext:value-type="float">
            <text:p>19.3310632909</text:p>
          </table:table-cell>
          <table:table-cell office:value-type="float" office:value="31.4884724216" calcext:value-type="float">
            <text:p>31.4884724216</text:p>
          </table:table-cell>
          <table:table-cell office:value-type="float" office:value="146.385059805" calcext:value-type="float">
            <text:p>146.38505980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0.8116100118" calcext:value-type="float">
            <text:p>50.8116100118</text:p>
          </table:table-cell>
          <table:table-cell office:value-type="float" office:value="19.168288309" calcext:value-type="float">
            <text:p>19.168288309</text:p>
          </table:table-cell>
          <table:table-cell office:value-type="float" office:value="31.6433217028" calcext:value-type="float">
            <text:p>31.6433217028</text:p>
          </table:table-cell>
          <table:table-cell office:value-type="float" office:value="148.942259637" calcext:value-type="float">
            <text:p>148.942259637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50.8084806223" calcext:value-type="float">
            <text:p>50.8084806223</text:p>
          </table:table-cell>
          <table:table-cell office:value-type="float" office:value="19.1630275296" calcext:value-type="float">
            <text:p>19.1630275296</text:p>
          </table:table-cell>
          <table:table-cell office:value-type="float" office:value="31.6454530926" calcext:value-type="float">
            <text:p>31.6454530926</text:p>
          </table:table-cell>
          <table:table-cell office:value-type="float" office:value="151.544131179" calcext:value-type="float">
            <text:p>151.544131179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0.8068412147" calcext:value-type="float">
            <text:p>50.8068412147</text:p>
          </table:table-cell>
          <table:table-cell office:value-type="float" office:value="19.1837132517" calcext:value-type="float">
            <text:p>19.1837132517</text:p>
          </table:table-cell>
          <table:table-cell office:value-type="float" office:value="31.623127963" calcext:value-type="float">
            <text:p>31.623127963</text:p>
          </table:table-cell>
          <table:table-cell office:value-type="float" office:value="154.191454801" calcext:value-type="float">
            <text:p>154.191454801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50.7951067769" calcext:value-type="float">
            <text:p>50.7951067769</text:p>
          </table:table-cell>
          <table:table-cell office:value-type="float" office:value="19.1888707113" calcext:value-type="float">
            <text:p>19.1888707113</text:p>
          </table:table-cell>
          <table:table-cell office:value-type="float" office:value="31.6062360656" calcext:value-type="float">
            <text:p>31.6062360656</text:p>
          </table:table-cell>
          <table:table-cell office:value-type="float" office:value="156.885024505" calcext:value-type="float">
            <text:p>156.885024505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50.7853625889" calcext:value-type="float">
            <text:p>50.7853625889</text:p>
          </table:table-cell>
          <table:table-cell office:value-type="float" office:value="19.7596730938" calcext:value-type="float">
            <text:p>19.7596730938</text:p>
          </table:table-cell>
          <table:table-cell office:value-type="float" office:value="31.0256894951" calcext:value-type="float">
            <text:p>31.0256894951</text:p>
          </table:table-cell>
          <table:table-cell office:value-type="float" office:value="159.625648164" calcext:value-type="float">
            <text:p>159.62564816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50.784272757" calcext:value-type="float">
            <text:p>50.784272757</text:p>
          </table:table-cell>
          <table:table-cell office:value-type="float" office:value="20.4444768389" calcext:value-type="float">
            <text:p>20.4444768389</text:p>
          </table:table-cell>
          <table:table-cell office:value-type="float" office:value="30.3397959182" calcext:value-type="float">
            <text:p>30.3397959182</text:p>
          </table:table-cell>
          <table:table-cell office:value-type="float" office:value="162.414147764" calcext:value-type="float">
            <text:p>162.414147764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50.7826711649" calcext:value-type="float">
            <text:p>50.7826711649</text:p>
          </table:table-cell>
          <table:table-cell office:value-type="float" office:value="20.9790323355" calcext:value-type="float">
            <text:p>20.9790323355</text:p>
          </table:table-cell>
          <table:table-cell office:value-type="float" office:value="29.8036388295" calcext:value-type="float">
            <text:p>29.8036388295</text:p>
          </table:table-cell>
          <table:table-cell office:value-type="float" office:value="165.251359648" calcext:value-type="float">
            <text:p>165.251359648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50.7808950772" calcext:value-type="float">
            <text:p>50.7808950772</text:p>
          </table:table-cell>
          <table:table-cell office:value-type="float" office:value="21.0726989747" calcext:value-type="float">
            <text:p>21.0726989747</text:p>
          </table:table-cell>
          <table:table-cell office:value-type="float" office:value="29.7081961025" calcext:value-type="float">
            <text:p>29.7081961025</text:p>
          </table:table-cell>
          <table:table-cell office:value-type="float" office:value="168.138134771" calcext:value-type="float">
            <text:p>168.13813477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50.7769157114" calcext:value-type="float">
            <text:p>50.7769157114</text:p>
          </table:table-cell>
          <table:table-cell office:value-type="float" office:value="21.0804968392" calcext:value-type="float">
            <text:p>21.0804968392</text:p>
          </table:table-cell>
          <table:table-cell office:value-type="float" office:value="29.6964188722" calcext:value-type="float">
            <text:p>29.6964188722</text:p>
          </table:table-cell>
          <table:table-cell office:value-type="float" office:value="171.075338954" calcext:value-type="float">
            <text:p>171.075338954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50.7709152215" calcext:value-type="float">
            <text:p>50.7709152215</text:p>
          </table:table-cell>
          <table:table-cell office:value-type="float" office:value="21.1276912987" calcext:value-type="float">
            <text:p>21.1276912987</text:p>
          </table:table-cell>
          <table:table-cell office:value-type="float" office:value="29.6432239228" calcext:value-type="float">
            <text:p>29.6432239228</text:p>
          </table:table-cell>
          <table:table-cell office:value-type="float" office:value="174.063853141" calcext:value-type="float">
            <text:p>174.06385314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0.7667619958" calcext:value-type="float">
            <text:p>50.7667619958</text:p>
          </table:table-cell>
          <table:table-cell office:value-type="float" office:value="21.2060634142" calcext:value-type="float">
            <text:p>21.2060634142</text:p>
          </table:table-cell>
          <table:table-cell office:value-type="float" office:value="29.5606985816" calcext:value-type="float">
            <text:p>29.5606985816</text:p>
          </table:table-cell>
          <table:table-cell office:value-type="float" office:value="177.104573666" calcext:value-type="float">
            <text:p>177.104573666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50.7628023027" calcext:value-type="float">
            <text:p>50.7628023027</text:p>
          </table:table-cell>
          <table:table-cell office:value-type="float" office:value="21.2729521004" calcext:value-type="float">
            <text:p>21.2729521004</text:p>
          </table:table-cell>
          <table:table-cell office:value-type="float" office:value="29.4898502023" calcext:value-type="float">
            <text:p>29.4898502023</text:p>
          </table:table-cell>
          <table:table-cell office:value-type="float" office:value="180.198412522" calcext:value-type="float">
            <text:p>180.198412522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50.7675723557" calcext:value-type="float">
            <text:p>50.7675723557</text:p>
          </table:table-cell>
          <table:table-cell office:value-type="float" office:value="21.3335742671" calcext:value-type="float">
            <text:p>21.3335742671</text:p>
          </table:table-cell>
          <table:table-cell office:value-type="float" office:value="29.4339980886" calcext:value-type="float">
            <text:p>29.4339980886</text:p>
          </table:table-cell>
          <table:table-cell office:value-type="float" office:value="183.346297633" calcext:value-type="float">
            <text:p>183.346297633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50.7549318226" calcext:value-type="float">
            <text:p>50.7549318226</text:p>
          </table:table-cell>
          <table:table-cell office:value-type="float" office:value="21.2917067004" calcext:value-type="float">
            <text:p>21.2917067004</text:p>
          </table:table-cell>
          <table:table-cell office:value-type="float" office:value="29.4632251222" calcext:value-type="float">
            <text:p>29.4632251222</text:p>
          </table:table-cell>
          <table:table-cell office:value-type="float" office:value="186.549173132" calcext:value-type="float">
            <text:p>186.549173132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50.749984357" calcext:value-type="float">
            <text:p>50.749984357</text:p>
          </table:table-cell>
          <table:table-cell office:value-type="float" office:value="21.2121342327" calcext:value-type="float">
            <text:p>21.2121342327</text:p>
          </table:table-cell>
          <table:table-cell office:value-type="float" office:value="29.5378501243" calcext:value-type="float">
            <text:p>29.5378501243</text:p>
          </table:table-cell>
          <table:table-cell office:value-type="float" office:value="189.807999646" calcext:value-type="float">
            <text:p>189.807999646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72.3567169864" calcext:value-type="float">
            <text:p>72.3567169864</text:p>
          </table:table-cell>
          <table:table-cell office:value-type="float" office:value="38.1481450201" calcext:value-type="float">
            <text:p>38.1481450201</text:p>
          </table:table-cell>
          <table:table-cell office:value-type="float" office:value="34.2085719663" calcext:value-type="float">
            <text:p>34.2085719663</text:p>
          </table:table-cell>
          <table:table-cell office:value-type="float" office:value="193.123754582" calcext:value-type="float">
            <text:p>193.12375458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72.3485817639" calcext:value-type="float">
            <text:p>72.3485817639</text:p>
          </table:table-cell>
          <table:table-cell office:value-type="float" office:value="38.1593165124" calcext:value-type="float">
            <text:p>38.1593165124</text:p>
          </table:table-cell>
          <table:table-cell office:value-type="float" office:value="34.1892652515" calcext:value-type="float">
            <text:p>34.1892652515</text:p>
          </table:table-cell>
          <table:table-cell office:value-type="float" office:value="196.497432425" calcext:value-type="float">
            <text:p>196.497432425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72.3458335515" calcext:value-type="float">
            <text:p>72.3458335515</text:p>
          </table:table-cell>
          <table:table-cell office:value-type="float" office:value="38.1221685279" calcext:value-type="float">
            <text:p>38.1221685279</text:p>
          </table:table-cell>
          <table:table-cell office:value-type="float" office:value="34.2236650236" calcext:value-type="float">
            <text:p>34.2236650236</text:p>
          </table:table-cell>
          <table:table-cell office:value-type="float" office:value="199.930045027" calcext:value-type="float">
            <text:p>199.930045027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72.3433460201" calcext:value-type="float">
            <text:p>72.3433460201</text:p>
          </table:table-cell>
          <table:table-cell office:value-type="float" office:value="38.1464008705" calcext:value-type="float">
            <text:p>38.1464008705</text:p>
          </table:table-cell>
          <table:table-cell office:value-type="float" office:value="34.1969451496" calcext:value-type="float">
            <text:p>34.1969451496</text:p>
          </table:table-cell>
          <table:table-cell office:value-type="float" office:value="203.422621921" calcext:value-type="float">
            <text:p>203.422621921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72.3400957382" calcext:value-type="float">
            <text:p>72.3400957382</text:p>
          </table:table-cell>
          <table:table-cell office:value-type="float" office:value="38.1599137236" calcext:value-type="float">
            <text:p>38.1599137236</text:p>
          </table:table-cell>
          <table:table-cell office:value-type="float" office:value="34.1801820146" calcext:value-type="float">
            <text:p>34.1801820146</text:p>
          </table:table-cell>
          <table:table-cell office:value-type="float" office:value="206.976210623" calcext:value-type="float">
            <text:p>206.97621062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2.3382157625" calcext:value-type="float">
            <text:p>72.3382157625</text:p>
          </table:table-cell>
          <table:table-cell office:value-type="float" office:value="38.135876665" calcext:value-type="float">
            <text:p>38.135876665</text:p>
          </table:table-cell>
          <table:table-cell office:value-type="float" office:value="34.2023390975" calcext:value-type="float">
            <text:p>34.2023390975</text:p>
          </table:table-cell>
          <table:table-cell office:value-type="float" office:value="210.591876946" calcext:value-type="float">
            <text:p>210.591876946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72.3372447308" calcext:value-type="float">
            <text:p>72.3372447308</text:p>
          </table:table-cell>
          <table:table-cell office:value-type="float" office:value="38.0649870988" calcext:value-type="float">
            <text:p>38.0649870988</text:p>
          </table:table-cell>
          <table:table-cell office:value-type="float" office:value="34.2722576321" calcext:value-type="float">
            <text:p>34.2722576321</text:p>
          </table:table-cell>
          <table:table-cell office:value-type="float" office:value="214.270705325" calcext:value-type="float">
            <text:p>214.270705325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72.3349367915" calcext:value-type="float">
            <text:p>72.3349367915</text:p>
          </table:table-cell>
          <table:table-cell office:value-type="float" office:value="37.9147731915" calcext:value-type="float">
            <text:p>37.9147731915</text:p>
          </table:table-cell>
          <table:table-cell office:value-type="float" office:value="34.4201636" calcext:value-type="float">
            <text:p>34.4201636</text:p>
          </table:table-cell>
          <table:table-cell office:value-type="float" office:value="218.013799137" calcext:value-type="float">
            <text:p>218.013799137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72.3320936812" calcext:value-type="float">
            <text:p>72.3320936812</text:p>
          </table:table-cell>
          <table:table-cell office:value-type="float" office:value="37.7646023825" calcext:value-type="float">
            <text:p>37.7646023825</text:p>
          </table:table-cell>
          <table:table-cell office:value-type="float" office:value="34.5674912987" calcext:value-type="float">
            <text:p>34.5674912987</text:p>
          </table:table-cell>
          <table:table-cell office:value-type="float" office:value="221.822281036" calcext:value-type="float">
            <text:p>221.822281036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72.3300532947" calcext:value-type="float">
            <text:p>72.3300532947</text:p>
          </table:table-cell>
          <table:table-cell office:value-type="float" office:value="37.6103953276" calcext:value-type="float">
            <text:p>37.6103953276</text:p>
          </table:table-cell>
          <table:table-cell office:value-type="float" office:value="34.7196579671" calcext:value-type="float">
            <text:p>34.7196579671</text:p>
          </table:table-cell>
          <table:table-cell office:value-type="float" office:value="225.697293284" calcext:value-type="float">
            <text:p>225.697293284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72.3271792145" calcext:value-type="float">
            <text:p>72.3271792145</text:p>
          </table:table-cell>
          <table:table-cell office:value-type="float" office:value="37.5010068365" calcext:value-type="float">
            <text:p>37.5010068365</text:p>
          </table:table-cell>
          <table:table-cell office:value-type="float" office:value="34.826172378" calcext:value-type="float">
            <text:p>34.826172378</text:p>
          </table:table-cell>
          <table:table-cell office:value-type="float" office:value="229.639998101" calcext:value-type="float">
            <text:p>229.639998101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72.3245410457" calcext:value-type="float">
            <text:p>72.3245410457</text:p>
          </table:table-cell>
          <table:table-cell office:value-type="float" office:value="37.4376739743" calcext:value-type="float">
            <text:p>37.4376739743</text:p>
          </table:table-cell>
          <table:table-cell office:value-type="float" office:value="34.8868670714" calcext:value-type="float">
            <text:p>34.8868670714</text:p>
          </table:table-cell>
          <table:table-cell office:value-type="float" office:value="233.651578007" calcext:value-type="float">
            <text:p>233.651578007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72.3222106777" calcext:value-type="float">
            <text:p>72.3222106777</text:p>
          </table:table-cell>
          <table:table-cell office:value-type="float" office:value="37.4029135415" calcext:value-type="float">
            <text:p>37.4029135415</text:p>
          </table:table-cell>
          <table:table-cell office:value-type="float" office:value="34.9192971362" calcext:value-type="float">
            <text:p>34.9192971362</text:p>
          </table:table-cell>
          <table:table-cell office:value-type="float" office:value="237.733236182" calcext:value-type="float">
            <text:p>237.733236182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72.3176097399" calcext:value-type="float">
            <text:p>72.3176097399</text:p>
          </table:table-cell>
          <table:table-cell office:value-type="float" office:value="37.3296292977" calcext:value-type="float">
            <text:p>37.3296292977</text:p>
          </table:table-cell>
          <table:table-cell office:value-type="float" office:value="34.9879804422" calcext:value-type="float">
            <text:p>34.9879804422</text:p>
          </table:table-cell>
          <table:table-cell office:value-type="float" office:value="241.886196821" calcext:value-type="float">
            <text:p>241.886196821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72.3142199849" calcext:value-type="float">
            <text:p>72.3142199849</text:p>
          </table:table-cell>
          <table:table-cell office:value-type="float" office:value="37.271435393" calcext:value-type="float">
            <text:p>37.271435393</text:p>
          </table:table-cell>
          <table:table-cell office:value-type="float" office:value="35.0427845919" calcext:value-type="float">
            <text:p>35.0427845919</text:p>
          </table:table-cell>
          <table:table-cell office:value-type="float" office:value="246.111705508" calcext:value-type="float">
            <text:p>246.11170550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1.3172530942" calcext:value-type="float">
            <text:p>51.3172530942</text:p>
          </table:table-cell>
          <table:table-cell office:value-type="float" office:value="27.8060863859" calcext:value-type="float">
            <text:p>27.8060863859</text:p>
          </table:table-cell>
          <table:table-cell office:value-type="float" office:value="23.5111667083" calcext:value-type="float">
            <text:p>23.5111667083</text:p>
          </table:table-cell>
          <table:table-cell office:value-type="float" office:value="250.411029583" calcext:value-type="float">
            <text:p>250.411029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03:36:30.202296746</dc:date>
    <meta:editing-duration>PT4M10S</meta:editing-duration>
    <meta:editing-cycles>1</meta:editing-cycles>
    <meta:document-statistic meta:table-count="1" meta:cell-count="125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EnergyVals.A1:EnergyVals.E251" svg:x="0.32cm" svg:y="0.18cm" svg:width="12.508cm" svg:height="8.64cm">
          <chartooo:coordinate-region svg:x="1.127cm" svg:y="0.379cm" svg:width="11.70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nergyVals.A1:EnergyVals.A251" chart:class="chart:line">
            <chart:data-point chart:repeated="251"/>
          </chart:series>
          <chart:series chart:style-name="ch7" chart:values-cell-range-address="EnergyVals.B1:EnergyVals.B251" chart:class="chart:line">
            <chart:data-point chart:repeated="251"/>
          </chart:series>
          <chart:series chart:style-name="ch8" chart:values-cell-range-address="EnergyVals.C1:EnergyVals.C251" chart:class="chart:line">
            <chart:data-point chart:repeated="251"/>
          </chart:series>
          <chart:series chart:style-name="ch9" chart:values-cell-range-address="EnergyVals.D1:EnergyVals.D251" chart:class="chart:line">
            <chart:data-point chart:repeated="251"/>
          </chart:series>
          <chart:series chart:style-name="ch10" chart:values-cell-range-address="EnergyVals.E1:EnergyVals.E251" chart:class="chart:line">
            <chart:data-point chart:repeated="2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0.0000000000160849623811">
                <text:p>0.0000000000160849623811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3.29881143386">
                <text:p>3.29881143386</text:p>
                <draw:g>
                  <svg:desc>EnergyVals.E1:EnergyVals.E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3.35643835327">
                <text:p>3.35643835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3.41507195702">
                <text:p>3.41507195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3.47472983089">
                <text:p>3.47472983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3.53542986783">
                <text:p>3.53542986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9E-017">
                <text:p>-3.81716461459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3.59719027341">
                <text:p>3.59719027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3.66002957117">
                <text:p>3.66002957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5E-017">
                <text:p>-3.57170164525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3.7239666083">
                <text:p>3.7239666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2E-017">
                <text:p>-2.07978973892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3.78902056119">
                <text:p>3.78902056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-2.66085533669E-017">
                <text:p>-2.66085533669E-017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3.85521094123">
                <text:p>3.85521094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-1.95812904611E-017">
                <text:p>-1.95812904611E-017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3.92255760067">
                <text:p>3.92255760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-2.87560904415E-017">
                <text:p>-2.87560904415E-017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3.99108073855">
                <text:p>3.99108073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-3.97964869985E-017">
                <text:p>-3.97964869985E-017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4.06080090676">
                <text:p>4.06080090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-4.20846801702E-017">
                <text:p>-4.20846801702E-017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4.13173901622">
                <text:p>4.13173901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-2.41072429426E-017">
                <text:p>-2.41072429426E-017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4.20391634313">
                <text:p>4.20391634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-2.5188308141E-017">
                <text:p>-2.5188308141E-017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4.27735453539">
                <text:p>4.27735453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-3.63530880646E-017">
                <text:p>-3.63530880646E-017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4.35207561903">
                <text:p>4.35207561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1.7028522411">
                <text:p>11.7028522411</text:p>
              </table:table-cell>
              <table:table-cell office:value-type="float" office:value="0.0000110722158355">
                <text:p>0.0000110722158355</text:p>
              </table:table-cell>
              <table:table-cell office:value-type="float" office:value="11.7028411689">
                <text:p>11.7028411689</text:p>
              </table:table-cell>
              <table:table-cell office:value-type="float" office:value="4.42810200489">
                <text:p>4.42810200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1.7028093844">
                <text:p>11.7028093844</text:p>
              </table:table-cell>
              <table:table-cell office:value-type="float" office:value="0.000641802724266">
                <text:p>0.000641802724266</text:p>
              </table:table-cell>
              <table:table-cell office:value-type="float" office:value="11.7021675816">
                <text:p>11.7021675816</text:p>
              </table:table-cell>
              <table:table-cell office:value-type="float" office:value="4.50545649528">
                <text:p>4.50545649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1.7027346138">
                <text:p>11.7027346138</text:p>
              </table:table-cell>
              <table:table-cell office:value-type="float" office:value="0.00307679446253">
                <text:p>0.00307679446253</text:p>
              </table:table-cell>
              <table:table-cell office:value-type="float" office:value="11.6996578194">
                <text:p>11.6996578194</text:p>
              </table:table-cell>
              <table:table-cell office:value-type="float" office:value="4.58416229085">
                <text:p>4.58416229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1.7026459715">
                <text:p>11.7026459715</text:p>
              </table:table-cell>
              <table:table-cell office:value-type="float" office:value="0.00799276907396">
                <text:p>0.00799276907396</text:p>
              </table:table-cell>
              <table:table-cell office:value-type="float" office:value="11.6946532024">
                <text:p>11.6946532024</text:p>
              </table:table-cell>
              <table:table-cell office:value-type="float" office:value="4.66424299754">
                <text:p>4.664242997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1.7025571374">
                <text:p>11.7025571374</text:p>
              </table:table-cell>
              <table:table-cell office:value-type="float" office:value="0.0155945772424">
                <text:p>0.0155945772424</text:p>
              </table:table-cell>
              <table:table-cell office:value-type="float" office:value="11.6869625601">
                <text:p>11.6869625601</text:p>
              </table:table-cell>
              <table:table-cell office:value-type="float" office:value="4.74572263367">
                <text:p>4.74572263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11.7024780082">
                <text:p>11.7024780082</text:p>
              </table:table-cell>
              <table:table-cell office:value-type="float" office:value="0.0257354026335">
                <text:p>0.0257354026335</text:p>
              </table:table-cell>
              <table:table-cell office:value-type="float" office:value="11.6767426056">
                <text:p>11.6767426056</text:p>
              </table:table-cell>
              <table:table-cell office:value-type="float" office:value="4.82862563714">
                <text:p>4.82862563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1.7024152372">
                <text:p>11.7024152372</text:p>
              </table:table-cell>
              <table:table-cell office:value-type="float" office:value="0.0380211820148">
                <text:p>0.0380211820148</text:p>
              </table:table-cell>
              <table:table-cell office:value-type="float" office:value="11.6643940552">
                <text:p>11.6643940552</text:p>
              </table:table-cell>
              <table:table-cell office:value-type="float" office:value="4.91297687273">
                <text:p>4.91297687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1.702372714">
                <text:p>11.702372714</text:p>
              </table:table-cell>
              <table:table-cell office:value-type="float" office:value="0.0519001578031">
                <text:p>0.0519001578031</text:p>
              </table:table-cell>
              <table:table-cell office:value-type="float" office:value="11.6504725562">
                <text:p>11.6504725562</text:p>
              </table:table-cell>
              <table:table-cell office:value-type="float" office:value="4.99880163961">
                <text:p>4.998801639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1.7023520344">
                <text:p>11.7023520344</text:p>
              </table:table-cell>
              <table:table-cell office:value-type="float" office:value="0.0667384293628">
                <text:p>0.0667384293628</text:p>
              </table:table-cell>
              <table:table-cell office:value-type="float" office:value="11.635613605">
                <text:p>11.635613605</text:p>
              </table:table-cell>
              <table:table-cell office:value-type="float" office:value="5.08612567888">
                <text:p>5.08612567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11.7023529074">
                <text:p>11.7023529074</text:p>
              </table:table-cell>
              <table:table-cell office:value-type="float" office:value="0.0818824492186">
                <text:p>0.0818824492186</text:p>
              </table:table-cell>
              <table:table-cell office:value-type="float" office:value="11.6204704582">
                <text:p>11.6204704582</text:p>
              </table:table-cell>
              <table:table-cell office:value-type="float" office:value="5.17497518133">
                <text:p>5.17497518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11.7023735616">
                <text:p>11.7023735616</text:p>
              </table:table-cell>
              <table:table-cell office:value-type="float" office:value="0.0967093308868">
                <text:p>0.0967093308868</text:p>
              </table:table-cell>
              <table:table-cell office:value-type="float" office:value="11.6056642307">
                <text:p>11.6056642307</text:p>
              </table:table-cell>
              <table:table-cell office:value-type="float" office:value="5.26537679527">
                <text:p>5.26537679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11.7024111145">
                <text:p>11.7024111145</text:p>
              </table:table-cell>
              <table:table-cell office:value-type="float" office:value="0.110665891565">
                <text:p>0.110665891565</text:p>
              </table:table-cell>
              <table:table-cell office:value-type="float" office:value="11.5917452229">
                <text:p>11.5917452229</text:p>
              </table:table-cell>
              <table:table-cell office:value-type="float" office:value="5.35735763452">
                <text:p>5.35735763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11.7024618943">
                <text:p>11.7024618943</text:p>
              </table:table-cell>
              <table:table-cell office:value-type="float" office:value="0.12329731705">
                <text:p>0.12329731705</text:p>
              </table:table-cell>
              <table:table-cell office:value-type="float" office:value="11.5791645772">
                <text:p>11.5791645772</text:p>
              </table:table-cell>
              <table:table-cell office:value-type="float" office:value="5.45094528656">
                <text:p>5.45094528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1.7025217425">
                <text:p>11.7025217425</text:p>
              </table:table-cell>
              <table:table-cell office:value-type="float" office:value="0.134266355613">
                <text:p>0.134266355613</text:p>
              </table:table-cell>
              <table:table-cell office:value-type="float" office:value="11.5682553869">
                <text:p>11.5682553869</text:p>
              </table:table-cell>
              <table:table-cell office:value-type="float" office:value="5.5461678208">
                <text:p>5.5461678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11.7026554481">
                <text:p>11.7026554481</text:p>
              </table:table-cell>
              <table:table-cell office:value-type="float" office:value="0.143462277034">
                <text:p>0.143462277034</text:p>
              </table:table-cell>
              <table:table-cell office:value-type="float" office:value="11.5591931711">
                <text:p>11.5591931711</text:p>
              </table:table-cell>
              <table:table-cell office:value-type="float" office:value="5.64305379699">
                <text:p>5.643053796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11.7030051214">
                <text:p>11.7030051214</text:p>
              </table:table-cell>
              <table:table-cell office:value-type="float" office:value="0.151763622553">
                <text:p>0.151763622553</text:p>
              </table:table-cell>
              <table:table-cell office:value-type="float" office:value="11.5512414988">
                <text:p>11.5512414988</text:p>
              </table:table-cell>
              <table:table-cell office:value-type="float" office:value="5.74163227377">
                <text:p>5.741632273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11.7034764861">
                <text:p>11.7034764861</text:p>
              </table:table-cell>
              <table:table-cell office:value-type="float" office:value="0.160225072961">
                <text:p>0.160225072961</text:p>
              </table:table-cell>
              <table:table-cell office:value-type="float" office:value="11.5432514131">
                <text:p>11.5432514131</text:p>
              </table:table-cell>
              <table:table-cell office:value-type="float" office:value="5.84193281745">
                <text:p>5.84193281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11.7039835774">
                <text:p>11.7039835774</text:p>
              </table:table-cell>
              <table:table-cell office:value-type="float" office:value="0.16948679589">
                <text:p>0.16948679589</text:p>
              </table:table-cell>
              <table:table-cell office:value-type="float" office:value="11.5344967815">
                <text:p>11.5344967815</text:p>
              </table:table-cell>
              <table:table-cell office:value-type="float" office:value="5.94398551078">
                <text:p>5.94398551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1.7044616327">
                <text:p>11.7044616327</text:p>
              </table:table-cell>
              <table:table-cell office:value-type="float" office:value="0.179878470348">
                <text:p>0.179878470348</text:p>
              </table:table-cell>
              <table:table-cell office:value-type="float" office:value="11.5245831624">
                <text:p>11.5245831624</text:p>
              </table:table-cell>
              <table:table-cell office:value-type="float" office:value="6.04782096208">
                <text:p>6.04782096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5.0090287791">
                <text:p>15.0090287791</text:p>
              </table:table-cell>
              <table:table-cell office:value-type="float" office:value="0.327125585216">
                <text:p>0.327125585216</text:p>
              </table:table-cell>
              <table:table-cell office:value-type="float" office:value="14.6819031939">
                <text:p>14.6819031939</text:p>
              </table:table-cell>
              <table:table-cell office:value-type="float" office:value="6.15347031432">
                <text:p>6.15347031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5.0085639537">
                <text:p>15.0085639537</text:p>
              </table:table-cell>
              <table:table-cell office:value-type="float" office:value="0.341363276448">
                <text:p>0.341363276448</text:p>
              </table:table-cell>
              <table:table-cell office:value-type="float" office:value="14.6672006773">
                <text:p>14.6672006773</text:p>
              </table:table-cell>
              <table:table-cell office:value-type="float" office:value="6.26096525454">
                <text:p>6.260965254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5.0091516941">
                <text:p>15.0091516941</text:p>
              </table:table-cell>
              <table:table-cell office:value-type="float" office:value="0.346843860948">
                <text:p>0.346843860948</text:p>
              </table:table-cell>
              <table:table-cell office:value-type="float" office:value="14.6623078332">
                <text:p>14.6623078332</text:p>
              </table:table-cell>
              <table:table-cell office:value-type="float" office:value="6.37033802329">
                <text:p>6.370338023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5.0104962404">
                <text:p>15.0104962404</text:p>
              </table:table-cell>
              <table:table-cell office:value-type="float" office:value="0.354416910393">
                <text:p>0.354416910393</text:p>
              </table:table-cell>
              <table:table-cell office:value-type="float" office:value="14.65607933">
                <text:p>14.65607933</text:p>
              </table:table-cell>
              <table:table-cell office:value-type="float" office:value="6.48162142436">
                <text:p>6.481621424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5.0122828465">
                <text:p>15.0122828465</text:p>
              </table:table-cell>
              <table:table-cell office:value-type="float" office:value="0.368720220123">
                <text:p>0.368720220123</text:p>
              </table:table-cell>
              <table:table-cell office:value-type="float" office:value="14.6435626263">
                <text:p>14.6435626263</text:p>
              </table:table-cell>
              <table:table-cell office:value-type="float" office:value="6.59484883458">
                <text:p>6.594848834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5.0140778702">
                <text:p>15.0140778702</text:p>
              </table:table-cell>
              <table:table-cell office:value-type="float" office:value="0.3907436376">
                <text:p>0.3907436376</text:p>
              </table:table-cell>
              <table:table-cell office:value-type="float" office:value="14.6233342326">
                <text:p>14.6233342326</text:p>
              </table:table-cell>
              <table:table-cell office:value-type="float" office:value="6.71005421382">
                <text:p>6.71005421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5.0154107453">
                <text:p>15.0154107453</text:p>
              </table:table-cell>
              <table:table-cell office:value-type="float" office:value="0.419356643429">
                <text:p>0.419356643429</text:p>
              </table:table-cell>
              <table:table-cell office:value-type="float" office:value="14.5960541019">
                <text:p>14.5960541019</text:p>
              </table:table-cell>
              <table:table-cell office:value-type="float" office:value="6.82727211521">
                <text:p>6.827272115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5.0158534878">
                <text:p>15.0158534878</text:p>
              </table:table-cell>
              <table:table-cell office:value-type="float" office:value="0.451339132999">
                <text:p>0.451339132999</text:p>
              </table:table-cell>
              <table:table-cell office:value-type="float" office:value="14.5645143548">
                <text:p>14.5645143548</text:p>
              </table:table-cell>
              <table:table-cell office:value-type="float" office:value="6.94653769551">
                <text:p>6.94653769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15.0151122914">
                <text:p>15.0151122914</text:p>
              </table:table-cell>
              <table:table-cell office:value-type="float" office:value="0.48191011856">
                <text:p>0.48191011856</text:p>
              </table:table-cell>
              <table:table-cell office:value-type="float" office:value="14.5332021728">
                <text:p>14.5332021728</text:p>
              </table:table-cell>
              <table:table-cell office:value-type="float" office:value="7.06788672559">
                <text:p>7.067886725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15.0131456532">
                <text:p>15.0131456532</text:p>
              </table:table-cell>
              <table:table-cell office:value-type="float" office:value="0.505884435544">
                <text:p>0.505884435544</text:p>
              </table:table-cell>
              <table:table-cell office:value-type="float" office:value="14.5072612177">
                <text:p>14.5072612177</text:p>
              </table:table-cell>
              <table:table-cell office:value-type="float" office:value="7.19135560123">
                <text:p>7.19135560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15.0101383092">
                <text:p>15.0101383092</text:p>
              </table:table-cell>
              <table:table-cell office:value-type="float" office:value="0.51915356699">
                <text:p>0.51915356699</text:p>
              </table:table-cell>
              <table:table-cell office:value-type="float" office:value="14.4909847422">
                <text:p>14.4909847422</text:p>
              </table:table-cell>
              <table:table-cell office:value-type="float" office:value="7.31698135401">
                <text:p>7.316981354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15.0072890989">
                <text:p>15.0072890989</text:p>
              </table:table-cell>
              <table:table-cell office:value-type="float" office:value="0.522212448776">
                <text:p>0.522212448776</text:p>
              </table:table-cell>
              <table:table-cell office:value-type="float" office:value="14.4850766501">
                <text:p>14.4850766501</text:p>
              </table:table-cell>
              <table:table-cell office:value-type="float" office:value="7.44480166239">
                <text:p>7.444801662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15.0062698434">
                <text:p>15.0062698434</text:p>
              </table:table-cell>
              <table:table-cell office:value-type="float" office:value="0.523952180953">
                <text:p>0.523952180953</text:p>
              </table:table-cell>
              <table:table-cell office:value-type="float" office:value="14.4823176625">
                <text:p>14.4823176625</text:p>
              </table:table-cell>
              <table:table-cell office:value-type="float" office:value="7.57485486306">
                <text:p>7.57485486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15.0061689273">
                <text:p>15.0061689273</text:p>
              </table:table-cell>
              <table:table-cell office:value-type="float" office:value="0.527464042217">
                <text:p>0.527464042217</text:p>
              </table:table-cell>
              <table:table-cell office:value-type="float" office:value="14.4787048851">
                <text:p>14.4787048851</text:p>
              </table:table-cell>
              <table:table-cell office:value-type="float" office:value="7.70717996241">
                <text:p>7.70717996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24.9498355313">
                <text:p>24.9498355313</text:p>
              </table:table-cell>
              <table:table-cell office:value-type="float" office:value="1.62841833263">
                <text:p>1.62841833263</text:p>
              </table:table-cell>
              <table:table-cell office:value-type="float" office:value="23.3214171987">
                <text:p>23.3214171987</text:p>
              </table:table-cell>
              <table:table-cell office:value-type="float" office:value="7.84181664821">
                <text:p>7.841816648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24.9494004827">
                <text:p>24.9494004827</text:p>
              </table:table-cell>
              <table:table-cell office:value-type="float" office:value="1.64457742376">
                <text:p>1.64457742376</text:p>
              </table:table-cell>
              <table:table-cell office:value-type="float" office:value="23.3048230589">
                <text:p>23.3048230589</text:p>
              </table:table-cell>
              <table:table-cell office:value-type="float" office:value="7.97880530155">
                <text:p>7.978805301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24.9485026002">
                <text:p>24.9485026002</text:p>
              </table:table-cell>
              <table:table-cell office:value-type="float" office:value="1.65687482808">
                <text:p>1.65687482808</text:p>
              </table:table-cell>
              <table:table-cell office:value-type="float" office:value="23.2916277722">
                <text:p>23.2916277722</text:p>
              </table:table-cell>
              <table:table-cell office:value-type="float" office:value="8.11818700896">
                <text:p>8.11818700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24.9476981729">
                <text:p>24.9476981729</text:p>
              </table:table-cell>
              <table:table-cell office:value-type="float" office:value="1.66120534047">
                <text:p>1.66120534047</text:p>
              </table:table-cell>
              <table:table-cell office:value-type="float" office:value="23.2864928324">
                <text:p>23.2864928324</text:p>
              </table:table-cell>
              <table:table-cell office:value-type="float" office:value="8.26000357467">
                <text:p>8.260003574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24.947094572">
                <text:p>24.947094572</text:p>
              </table:table-cell>
              <table:table-cell office:value-type="float" office:value="1.65961719262">
                <text:p>1.65961719262</text:p>
              </table:table-cell>
              <table:table-cell office:value-type="float" office:value="23.2874773794">
                <text:p>23.2874773794</text:p>
              </table:table-cell>
              <table:table-cell office:value-type="float" office:value="8.40429753322">
                <text:p>8.404297533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24.9466832589">
                <text:p>24.9466832589</text:p>
              </table:table-cell>
              <table:table-cell office:value-type="float" office:value="1.65611844715">
                <text:p>1.65611844715</text:p>
              </table:table-cell>
              <table:table-cell office:value-type="float" office:value="23.2905648117">
                <text:p>23.2905648117</text:p>
              </table:table-cell>
              <table:table-cell office:value-type="float" office:value="8.55111216216">
                <text:p>8.55111216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24.9463390115">
                <text:p>24.9463390115</text:p>
              </table:table-cell>
              <table:table-cell office:value-type="float" office:value="1.66269065998">
                <text:p>1.66269065998</text:p>
              </table:table-cell>
              <table:table-cell office:value-type="float" office:value="23.2836483515">
                <text:p>23.2836483515</text:p>
              </table:table-cell>
              <table:table-cell office:value-type="float" office:value="8.70049149507">
                <text:p>8.700491495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24.9482537818">
                <text:p>24.9482537818</text:p>
              </table:table-cell>
              <table:table-cell office:value-type="float" office:value="1.66354783228">
                <text:p>1.66354783228</text:p>
              </table:table-cell>
              <table:table-cell office:value-type="float" office:value="23.2847059495">
                <text:p>23.2847059495</text:p>
              </table:table-cell>
              <table:table-cell office:value-type="float" office:value="8.85248033475">
                <text:p>8.85248033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24.9576336574">
                <text:p>24.9576336574</text:p>
              </table:table-cell>
              <table:table-cell office:value-type="float" office:value="1.69036886445">
                <text:p>1.69036886445</text:p>
              </table:table-cell>
              <table:table-cell office:value-type="float" office:value="23.267264793">
                <text:p>23.267264793</text:p>
              </table:table-cell>
              <table:table-cell office:value-type="float" office:value="9.00712426667">
                <text:p>9.0071242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24.9709608434">
                <text:p>24.9709608434</text:p>
              </table:table-cell>
              <table:table-cell office:value-type="float" office:value="1.78167244435">
                <text:p>1.78167244435</text:p>
              </table:table-cell>
              <table:table-cell office:value-type="float" office:value="23.189288399">
                <text:p>23.189288399</text:p>
              </table:table-cell>
              <table:table-cell office:value-type="float" office:value="9.16446967261">
                <text:p>9.164469672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24.9746730163">
                <text:p>24.9746730163</text:p>
              </table:table-cell>
              <table:table-cell office:value-type="float" office:value="1.91963561587">
                <text:p>1.91963561587</text:p>
              </table:table-cell>
              <table:table-cell office:value-type="float" office:value="23.0550374005">
                <text:p>23.0550374005</text:p>
              </table:table-cell>
              <table:table-cell office:value-type="float" office:value="9.32456374461">
                <text:p>9.324563744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24.9647109877">
                <text:p>24.9647109877</text:p>
              </table:table-cell>
              <table:table-cell office:value-type="float" office:value="2.04299251582">
                <text:p>2.04299251582</text:p>
              </table:table-cell>
              <table:table-cell office:value-type="float" office:value="22.9217184719">
                <text:p>22.9217184719</text:p>
              </table:table-cell>
              <table:table-cell office:value-type="float" office:value="9.48745449911">
                <text:p>9.487454499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24.9466485561">
                <text:p>24.9466485561</text:p>
              </table:table-cell>
              <table:table-cell office:value-type="float" office:value="2.0889167376">
                <text:p>2.0889167376</text:p>
              </table:table-cell>
              <table:table-cell office:value-type="float" office:value="22.8577318185">
                <text:p>22.8577318185</text:p>
              </table:table-cell>
              <table:table-cell office:value-type="float" office:value="9.65319079133">
                <text:p>9.653190791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24.9431189499">
                <text:p>24.9431189499</text:p>
              </table:table-cell>
              <table:table-cell office:value-type="float" office:value="2.08629305161">
                <text:p>2.08629305161</text:p>
              </table:table-cell>
              <table:table-cell office:value-type="float" office:value="22.8568258983">
                <text:p>22.8568258983</text:p>
              </table:table-cell>
              <table:table-cell office:value-type="float" office:value="9.82182232995">
                <text:p>9.82182232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24.9426956128">
                <text:p>24.9426956128</text:p>
              </table:table-cell>
              <table:table-cell office:value-type="float" office:value="2.08424477819">
                <text:p>2.08424477819</text:p>
              </table:table-cell>
              <table:table-cell office:value-type="float" office:value="22.8584508347">
                <text:p>22.8584508347</text:p>
              </table:table-cell>
              <table:table-cell office:value-type="float" office:value="9.99339969203">
                <text:p>9.99339969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24.9422773656">
                <text:p>24.9422773656</text:p>
              </table:table-cell>
              <table:table-cell office:value-type="float" office:value="2.08439118612">
                <text:p>2.08439118612</text:p>
              </table:table-cell>
              <table:table-cell office:value-type="float" office:value="22.8578861795">
                <text:p>22.8578861795</text:p>
              </table:table-cell>
              <table:table-cell office:value-type="float" office:value="10.1679743381">
                <text:p>10.16797433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24.9419516128">
                <text:p>24.9419516128</text:p>
              </table:table-cell>
              <table:table-cell office:value-type="float" office:value="2.08514936405">
                <text:p>2.08514936405</text:p>
              </table:table-cell>
              <table:table-cell office:value-type="float" office:value="22.8568022487">
                <text:p>22.8568022487</text:p>
              </table:table-cell>
              <table:table-cell office:value-type="float" office:value="10.3455986278">
                <text:p>10.34559862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24.9416611876">
                <text:p>24.9416611876</text:p>
              </table:table-cell>
              <table:table-cell office:value-type="float" office:value="2.08649829675">
                <text:p>2.08649829675</text:p>
              </table:table-cell>
              <table:table-cell office:value-type="float" office:value="22.8551628909">
                <text:p>22.8551628909</text:p>
              </table:table-cell>
              <table:table-cell office:value-type="float" office:value="10.5263258353">
                <text:p>10.5263258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24.9413820513">
                <text:p>24.9413820513</text:p>
              </table:table-cell>
              <table:table-cell office:value-type="float" office:value="2.08803599504">
                <text:p>2.08803599504</text:p>
              </table:table-cell>
              <table:table-cell office:value-type="float" office:value="22.8533460562">
                <text:p>22.8533460562</text:p>
              </table:table-cell>
              <table:table-cell office:value-type="float" office:value="10.7102101653">
                <text:p>10.71021016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24.941109344">
                <text:p>24.941109344</text:p>
              </table:table-cell>
              <table:table-cell office:value-type="float" office:value="2.08938307086">
                <text:p>2.08938307086</text:p>
              </table:table-cell>
              <table:table-cell office:value-type="float" office:value="22.8517262731">
                <text:p>22.8517262731</text:p>
              </table:table-cell>
              <table:table-cell office:value-type="float" office:value="10.8973067698">
                <text:p>10.89730676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24.9408329764">
                <text:p>24.9408329764</text:p>
              </table:table-cell>
              <table:table-cell office:value-type="float" office:value="2.08912398801">
                <text:p>2.08912398801</text:p>
              </table:table-cell>
              <table:table-cell office:value-type="float" office:value="22.8517089884">
                <text:p>22.8517089884</text:p>
              </table:table-cell>
              <table:table-cell office:value-type="float" office:value="11.0876717638">
                <text:p>11.08767176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24.9405738933">
                <text:p>24.9405738933</text:p>
              </table:table-cell>
              <table:table-cell office:value-type="float" office:value="2.08841000013">
                <text:p>2.08841000013</text:p>
              </table:table-cell>
              <table:table-cell office:value-type="float" office:value="22.8521638932">
                <text:p>22.8521638932</text:p>
              </table:table-cell>
              <table:table-cell office:value-type="float" office:value="11.2813622429">
                <text:p>11.2813622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24.9402864774">
                <text:p>24.9402864774</text:p>
              </table:table-cell>
              <table:table-cell office:value-type="float" office:value="2.08601098193">
                <text:p>2.08601098193</text:p>
              </table:table-cell>
              <table:table-cell office:value-type="float" office:value="22.8542754954">
                <text:p>22.8542754954</text:p>
              </table:table-cell>
              <table:table-cell office:value-type="float" office:value="11.4784363">
                <text:p>11.47843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24.9400177085">
                <text:p>24.9400177085</text:p>
              </table:table-cell>
              <table:table-cell office:value-type="float" office:value="2.08173636471">
                <text:p>2.08173636471</text:p>
              </table:table-cell>
              <table:table-cell office:value-type="float" office:value="22.8582813437">
                <text:p>22.8582813437</text:p>
              </table:table-cell>
              <table:table-cell office:value-type="float" office:value="11.6789530427">
                <text:p>11.6789530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24.9398112826">
                <text:p>24.9398112826</text:p>
              </table:table-cell>
              <table:table-cell office:value-type="float" office:value="2.07689371447">
                <text:p>2.07689371447</text:p>
              </table:table-cell>
              <table:table-cell office:value-type="float" office:value="22.8629175681">
                <text:p>22.8629175681</text:p>
              </table:table-cell>
              <table:table-cell office:value-type="float" office:value="11.8829726113">
                <text:p>11.88297261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24.9396814667">
                <text:p>24.9396814667</text:p>
              </table:table-cell>
              <table:table-cell office:value-type="float" office:value="2.07339946723">
                <text:p>2.07339946723</text:p>
              </table:table-cell>
              <table:table-cell office:value-type="float" office:value="22.8662819995">
                <text:p>22.8662819995</text:p>
              </table:table-cell>
              <table:table-cell office:value-type="float" office:value="12.0905561967">
                <text:p>12.0905561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24.9395478458">
                <text:p>24.9395478458</text:p>
              </table:table-cell>
              <table:table-cell office:value-type="float" office:value="2.07207353656">
                <text:p>2.07207353656</text:p>
              </table:table-cell>
              <table:table-cell office:value-type="float" office:value="22.8674743093">
                <text:p>22.8674743093</text:p>
              </table:table-cell>
              <table:table-cell office:value-type="float" office:value="12.3017660587">
                <text:p>12.3017660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24.939351581">
                <text:p>24.939351581</text:p>
              </table:table-cell>
              <table:table-cell office:value-type="float" office:value="2.06926103497">
                <text:p>2.06926103497</text:p>
              </table:table-cell>
              <table:table-cell office:value-type="float" office:value="22.8700905461">
                <text:p>22.8700905461</text:p>
              </table:table-cell>
              <table:table-cell office:value-type="float" office:value="12.5166655446">
                <text:p>12.51666554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24.9391050016">
                <text:p>24.9391050016</text:p>
              </table:table-cell>
              <table:table-cell office:value-type="float" office:value="2.06449086205">
                <text:p>2.06449086205</text:p>
              </table:table-cell>
              <table:table-cell office:value-type="float" office:value="22.8746141396">
                <text:p>22.8746141396</text:p>
              </table:table-cell>
              <table:table-cell office:value-type="float" office:value="12.7353191084">
                <text:p>12.73531910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24.9388326147">
                <text:p>24.9388326147</text:p>
              </table:table-cell>
              <table:table-cell office:value-type="float" office:value="2.06077912268">
                <text:p>2.06077912268</text:p>
              </table:table-cell>
              <table:table-cell office:value-type="float" office:value="22.8780534921">
                <text:p>22.8780534921</text:p>
              </table:table-cell>
              <table:table-cell office:value-type="float" office:value="12.9577923302">
                <text:p>12.95779233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24.9385625791">
                <text:p>24.9385625791</text:p>
              </table:table-cell>
              <table:table-cell office:value-type="float" office:value="2.06010522529">
                <text:p>2.06010522529</text:p>
              </table:table-cell>
              <table:table-cell office:value-type="float" office:value="22.8784573539">
                <text:p>22.8784573539</text:p>
              </table:table-cell>
              <table:table-cell office:value-type="float" office:value="13.1841519356">
                <text:p>13.18415193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24.9385845879">
                <text:p>24.9385845879</text:p>
              </table:table-cell>
              <table:table-cell office:value-type="float" office:value="2.06263202427">
                <text:p>2.06263202427</text:p>
              </table:table-cell>
              <table:table-cell office:value-type="float" office:value="22.8759525636">
                <text:p>22.8759525636</text:p>
              </table:table-cell>
              <table:table-cell office:value-type="float" office:value="13.4144658157">
                <text:p>13.41446581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24.9384292147">
                <text:p>24.9384292147</text:p>
              </table:table-cell>
              <table:table-cell office:value-type="float" office:value="2.06267364515">
                <text:p>2.06267364515</text:p>
              </table:table-cell>
              <table:table-cell office:value-type="float" office:value="22.8757555695">
                <text:p>22.8757555695</text:p>
              </table:table-cell>
              <table:table-cell office:value-type="float" office:value="13.6488030477">
                <text:p>13.64880304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24.9382861362">
                <text:p>24.9382861362</text:p>
              </table:table-cell>
              <table:table-cell office:value-type="float" office:value="2.06355938671">
                <text:p>2.06355938671</text:p>
              </table:table-cell>
              <table:table-cell office:value-type="float" office:value="22.8747267495">
                <text:p>22.8747267495</text:p>
              </table:table-cell>
              <table:table-cell office:value-type="float" office:value="13.8872339156">
                <text:p>13.88723391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24.9381445073">
                <text:p>24.9381445073</text:p>
              </table:table-cell>
              <table:table-cell office:value-type="float" office:value="2.06527726577">
                <text:p>2.06527726577</text:p>
              </table:table-cell>
              <table:table-cell office:value-type="float" office:value="22.8728672415">
                <text:p>22.8728672415</text:p>
              </table:table-cell>
              <table:table-cell office:value-type="float" office:value="14.1298299311">
                <text:p>14.1298299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24.9380130393">
                <text:p>24.9380130393</text:p>
              </table:table-cell>
              <table:table-cell office:value-type="float" office:value="2.06785466059">
                <text:p>2.06785466059</text:p>
              </table:table-cell>
              <table:table-cell office:value-type="float" office:value="22.8701583787">
                <text:p>22.8701583787</text:p>
              </table:table-cell>
              <table:table-cell office:value-type="float" office:value="14.376663855">
                <text:p>14.3766638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47.0513611257">
                <text:p>47.0513611257</text:p>
              </table:table-cell>
              <table:table-cell office:value-type="float" office:value="4.96108688106">
                <text:p>4.96108688106</text:p>
              </table:table-cell>
              <table:table-cell office:value-type="float" office:value="42.0902742446">
                <text:p>42.0902742446</text:p>
              </table:table-cell>
              <table:table-cell office:value-type="float" office:value="14.6278097195">
                <text:p>14.6278097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47.0513008996">
                <text:p>47.0513008996</text:p>
              </table:table-cell>
              <table:table-cell office:value-type="float" office:value="4.9651364722">
                <text:p>4.9651364722</text:p>
              </table:table-cell>
              <table:table-cell office:value-type="float" office:value="42.0861644274">
                <text:p>42.0861644274</text:p>
              </table:table-cell>
              <table:table-cell office:value-type="float" office:value="14.8833428498">
                <text:p>14.88334284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47.0513217327">
                <text:p>47.0513217327</text:p>
              </table:table-cell>
              <table:table-cell office:value-type="float" office:value="4.96900014986">
                <text:p>4.96900014986</text:p>
              </table:table-cell>
              <table:table-cell office:value-type="float" office:value="42.0823215829">
                <text:p>42.0823215829</text:p>
              </table:table-cell>
              <table:table-cell office:value-type="float" office:value="15.1433398869">
                <text:p>15.1433398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47.0512318688">
                <text:p>47.0512318688</text:p>
              </table:table-cell>
              <table:table-cell office:value-type="float" office:value="4.97228505055">
                <text:p>4.97228505055</text:p>
              </table:table-cell>
              <table:table-cell office:value-type="float" office:value="42.0789468183">
                <text:p>42.0789468183</text:p>
              </table:table-cell>
              <table:table-cell office:value-type="float" office:value="15.4078788109">
                <text:p>15.40787881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47.051144801">
                <text:p>47.051144801</text:p>
              </table:table-cell>
              <table:table-cell office:value-type="float" office:value="4.974956823">
                <text:p>4.974956823</text:p>
              </table:table-cell>
              <table:table-cell office:value-type="float" office:value="42.076187978">
                <text:p>42.076187978</text:p>
              </table:table-cell>
              <table:table-cell office:value-type="float" office:value="15.677038964">
                <text:p>15.677038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47.0512523194">
                <text:p>47.0512523194</text:p>
              </table:table-cell>
              <table:table-cell office:value-type="float" office:value="4.97797942577">
                <text:p>4.97797942577</text:p>
              </table:table-cell>
              <table:table-cell office:value-type="float" office:value="42.0732728937">
                <text:p>42.0732728937</text:p>
              </table:table-cell>
              <table:table-cell office:value-type="float" office:value="15.9509010743">
                <text:p>15.95090107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47.0512556129">
                <text:p>47.0512556129</text:p>
              </table:table-cell>
              <table:table-cell office:value-type="float" office:value="4.98126225664">
                <text:p>4.98126225664</text:p>
              </table:table-cell>
              <table:table-cell office:value-type="float" office:value="42.0699933563">
                <text:p>42.0699933563</text:p>
              </table:table-cell>
              <table:table-cell office:value-type="float" office:value="16.2295472804">
                <text:p>16.22954728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47.051138763">
                <text:p>47.051138763</text:p>
              </table:table-cell>
              <table:table-cell office:value-type="float" office:value="4.98543297357">
                <text:p>4.98543297357</text:p>
              </table:table-cell>
              <table:table-cell office:value-type="float" office:value="42.0657057895">
                <text:p>42.0657057895</text:p>
              </table:table-cell>
              <table:table-cell office:value-type="float" office:value="16.5130611556">
                <text:p>16.5130611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47.0511156728">
                <text:p>47.0511156728</text:p>
              </table:table-cell>
              <table:table-cell office:value-type="float" office:value="4.99169955501">
                <text:p>4.99169955501</text:p>
              </table:table-cell>
              <table:table-cell office:value-type="float" office:value="42.0594161178">
                <text:p>42.0594161178</text:p>
              </table:table-cell>
              <table:table-cell office:value-type="float" office:value="16.8015277331">
                <text:p>16.80152773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47.0510799625">
                <text:p>47.0510799625</text:p>
              </table:table-cell>
              <table:table-cell office:value-type="float" office:value="4.99746879859">
                <text:p>4.99746879859</text:p>
              </table:table-cell>
              <table:table-cell office:value-type="float" office:value="42.0536111639">
                <text:p>42.0536111639</text:p>
              </table:table-cell>
              <table:table-cell office:value-type="float" office:value="17.0950335318">
                <text:p>17.09503353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47.0510325867">
                <text:p>47.0510325867</text:p>
              </table:table-cell>
              <table:table-cell office:value-type="float" office:value="5.00034366035">
                <text:p>5.00034366035</text:p>
              </table:table-cell>
              <table:table-cell office:value-type="float" office:value="42.0506889264">
                <text:p>42.0506889264</text:p>
              </table:table-cell>
              <table:table-cell office:value-type="float" office:value="17.3936665817">
                <text:p>17.39366658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47.0509616638">
                <text:p>47.0509616638</text:p>
              </table:table-cell>
              <table:table-cell office:value-type="float" office:value="5.00104734929">
                <text:p>5.00104734929</text:p>
              </table:table-cell>
              <table:table-cell office:value-type="float" office:value="42.0499143145">
                <text:p>42.0499143145</text:p>
              </table:table-cell>
              <table:table-cell office:value-type="float" office:value="17.6975164508">
                <text:p>17.69751645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47.0561036862">
                <text:p>47.0561036862</text:p>
              </table:table-cell>
              <table:table-cell office:value-type="float" office:value="5.00290587182">
                <text:p>5.00290587182</text:p>
              </table:table-cell>
              <table:table-cell office:value-type="float" office:value="42.0531978144">
                <text:p>42.0531978144</text:p>
              </table:table-cell>
              <table:table-cell office:value-type="float" office:value="18.0066742716">
                <text:p>18.00667427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47.0529794482">
                <text:p>47.0529794482</text:p>
              </table:table-cell>
              <table:table-cell office:value-type="float" office:value="4.97392889198">
                <text:p>4.97392889198</text:p>
              </table:table-cell>
              <table:table-cell office:value-type="float" office:value="42.0790505562">
                <text:p>42.0790505562</text:p>
              </table:table-cell>
              <table:table-cell office:value-type="float" office:value="18.3212327687">
                <text:p>18.32123276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35.7348144229">
                <text:p>35.7348144229</text:p>
              </table:table-cell>
              <table:table-cell office:value-type="float" office:value="6.46563514718">
                <text:p>6.46563514718</text:p>
              </table:table-cell>
              <table:table-cell office:value-type="float" office:value="29.2691792758">
                <text:p>29.2691792758</text:p>
              </table:table-cell>
              <table:table-cell office:value-type="float" office:value="18.6412862866">
                <text:p>18.64128628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35.7279431242">
                <text:p>35.7279431242</text:p>
              </table:table-cell>
              <table:table-cell office:value-type="float" office:value="6.54042868465">
                <text:p>6.54042868465</text:p>
              </table:table-cell>
              <table:table-cell office:value-type="float" office:value="29.1875144396">
                <text:p>29.1875144396</text:p>
              </table:table-cell>
              <table:table-cell office:value-type="float" office:value="18.9669308176">
                <text:p>18.96693081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35.7253531694">
                <text:p>35.7253531694</text:p>
              </table:table-cell>
              <table:table-cell office:value-type="float" office:value="6.58393133894">
                <text:p>6.58393133894</text:p>
              </table:table-cell>
              <table:table-cell office:value-type="float" office:value="29.1414218304">
                <text:p>29.1414218304</text:p>
              </table:table-cell>
              <table:table-cell office:value-type="float" office:value="19.2982640313">
                <text:p>19.29826403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35.7231150027">
                <text:p>35.7231150027</text:p>
              </table:table-cell>
              <table:table-cell office:value-type="float" office:value="6.57792692545">
                <text:p>6.57792692545</text:p>
              </table:table-cell>
              <table:table-cell office:value-type="float" office:value="29.1451880772">
                <text:p>29.1451880772</text:p>
              </table:table-cell>
              <table:table-cell office:value-type="float" office:value="19.6353853031">
                <text:p>19.63538530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35.7201533687">
                <text:p>35.7201533687</text:p>
              </table:table-cell>
              <table:table-cell office:value-type="float" office:value="6.57608748984">
                <text:p>6.57608748984</text:p>
              </table:table-cell>
              <table:table-cell office:value-type="float" office:value="29.1440658788">
                <text:p>29.1440658788</text:p>
              </table:table-cell>
              <table:table-cell office:value-type="float" office:value="19.9783957446">
                <text:p>19.97839574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35.7166006282">
                <text:p>35.7166006282</text:p>
              </table:table-cell>
              <table:table-cell office:value-type="float" office:value="6.61367583444">
                <text:p>6.61367583444</text:p>
              </table:table-cell>
              <table:table-cell office:value-type="float" office:value="29.1029247937">
                <text:p>29.1029247937</text:p>
              </table:table-cell>
              <table:table-cell office:value-type="float" office:value="20.3273982337">
                <text:p>20.32739823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35.7184898851">
                <text:p>35.7184898851</text:p>
              </table:table-cell>
              <table:table-cell office:value-type="float" office:value="6.63932253795">
                <text:p>6.63932253795</text:p>
              </table:table-cell>
              <table:table-cell office:value-type="float" office:value="29.0791673471">
                <text:p>29.0791673471</text:p>
              </table:table-cell>
              <table:table-cell office:value-type="float" office:value="20.6824974454">
                <text:p>20.68249744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35.7203818467">
                <text:p>35.7203818467</text:p>
              </table:table-cell>
              <table:table-cell office:value-type="float" office:value="6.5253797549">
                <text:p>6.5253797549</text:p>
              </table:table-cell>
              <table:table-cell office:value-type="float" office:value="29.1950020918">
                <text:p>29.1950020918</text:p>
              </table:table-cell>
              <table:table-cell office:value-type="float" office:value="21.0437998833">
                <text:p>21.04379988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35.7218690175">
                <text:p>35.7218690175</text:p>
              </table:table-cell>
              <table:table-cell office:value-type="float" office:value="6.36226685251">
                <text:p>6.36226685251</text:p>
              </table:table-cell>
              <table:table-cell office:value-type="float" office:value="29.359602165">
                <text:p>29.359602165</text:p>
              </table:table-cell>
              <table:table-cell office:value-type="float" office:value="21.4114139116">
                <text:p>21.41141391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35.7216144973">
                <text:p>35.7216144973</text:p>
              </table:table-cell>
              <table:table-cell office:value-type="float" office:value="6.31014498089">
                <text:p>6.31014498089</text:p>
              </table:table-cell>
              <table:table-cell office:value-type="float" office:value="29.4114695164">
                <text:p>29.4114695164</text:p>
              </table:table-cell>
              <table:table-cell office:value-type="float" office:value="21.7854497874">
                <text:p>21.78544978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35.7192513111">
                <text:p>35.7192513111</text:p>
              </table:table-cell>
              <table:table-cell office:value-type="float" office:value="6.3142425656">
                <text:p>6.3142425656</text:p>
              </table:table-cell>
              <table:table-cell office:value-type="float" office:value="29.4050087455">
                <text:p>29.4050087455</text:p>
              </table:table-cell>
              <table:table-cell office:value-type="float" office:value="22.166019694">
                <text:p>22.1660196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35.7184734134">
                <text:p>35.7184734134</text:p>
              </table:table-cell>
              <table:table-cell office:value-type="float" office:value="6.36021721932">
                <text:p>6.36021721932</text:p>
              </table:table-cell>
              <table:table-cell office:value-type="float" office:value="29.3582561941">
                <text:p>29.3582561941</text:p>
              </table:table-cell>
              <table:table-cell office:value-type="float" office:value="22.5532377742">
                <text:p>22.5532377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35.7176297197">
                <text:p>35.7176297197</text:p>
              </table:table-cell>
              <table:table-cell office:value-type="float" office:value="6.39858218358">
                <text:p>6.39858218358</text:p>
              </table:table-cell>
              <table:table-cell office:value-type="float" office:value="29.3190475361">
                <text:p>29.3190475361</text:p>
              </table:table-cell>
              <table:table-cell office:value-type="float" office:value="22.947220165">
                <text:p>22.9472201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35.7248184473">
                <text:p>35.7248184473</text:p>
              </table:table-cell>
              <table:table-cell office:value-type="float" office:value="6.47685481657">
                <text:p>6.47685481657</text:p>
              </table:table-cell>
              <table:table-cell office:value-type="float" office:value="29.2479636308">
                <text:p>29.2479636308</text:p>
              </table:table-cell>
              <table:table-cell office:value-type="float" office:value="23.3480850321">
                <text:p>23.34808503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35.7088882962">
                <text:p>35.7088882962</text:p>
              </table:table-cell>
              <table:table-cell office:value-type="float" office:value="6.42893381753">
                <text:p>6.42893381753</text:p>
              </table:table-cell>
              <table:table-cell office:value-type="float" office:value="29.2799544786">
                <text:p>29.2799544786</text:p>
              </table:table-cell>
              <table:table-cell office:value-type="float" office:value="23.7559526055">
                <text:p>23.75595260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35.7062645318">
                <text:p>35.7062645318</text:p>
              </table:table-cell>
              <table:table-cell office:value-type="float" office:value="6.40789871813">
                <text:p>6.40789871813</text:p>
              </table:table-cell>
              <table:table-cell office:value-type="float" office:value="29.2983658136">
                <text:p>29.2983658136</text:p>
              </table:table-cell>
              <table:table-cell office:value-type="float" office:value="24.1709452153">
                <text:p>24.17094521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35.7010081396">
                <text:p>35.7010081396</text:p>
              </table:table-cell>
              <table:table-cell office:value-type="float" office:value="6.42059779758">
                <text:p>6.42059779758</text:p>
              </table:table-cell>
              <table:table-cell office:value-type="float" office:value="29.280410342">
                <text:p>29.280410342</text:p>
              </table:table-cell>
              <table:table-cell office:value-type="float" office:value="24.5931873288">
                <text:p>24.59318732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35.7041569687">
                <text:p>35.7041569687</text:p>
              </table:table-cell>
              <table:table-cell office:value-type="float" office:value="6.46806018124">
                <text:p>6.46806018124</text:p>
              </table:table-cell>
              <table:table-cell office:value-type="float" office:value="29.2360967875">
                <text:p>29.2360967875</text:p>
              </table:table-cell>
              <table:table-cell office:value-type="float" office:value="25.0228055875">
                <text:p>25.0228055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35.7137854199">
                <text:p>35.7137854199</text:p>
              </table:table-cell>
              <table:table-cell office:value-type="float" office:value="6.68401978866">
                <text:p>6.68401978866</text:p>
              </table:table-cell>
              <table:table-cell office:value-type="float" office:value="29.0297656312">
                <text:p>29.0297656312</text:p>
              </table:table-cell>
              <table:table-cell office:value-type="float" office:value="25.4599288453">
                <text:p>25.45992884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35.7193625859">
                <text:p>35.7193625859</text:p>
              </table:table-cell>
              <table:table-cell office:value-type="float" office:value="7.11142772036">
                <text:p>7.11142772036</text:p>
              </table:table-cell>
              <table:table-cell office:value-type="float" office:value="28.6079348655">
                <text:p>28.6079348655</text:p>
              </table:table-cell>
              <table:table-cell office:value-type="float" office:value="25.904688207">
                <text:p>25.9046882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35.7155349743">
                <text:p>35.7155349743</text:p>
              </table:table-cell>
              <table:table-cell office:value-type="float" office:value="7.60306942974">
                <text:p>7.60306942974</text:p>
              </table:table-cell>
              <table:table-cell office:value-type="float" office:value="28.1124655445">
                <text:p>28.1124655445</text:p>
              </table:table-cell>
              <table:table-cell office:value-type="float" office:value="26.3572170676">
                <text:p>26.35721706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35.700117161">
                <text:p>35.700117161</text:p>
              </table:table-cell>
              <table:table-cell office:value-type="float" office:value="7.93473251314">
                <text:p>7.93473251314</text:p>
              </table:table-cell>
              <table:table-cell office:value-type="float" office:value="27.7653846479">
                <text:p>27.7653846479</text:p>
              </table:table-cell>
              <table:table-cell office:value-type="float" office:value="26.8176511524">
                <text:p>26.81765115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35.6880643647">
                <text:p>35.6880643647</text:p>
              </table:table-cell>
              <table:table-cell office:value-type="float" office:value="7.99438615759">
                <text:p>7.99438615759</text:p>
              </table:table-cell>
              <table:table-cell office:value-type="float" office:value="27.6936782071">
                <text:p>27.6936782071</text:p>
              </table:table-cell>
              <table:table-cell office:value-type="float" office:value="27.2861285579">
                <text:p>27.28612855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35.6865481415">
                <text:p>35.6865481415</text:p>
              </table:table-cell>
              <table:table-cell office:value-type="float" office:value="7.99142271903">
                <text:p>7.99142271903</text:p>
              </table:table-cell>
              <table:table-cell office:value-type="float" office:value="27.6951254225">
                <text:p>27.6951254225</text:p>
              </table:table-cell>
              <table:table-cell office:value-type="float" office:value="27.7627897926">
                <text:p>27.76278979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35.6849832247">
                <text:p>35.6849832247</text:p>
              </table:table-cell>
              <table:table-cell office:value-type="float" office:value="7.98915691715">
                <text:p>7.98915691715</text:p>
              </table:table-cell>
              <table:table-cell office:value-type="float" office:value="27.6958263075">
                <text:p>27.6958263075</text:p>
              </table:table-cell>
              <table:table-cell office:value-type="float" office:value="28.24777782">
                <text:p>28.247777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35.6836648418">
                <text:p>35.6836648418</text:p>
              </table:table-cell>
              <table:table-cell office:value-type="float" office:value="7.98836824252">
                <text:p>7.98836824252</text:p>
              </table:table-cell>
              <table:table-cell office:value-type="float" office:value="27.6952965993">
                <text:p>27.6952965993</text:p>
              </table:table-cell>
              <table:table-cell office:value-type="float" office:value="28.7412381006">
                <text:p>28.7412381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35.6825150982">
                <text:p>35.6825150982</text:p>
              </table:table-cell>
              <table:table-cell office:value-type="float" office:value="7.98826438838">
                <text:p>7.98826438838</text:p>
              </table:table-cell>
              <table:table-cell office:value-type="float" office:value="27.6942507098">
                <text:p>27.6942507098</text:p>
              </table:table-cell>
              <table:table-cell office:value-type="float" office:value="29.2433186362">
                <text:p>29.24331863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35.6819482165">
                <text:p>35.6819482165</text:p>
              </table:table-cell>
              <table:table-cell office:value-type="float" office:value="7.98416955811">
                <text:p>7.98416955811</text:p>
              </table:table-cell>
              <table:table-cell office:value-type="float" office:value="27.6977786584">
                <text:p>27.6977786584</text:p>
              </table:table-cell>
              <table:table-cell office:value-type="float" office:value="29.754170014">
                <text:p>29.7541700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35.6800444431">
                <text:p>35.6800444431</text:p>
              </table:table-cell>
              <table:table-cell office:value-type="float" office:value="7.98878236607">
                <text:p>7.98878236607</text:p>
              </table:table-cell>
              <table:table-cell office:value-type="float" office:value="27.691262077">
                <text:p>27.691262077</text:p>
              </table:table-cell>
              <table:table-cell office:value-type="float" office:value="30.2739454519">
                <text:p>30.27394545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35.6786869253">
                <text:p>35.6786869253</text:p>
              </table:table-cell>
              <table:table-cell office:value-type="float" office:value="7.98974643665">
                <text:p>7.98974643665</text:p>
              </table:table-cell>
              <table:table-cell office:value-type="float" office:value="27.6889404887">
                <text:p>27.6889404887</text:p>
              </table:table-cell>
              <table:table-cell office:value-type="float" office:value="30.8028008441">
                <text:p>30.80280084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35.6775524207">
                <text:p>35.6775524207</text:p>
              </table:table-cell>
              <table:table-cell office:value-type="float" office:value="7.98809345134">
                <text:p>7.98809345134</text:p>
              </table:table-cell>
              <table:table-cell office:value-type="float" office:value="27.6894589694">
                <text:p>27.6894589694</text:p>
              </table:table-cell>
              <table:table-cell office:value-type="float" office:value="31.3408948083">
                <text:p>31.34089480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35.6762924511">
                <text:p>35.6762924511</text:p>
              </table:table-cell>
              <table:table-cell office:value-type="float" office:value="7.97939490988">
                <text:p>7.97939490988</text:p>
              </table:table-cell>
              <table:table-cell office:value-type="float" office:value="27.6968975412">
                <text:p>27.6968975412</text:p>
              </table:table-cell>
              <table:table-cell office:value-type="float" office:value="31.8883887331">
                <text:p>31.88838873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35.6749754534">
                <text:p>35.6749754534</text:p>
              </table:table-cell>
              <table:table-cell office:value-type="float" office:value="7.96285890811">
                <text:p>7.96285890811</text:p>
              </table:table-cell>
              <table:table-cell office:value-type="float" office:value="27.7121165453">
                <text:p>27.7121165453</text:p>
              </table:table-cell>
              <table:table-cell office:value-type="float" office:value="32.4454468264">
                <text:p>32.4454468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35.6738626985">
                <text:p>35.6738626985</text:p>
              </table:table-cell>
              <table:table-cell office:value-type="float" office:value="7.93721827878">
                <text:p>7.93721827878</text:p>
              </table:table-cell>
              <table:table-cell office:value-type="float" office:value="27.7366444197">
                <text:p>27.7366444197</text:p>
              </table:table-cell>
              <table:table-cell office:value-type="float" office:value="33.0122361646">
                <text:p>33.01223616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35.6730610858">
                <text:p>35.6730610858</text:p>
              </table:table-cell>
              <table:table-cell office:value-type="float" office:value="7.91343135894">
                <text:p>7.91343135894</text:p>
              </table:table-cell>
              <table:table-cell office:value-type="float" office:value="27.7596297269">
                <text:p>27.7596297269</text:p>
              </table:table-cell>
              <table:table-cell office:value-type="float" office:value="33.5889267427">
                <text:p>33.58892674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67.8776825138">
                <text:p>67.8776825138</text:p>
              </table:table-cell>
              <table:table-cell office:value-type="float" office:value="15.736212361">
                <text:p>15.736212361</text:p>
              </table:table-cell>
              <table:table-cell office:value-type="float" office:value="52.1414701528">
                <text:p>52.1414701528</text:p>
              </table:table-cell>
              <table:table-cell office:value-type="float" office:value="34.1756915254">
                <text:p>34.17569152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67.876603311">
                <text:p>67.876603311</text:p>
              </table:table-cell>
              <table:table-cell office:value-type="float" office:value="15.731713283">
                <text:p>15.731713283</text:p>
              </table:table-cell>
              <table:table-cell office:value-type="float" office:value="52.144890028">
                <text:p>52.144890028</text:p>
              </table:table-cell>
              <table:table-cell office:value-type="float" office:value="34.772706499">
                <text:p>34.7727064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67.8757481928">
                <text:p>67.8757481928</text:p>
              </table:table-cell>
              <table:table-cell office:value-type="float" office:value="15.7315904971">
                <text:p>15.7315904971</text:p>
              </table:table-cell>
              <table:table-cell office:value-type="float" office:value="52.1441576957">
                <text:p>52.1441576957</text:p>
              </table:table-cell>
              <table:table-cell office:value-type="float" office:value="35.380150724">
                <text:p>35.3801507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67.8748577796">
                <text:p>67.8748577796</text:p>
              </table:table-cell>
              <table:table-cell office:value-type="float" office:value="15.7313418975">
                <text:p>15.7313418975</text:p>
              </table:table-cell>
              <table:table-cell office:value-type="float" office:value="52.1435158821">
                <text:p>52.1435158821</text:p>
              </table:table-cell>
              <table:table-cell office:value-type="float" office:value="35.998206389">
                <text:p>35.9982063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67.8741405828">
                <text:p>67.8741405828</text:p>
              </table:table-cell>
              <table:table-cell office:value-type="float" office:value="15.7310408934">
                <text:p>15.7310408934</text:p>
              </table:table-cell>
              <table:table-cell office:value-type="float" office:value="52.1430996895">
                <text:p>52.1430996895</text:p>
              </table:table-cell>
              <table:table-cell office:value-type="float" office:value="36.6270588651">
                <text:p>36.62705886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67.8734715954">
                <text:p>67.8734715954</text:p>
              </table:table-cell>
              <table:table-cell office:value-type="float" office:value="15.7310384759">
                <text:p>15.7310384759</text:p>
              </table:table-cell>
              <table:table-cell office:value-type="float" office:value="52.1424331195">
                <text:p>52.1424331195</text:p>
              </table:table-cell>
              <table:table-cell office:value-type="float" office:value="37.2668967617">
                <text:p>37.26689676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67.8728013766">
                <text:p>67.8728013766</text:p>
              </table:table-cell>
              <table:table-cell office:value-type="float" office:value="15.7296051044">
                <text:p>15.7296051044</text:p>
              </table:table-cell>
              <table:table-cell office:value-type="float" office:value="52.1431962722">
                <text:p>52.1431962722</text:p>
              </table:table-cell>
              <table:table-cell office:value-type="float" office:value="37.9179119832">
                <text:p>37.91791198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67.8721361069">
                <text:p>67.8721361069</text:p>
              </table:table-cell>
              <table:table-cell office:value-type="float" office:value="15.7278676353">
                <text:p>15.7278676353</text:p>
              </table:table-cell>
              <table:table-cell office:value-type="float" office:value="52.1442684716">
                <text:p>52.1442684716</text:p>
              </table:table-cell>
              <table:table-cell office:value-type="float" office:value="38.5802997861">
                <text:p>38.58029978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67.8710932418">
                <text:p>67.8710932418</text:p>
              </table:table-cell>
              <table:table-cell office:value-type="float" office:value="15.7188363187">
                <text:p>15.7188363187</text:p>
              </table:table-cell>
              <table:table-cell office:value-type="float" office:value="52.1522569231">
                <text:p>52.1522569231</text:p>
              </table:table-cell>
              <table:table-cell office:value-type="float" office:value="39.254258838">
                <text:p>39.2542588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67.8701112388">
                <text:p>67.8701112388</text:p>
              </table:table-cell>
              <table:table-cell office:value-type="float" office:value="15.6919407369">
                <text:p>15.6919407369</text:p>
              </table:table-cell>
              <table:table-cell office:value-type="float" office:value="52.1781705019">
                <text:p>52.1781705019</text:p>
              </table:table-cell>
              <table:table-cell office:value-type="float" office:value="39.939991277">
                <text:p>39.9399912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67.869761585">
                <text:p>67.869761585</text:p>
              </table:table-cell>
              <table:table-cell office:value-type="float" office:value="15.6620561076">
                <text:p>15.6620561076</text:p>
              </table:table-cell>
              <table:table-cell office:value-type="float" office:value="52.2077054774">
                <text:p>52.2077054774</text:p>
              </table:table-cell>
              <table:table-cell office:value-type="float" office:value="40.6377027723">
                <text:p>40.63770277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67.869808512">
                <text:p>67.869808512</text:p>
              </table:table-cell>
              <table:table-cell office:value-type="float" office:value="15.6547178794">
                <text:p>15.6547178794</text:p>
              </table:table-cell>
              <table:table-cell office:value-type="float" office:value="52.2150906326">
                <text:p>52.2150906326</text:p>
              </table:table-cell>
              <table:table-cell office:value-type="float" office:value="41.3476025861">
                <text:p>41.34760258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67.8687835621">
                <text:p>67.8687835621</text:p>
              </table:table-cell>
              <table:table-cell office:value-type="float" office:value="15.6503269648">
                <text:p>15.6503269648</text:p>
              </table:table-cell>
              <table:table-cell office:value-type="float" office:value="52.2184565973">
                <text:p>52.2184565973</text:p>
              </table:table-cell>
              <table:table-cell office:value-type="float" office:value="42.0699036359">
                <text:p>42.06990363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67.8687691695">
                <text:p>67.8687691695</text:p>
              </table:table-cell>
              <table:table-cell office:value-type="float" office:value="15.6447372681">
                <text:p>15.6447372681</text:p>
              </table:table-cell>
              <table:table-cell office:value-type="float" office:value="52.2240319014">
                <text:p>52.2240319014</text:p>
              </table:table-cell>
              <table:table-cell office:value-type="float" office:value="42.8048225589">
                <text:p>42.80482255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67.8666003961">
                <text:p>67.8666003961</text:p>
              </table:table-cell>
              <table:table-cell office:value-type="float" office:value="15.6378127168">
                <text:p>15.6378127168</text:p>
              </table:table-cell>
              <table:table-cell office:value-type="float" office:value="52.2287876793">
                <text:p>52.2287876793</text:p>
              </table:table-cell>
              <table:table-cell office:value-type="float" office:value="43.5525797767">
                <text:p>43.55257977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44.3133995613">
                <text:p>44.3133995613</text:p>
              </table:table-cell>
              <table:table-cell office:value-type="float" office:value="13.1157697607">
                <text:p>13.1157697607</text:p>
              </table:table-cell>
              <table:table-cell office:value-type="float" office:value="31.1976298006">
                <text:p>31.1976298006</text:p>
              </table:table-cell>
              <table:table-cell office:value-type="float" office:value="44.3133995613">
                <text:p>44.31339956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44.3090863382">
                <text:p>44.3090863382</text:p>
              </table:table-cell>
              <table:table-cell office:value-type="float" office:value="13.1316478308">
                <text:p>13.1316478308</text:p>
              </table:table-cell>
              <table:table-cell office:value-type="float" office:value="31.1774385074">
                <text:p>31.1774385074</text:p>
              </table:table-cell>
              <table:table-cell office:value-type="float" office:value="45.0875101027">
                <text:p>45.08751010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44.3060242845">
                <text:p>44.3060242845</text:p>
              </table:table-cell>
              <table:table-cell office:value-type="float" office:value="13.1575421674">
                <text:p>13.1575421674</text:p>
              </table:table-cell>
              <table:table-cell office:value-type="float" office:value="31.1484821171">
                <text:p>31.1484821171</text:p>
              </table:table-cell>
              <table:table-cell office:value-type="float" office:value="45.8751435771">
                <text:p>45.87514357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44.3046316189">
                <text:p>44.3046316189</text:p>
              </table:table-cell>
              <table:table-cell office:value-type="float" office:value="13.1829266306">
                <text:p>13.1829266306</text:p>
              </table:table-cell>
              <table:table-cell office:value-type="float" office:value="31.1217049883">
                <text:p>31.1217049883</text:p>
              </table:table-cell>
              <table:table-cell office:value-type="float" office:value="46.6765362164">
                <text:p>46.67653621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44.3029038815">
                <text:p>44.3029038815</text:p>
              </table:table-cell>
              <table:table-cell office:value-type="float" office:value="13.1939913137">
                <text:p>13.1939913137</text:p>
              </table:table-cell>
              <table:table-cell office:value-type="float" office:value="31.1089125678">
                <text:p>31.1089125678</text:p>
              </table:table-cell>
              <table:table-cell office:value-type="float" office:value="47.4919283795">
                <text:p>47.49192837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44.3004750161">
                <text:p>44.3004750161</text:p>
              </table:table-cell>
              <table:table-cell office:value-type="float" office:value="13.2034026214">
                <text:p>13.2034026214</text:p>
              </table:table-cell>
              <table:table-cell office:value-type="float" office:value="31.0970723946">
                <text:p>31.0970723946</text:p>
              </table:table-cell>
              <table:table-cell office:value-type="float" office:value="48.3215646239">
                <text:p>48.32156462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44.2995861057">
                <text:p>44.2995861057</text:p>
              </table:table-cell>
              <table:table-cell office:value-type="float" office:value="13.2045952831">
                <text:p>13.2045952831</text:p>
              </table:table-cell>
              <table:table-cell office:value-type="float" office:value="31.0949908226">
                <text:p>31.0949908226</text:p>
              </table:table-cell>
              <table:table-cell office:value-type="float" office:value="49.1656937795">
                <text:p>49.16569377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44.297395056">
                <text:p>44.297395056</text:p>
              </table:table-cell>
              <table:table-cell office:value-type="float" office:value="13.1935074411">
                <text:p>13.1935074411</text:p>
              </table:table-cell>
              <table:table-cell office:value-type="float" office:value="31.1038876149">
                <text:p>31.1038876149</text:p>
              </table:table-cell>
              <table:table-cell office:value-type="float" office:value="50.0245690228">
                <text:p>50.02456902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44.2958577254">
                <text:p>44.2958577254</text:p>
              </table:table-cell>
              <table:table-cell office:value-type="float" office:value="13.1936338645">
                <text:p>13.1936338645</text:p>
              </table:table-cell>
              <table:table-cell office:value-type="float" office:value="31.1022238608">
                <text:p>31.1022238608</text:p>
              </table:table-cell>
              <table:table-cell office:value-type="float" office:value="50.8984479532">
                <text:p>50.89844795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44.3013941292">
                <text:p>44.3013941292</text:p>
              </table:table-cell>
              <table:table-cell office:value-type="float" office:value="13.0957141291">
                <text:p>13.0957141291</text:p>
              </table:table-cell>
              <table:table-cell office:value-type="float" office:value="31.2056800001">
                <text:p>31.2056800001</text:p>
              </table:table-cell>
              <table:table-cell office:value-type="float" office:value="51.78759267">
                <text:p>51.787592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44.2918480743">
                <text:p>44.2918480743</text:p>
              </table:table-cell>
              <table:table-cell office:value-type="float" office:value="13.0352134534">
                <text:p>13.0352134534</text:p>
              </table:table-cell>
              <table:table-cell office:value-type="float" office:value="31.2566346209">
                <text:p>31.2566346209</text:p>
              </table:table-cell>
              <table:table-cell office:value-type="float" office:value="52.6922698511">
                <text:p>52.69226985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44.2900111425">
                <text:p>44.2900111425</text:p>
              </table:table-cell>
              <table:table-cell office:value-type="float" office:value="13.0897866631">
                <text:p>13.0897866631</text:p>
              </table:table-cell>
              <table:table-cell office:value-type="float" office:value="31.2002244794">
                <text:p>31.2002244794</text:p>
              </table:table-cell>
              <table:table-cell office:value-type="float" office:value="53.612750833">
                <text:p>53.6127508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44.2898752072">
                <text:p>44.2898752072</text:p>
              </table:table-cell>
              <table:table-cell office:value-type="float" office:value="13.1346552394">
                <text:p>13.1346552394</text:p>
              </table:table-cell>
              <table:table-cell office:value-type="float" office:value="31.1552199678">
                <text:p>31.1552199678</text:p>
              </table:table-cell>
              <table:table-cell office:value-type="float" office:value="54.5493116924">
                <text:p>54.54931169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44.2852146264">
                <text:p>44.2852146264</text:p>
              </table:table-cell>
              <table:table-cell office:value-type="float" office:value="12.9679970928">
                <text:p>12.9679970928</text:p>
              </table:table-cell>
              <table:table-cell office:value-type="float" office:value="31.3172175337">
                <text:p>31.3172175337</text:p>
              </table:table-cell>
              <table:table-cell office:value-type="float" office:value="55.5022333284">
                <text:p>55.50223332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44.272071465">
                <text:p>44.272071465</text:p>
              </table:table-cell>
              <table:table-cell office:value-type="float" office:value="13.1597015225">
                <text:p>13.1597015225</text:p>
              </table:table-cell>
              <table:table-cell office:value-type="float" office:value="31.1123699425">
                <text:p>31.1123699425</text:p>
              </table:table-cell>
              <table:table-cell office:value-type="float" office:value="56.4718015474">
                <text:p>56.47180154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44.2669410766">
                <text:p>44.2669410766</text:p>
              </table:table-cell>
              <table:table-cell office:value-type="float" office:value="13.5451495561">
                <text:p>13.5451495561</text:p>
              </table:table-cell>
              <table:table-cell office:value-type="float" office:value="30.7217915205">
                <text:p>30.7217915205</text:p>
              </table:table-cell>
              <table:table-cell office:value-type="float" office:value="57.4583071485">
                <text:p>57.45830714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44.2642621136">
                <text:p>44.2642621136</text:p>
              </table:table-cell>
              <table:table-cell office:value-type="float" office:value="13.8716171945">
                <text:p>13.8716171945</text:p>
              </table:table-cell>
              <table:table-cell office:value-type="float" office:value="30.3926449191">
                <text:p>30.3926449191</text:p>
              </table:table-cell>
              <table:table-cell office:value-type="float" office:value="58.4620460107">
                <text:p>58.46204601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44.2640102552">
                <text:p>44.2640102552</text:p>
              </table:table-cell>
              <table:table-cell office:value-type="float" office:value="13.9674608171">
                <text:p>13.9674608171</text:p>
              </table:table-cell>
              <table:table-cell office:value-type="float" office:value="30.2965494382">
                <text:p>30.2965494382</text:p>
              </table:table-cell>
              <table:table-cell office:value-type="float" office:value="59.4833191817">
                <text:p>59.48331918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44.2618776923">
                <text:p>44.2618776923</text:p>
              </table:table-cell>
              <table:table-cell office:value-type="float" office:value="13.9194928034">
                <text:p>13.9194928034</text:p>
              </table:table-cell>
              <table:table-cell office:value-type="float" office:value="30.3423848889">
                <text:p>30.3423848889</text:p>
              </table:table-cell>
              <table:table-cell office:value-type="float" office:value="60.5224329684">
                <text:p>60.52243296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44.2573753508">
                <text:p>44.2573753508</text:p>
              </table:table-cell>
              <table:table-cell office:value-type="float" office:value="13.9067460019">
                <text:p>13.9067460019</text:p>
              </table:table-cell>
              <table:table-cell office:value-type="float" office:value="30.350629349">
                <text:p>30.350629349</text:p>
              </table:table-cell>
              <table:table-cell office:value-type="float" office:value="61.5796990282">
                <text:p>61.57969902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44.2540985182">
                <text:p>44.2540985182</text:p>
              </table:table-cell>
              <table:table-cell office:value-type="float" office:value="13.9754399766">
                <text:p>13.9754399766</text:p>
              </table:table-cell>
              <table:table-cell office:value-type="float" office:value="30.2786585415">
                <text:p>30.2786585415</text:p>
              </table:table-cell>
              <table:table-cell office:value-type="float" office:value="62.6554344632">
                <text:p>62.65543446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44.2511587458">
                <text:p>44.2511587458</text:p>
              </table:table-cell>
              <table:table-cell office:value-type="float" office:value="14.0389415183">
                <text:p>14.0389415183</text:p>
              </table:table-cell>
              <table:table-cell office:value-type="float" office:value="30.2122172274">
                <text:p>30.2122172274</text:p>
              </table:table-cell>
              <table:table-cell office:value-type="float" office:value="63.7499619149">
                <text:p>63.74996191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44.2658261005">
                <text:p>44.2658261005</text:p>
              </table:table-cell>
              <table:table-cell office:value-type="float" office:value="14.130577804">
                <text:p>14.130577804</text:p>
              </table:table-cell>
              <table:table-cell office:value-type="float" office:value="30.1352482966">
                <text:p>30.1352482966</text:p>
              </table:table-cell>
              <table:table-cell office:value-type="float" office:value="64.8636096607">
                <text:p>64.86360966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44.2484389628">
                <text:p>44.2484389628</text:p>
              </table:table-cell>
              <table:table-cell office:value-type="float" office:value="14.1554298344">
                <text:p>14.1554298344</text:p>
              </table:table-cell>
              <table:table-cell office:value-type="float" office:value="30.0930091284">
                <text:p>30.0930091284</text:p>
              </table:table-cell>
              <table:table-cell office:value-type="float" office:value="65.9967117131">
                <text:p>65.99671171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44.2417475573">
                <text:p>44.2417475573</text:p>
              </table:table-cell>
              <table:table-cell office:value-type="float" office:value="14.0961997201">
                <text:p>14.0961997201</text:p>
              </table:table-cell>
              <table:table-cell office:value-type="float" office:value="30.1455478372">
                <text:p>30.1455478372</text:p>
              </table:table-cell>
              <table:table-cell office:value-type="float" office:value="67.1496079193">
                <text:p>67.14960791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44.2391082882">
                <text:p>44.2391082882</text:p>
              </table:table-cell>
              <table:table-cell office:value-type="float" office:value="14.0897012726">
                <text:p>14.0897012726</text:p>
              </table:table-cell>
              <table:table-cell office:value-type="float" office:value="30.1494070156">
                <text:p>30.1494070156</text:p>
              </table:table-cell>
              <table:table-cell office:value-type="float" office:value="68.3226440631">
                <text:p>68.32264406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44.2385038376">
                <text:p>44.2385038376</text:p>
              </table:table-cell>
              <table:table-cell office:value-type="float" office:value="14.1079357463">
                <text:p>14.1079357463</text:p>
              </table:table-cell>
              <table:table-cell office:value-type="float" office:value="30.1305680913">
                <text:p>30.1305680913</text:p>
              </table:table-cell>
              <table:table-cell office:value-type="float" office:value="69.5161719691">
                <text:p>69.51617196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44.2429227274">
                <text:p>44.2429227274</text:p>
              </table:table-cell>
              <table:table-cell office:value-type="float" office:value="14.3250857988">
                <text:p>14.3250857988</text:p>
              </table:table-cell>
              <table:table-cell office:value-type="float" office:value="29.9178369286">
                <text:p>29.9178369286</text:p>
              </table:table-cell>
              <table:table-cell office:value-type="float" office:value="70.7305496078">
                <text:p>70.73054960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44.2497098841">
                <text:p>44.2497098841</text:p>
              </table:table-cell>
              <table:table-cell office:value-type="float" office:value="14.861063661">
                <text:p>14.861063661</text:p>
              </table:table-cell>
              <table:table-cell office:value-type="float" office:value="29.3886462231">
                <text:p>29.3886462231</text:p>
              </table:table-cell>
              <table:table-cell office:value-type="float" office:value="71.966141203">
                <text:p>71.9661412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44.2502262269">
                <text:p>44.2502262269</text:p>
              </table:table-cell>
              <table:table-cell office:value-type="float" office:value="15.6272550802">
                <text:p>15.6272550802</text:p>
              </table:table-cell>
              <table:table-cell office:value-type="float" office:value="28.6229711467">
                <text:p>28.6229711467</text:p>
              </table:table-cell>
              <table:table-cell office:value-type="float" office:value="73.2233173411">
                <text:p>73.22331734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44.2417048501">
                <text:p>44.2417048501</text:p>
              </table:table-cell>
              <table:table-cell office:value-type="float" office:value="16.3273037598">
                <text:p>16.3273037598</text:p>
              </table:table-cell>
              <table:table-cell office:value-type="float" office:value="27.9144010903">
                <text:p>27.9144010903</text:p>
              </table:table-cell>
              <table:table-cell office:value-type="float" office:value="74.5024550826">
                <text:p>74.50245508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44.2278214155">
                <text:p>44.2278214155</text:p>
              </table:table-cell>
              <table:table-cell office:value-type="float" office:value="16.6171746473">
                <text:p>16.6171746473</text:p>
              </table:table-cell>
              <table:table-cell office:value-type="float" office:value="27.6106467682">
                <text:p>27.6106467682</text:p>
              </table:table-cell>
              <table:table-cell office:value-type="float" office:value="75.8039380744">
                <text:p>75.80393807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44.2228210402">
                <text:p>44.2228210402</text:p>
              </table:table-cell>
              <table:table-cell office:value-type="float" office:value="16.625413719">
                <text:p>16.625413719</text:p>
              </table:table-cell>
              <table:table-cell office:value-type="float" office:value="27.5974073211">
                <text:p>27.5974073211</text:p>
              </table:table-cell>
              <table:table-cell office:value-type="float" office:value="77.1281566658">
                <text:p>77.12815666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44.2205394881">
                <text:p>44.2205394881</text:p>
              </table:table-cell>
              <table:table-cell office:value-type="float" office:value="16.6242788785">
                <text:p>16.6242788785</text:p>
              </table:table-cell>
              <table:table-cell office:value-type="float" office:value="27.5962606097">
                <text:p>27.5962606097</text:p>
              </table:table-cell>
              <table:table-cell office:value-type="float" office:value="78.4755080246">
                <text:p>78.47550802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44.2185517727">
                <text:p>44.2185517727</text:p>
              </table:table-cell>
              <table:table-cell office:value-type="float" office:value="16.6223965045">
                <text:p>16.6223965045</text:p>
              </table:table-cell>
              <table:table-cell office:value-type="float" office:value="27.5961552682">
                <text:p>27.5961552682</text:p>
              </table:table-cell>
              <table:table-cell office:value-type="float" office:value="79.8463962572">
                <text:p>79.84639625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76.8499284067">
                <text:p>76.8499284067</text:p>
              </table:table-cell>
              <table:table-cell office:value-type="float" office:value="25.3878901553">
                <text:p>25.3878901553</text:p>
              </table:table-cell>
              <table:table-cell office:value-type="float" office:value="51.4620382514">
                <text:p>51.4620382514</text:p>
              </table:table-cell>
              <table:table-cell office:value-type="float" office:value="81.2412325291">
                <text:p>81.24123252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76.8473016355">
                <text:p>76.8473016355</text:p>
              </table:table-cell>
              <table:table-cell office:value-type="float" office:value="25.375870012">
                <text:p>25.375870012</text:p>
              </table:table-cell>
              <table:table-cell office:value-type="float" office:value="51.4714316236">
                <text:p>51.4714316236</text:p>
              </table:table-cell>
              <table:table-cell office:value-type="float" office:value="82.6604351883">
                <text:p>82.66043518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76.8450878076">
                <text:p>76.8450878076</text:p>
              </table:table-cell>
              <table:table-cell office:value-type="float" office:value="25.3633213577">
                <text:p>25.3633213577</text:p>
              </table:table-cell>
              <table:table-cell office:value-type="float" office:value="51.4817664499">
                <text:p>51.4817664499</text:p>
              </table:table-cell>
              <table:table-cell office:value-type="float" office:value="84.1044298913">
                <text:p>84.10442989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76.8431363816">
                <text:p>76.8431363816</text:p>
              </table:table-cell>
              <table:table-cell office:value-type="float" office:value="25.3066948892">
                <text:p>25.3066948892</text:p>
              </table:table-cell>
              <table:table-cell office:value-type="float" office:value="51.5364414924">
                <text:p>51.5364414924</text:p>
              </table:table-cell>
              <table:table-cell office:value-type="float" office:value="85.57364973">
                <text:p>85.573649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76.8409180557">
                <text:p>76.8409180557</text:p>
              </table:table-cell>
              <table:table-cell office:value-type="float" office:value="25.2445056358">
                <text:p>25.2445056358</text:p>
              </table:table-cell>
              <table:table-cell office:value-type="float" office:value="51.5964124198">
                <text:p>51.5964124198</text:p>
              </table:table-cell>
              <table:table-cell office:value-type="float" office:value="87.0685353623">
                <text:p>87.06853536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76.8396636383">
                <text:p>76.8396636383</text:p>
              </table:table-cell>
              <table:table-cell office:value-type="float" office:value="25.2033343013">
                <text:p>25.2033343013</text:p>
              </table:table-cell>
              <table:table-cell office:value-type="float" office:value="51.636329337">
                <text:p>51.636329337</text:p>
              </table:table-cell>
              <table:table-cell office:value-type="float" office:value="88.5895351438">
                <text:p>88.58953514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76.8386120395">
                <text:p>76.8386120395</text:p>
              </table:table-cell>
              <table:table-cell office:value-type="float" office:value="25.1960232968">
                <text:p>25.1960232968</text:p>
              </table:table-cell>
              <table:table-cell office:value-type="float" office:value="51.6425887427">
                <text:p>51.6425887427</text:p>
              </table:table-cell>
              <table:table-cell office:value-type="float" office:value="90.1371052624">
                <text:p>90.13710526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76.8371855847">
                <text:p>76.8371855847</text:p>
              </table:table-cell>
              <table:table-cell office:value-type="float" office:value="25.1904544196">
                <text:p>25.1904544196</text:p>
              </table:table-cell>
              <table:table-cell office:value-type="float" office:value="51.6467311652">
                <text:p>51.6467311652</text:p>
              </table:table-cell>
              <table:table-cell office:value-type="float" office:value="91.7117098751">
                <text:p>91.71170987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76.8366733842">
                <text:p>76.8366733842</text:p>
              </table:table-cell>
              <table:table-cell office:value-type="float" office:value="25.1773419121">
                <text:p>25.1773419121</text:p>
              </table:table-cell>
              <table:table-cell office:value-type="float" office:value="51.659331472">
                <text:p>51.659331472</text:p>
              </table:table-cell>
              <table:table-cell office:value-type="float" office:value="93.3138212475">
                <text:p>93.31382124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76.8340873976">
                <text:p>76.8340873976</text:p>
              </table:table-cell>
              <table:table-cell office:value-type="float" office:value="25.1586006376">
                <text:p>25.1586006376</text:p>
              </table:table-cell>
              <table:table-cell office:value-type="float" office:value="51.67548676">
                <text:p>51.67548676</text:p>
              </table:table-cell>
              <table:table-cell office:value-type="float" office:value="94.9439198949">
                <text:p>94.94391989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76.8323153632">
                <text:p>76.8323153632</text:p>
              </table:table-cell>
              <table:table-cell office:value-type="float" office:value="25.1453231028">
                <text:p>25.1453231028</text:p>
              </table:table-cell>
              <table:table-cell office:value-type="float" office:value="51.6869922604">
                <text:p>51.6869922604</text:p>
              </table:table-cell>
              <table:table-cell office:value-type="float" office:value="96.6024947269">
                <text:p>96.60249472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76.8308779249">
                <text:p>76.8308779249</text:p>
              </table:table-cell>
              <table:table-cell office:value-type="float" office:value="25.1564324953">
                <text:p>25.1564324953</text:p>
              </table:table-cell>
              <table:table-cell office:value-type="float" office:value="51.6744454296">
                <text:p>51.6744454296</text:p>
              </table:table-cell>
              <table:table-cell office:value-type="float" office:value="98.2900431939">
                <text:p>98.29004319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76.8297951279">
                <text:p>76.8297951279</text:p>
              </table:table-cell>
              <table:table-cell office:value-type="float" office:value="25.1820938212">
                <text:p>25.1820938212</text:p>
              </table:table-cell>
              <table:table-cell office:value-type="float" office:value="51.6477013067">
                <text:p>51.6477013067</text:p>
              </table:table-cell>
              <table:table-cell office:value-type="float" office:value="100.007071436">
                <text:p>100.0070714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76.8289437517">
                <text:p>76.8289437517</text:p>
              </table:table-cell>
              <table:table-cell office:value-type="float" office:value="25.1543400455">
                <text:p>25.1543400455</text:p>
              </table:table-cell>
              <table:table-cell office:value-type="float" office:value="51.6746037062">
                <text:p>51.6746037062</text:p>
              </table:table-cell>
              <table:table-cell office:value-type="float" office:value="101.754094435">
                <text:p>101.7540944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76.8246890693">
                <text:p>76.8246890693</text:p>
              </table:table-cell>
              <table:table-cell office:value-type="float" office:value="25.0974037381">
                <text:p>25.0974037381</text:p>
              </table:table-cell>
              <table:table-cell office:value-type="float" office:value="51.7272853312">
                <text:p>51.7272853312</text:p>
              </table:table-cell>
              <table:table-cell office:value-type="float" office:value="103.53163617">
                <text:p>103.531636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50.9206629392">
                <text:p>50.9206629392</text:p>
              </table:table-cell>
              <table:table-cell office:value-type="float" office:value="19.640681667">
                <text:p>19.640681667</text:p>
              </table:table-cell>
              <table:table-cell office:value-type="float" office:value="31.2799812722">
                <text:p>31.2799812722</text:p>
              </table:table-cell>
              <table:table-cell office:value-type="float" office:value="105.340229772">
                <text:p>105.3402297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50.9127940501">
                <text:p>50.9127940501</text:p>
              </table:table-cell>
              <table:table-cell office:value-type="float" office:value="19.5508803205">
                <text:p>19.5508803205</text:p>
              </table:table-cell>
              <table:table-cell office:value-type="float" office:value="31.3619137295">
                <text:p>31.3619137295</text:p>
              </table:table-cell>
              <table:table-cell office:value-type="float" office:value="107.180417686">
                <text:p>107.1804176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50.9094657877">
                <text:p>50.9094657877</text:p>
              </table:table-cell>
              <table:table-cell office:value-type="float" office:value="19.5507812484">
                <text:p>19.5507812484</text:p>
              </table:table-cell>
              <table:table-cell office:value-type="float" office:value="31.3586845393">
                <text:p>31.3586845393</text:p>
              </table:table-cell>
              <table:table-cell office:value-type="float" office:value="109.052751833">
                <text:p>109.0527518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50.9063172323">
                <text:p>50.9063172323</text:p>
              </table:table-cell>
              <table:table-cell office:value-type="float" office:value="19.5581661303">
                <text:p>19.5581661303</text:p>
              </table:table-cell>
              <table:table-cell office:value-type="float" office:value="31.348151102">
                <text:p>31.348151102</text:p>
              </table:table-cell>
              <table:table-cell office:value-type="float" office:value="110.957793775">
                <text:p>110.9577937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50.9035092439">
                <text:p>50.9035092439</text:p>
              </table:table-cell>
              <table:table-cell office:value-type="float" office:value="19.5550195856">
                <text:p>19.5550195856</text:p>
              </table:table-cell>
              <table:table-cell office:value-type="float" office:value="31.3484896583">
                <text:p>31.3484896583</text:p>
              </table:table-cell>
              <table:table-cell office:value-type="float" office:value="112.896114885">
                <text:p>112.8961148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50.9005408234">
                <text:p>50.9005408234</text:p>
              </table:table-cell>
              <table:table-cell office:value-type="float" office:value="19.5691493791">
                <text:p>19.5691493791</text:p>
              </table:table-cell>
              <table:table-cell office:value-type="float" office:value="31.3313914443">
                <text:p>31.3313914443</text:p>
              </table:table-cell>
              <table:table-cell office:value-type="float" office:value="114.868296516">
                <text:p>114.8682965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50.9099335788">
                <text:p>50.9099335788</text:p>
              </table:table-cell>
              <table:table-cell office:value-type="float" office:value="19.449953386">
                <text:p>19.449953386</text:p>
              </table:table-cell>
              <table:table-cell office:value-type="float" office:value="31.4599801927">
                <text:p>31.4599801927</text:p>
              </table:table-cell>
              <table:table-cell office:value-type="float" office:value="116.874930177">
                <text:p>116.8749301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50.8964659905">
                <text:p>50.8964659905</text:p>
              </table:table-cell>
              <table:table-cell office:value-type="float" office:value="19.1810631509">
                <text:p>19.1810631509</text:p>
              </table:table-cell>
              <table:table-cell office:value-type="float" office:value="31.7154028396">
                <text:p>31.7154028396</text:p>
              </table:table-cell>
              <table:table-cell office:value-type="float" office:value="118.916617711">
                <text:p>118.9166177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50.8897834013">
                <text:p>50.8897834013</text:p>
              </table:table-cell>
              <table:table-cell office:value-type="float" office:value="19.2779082826">
                <text:p>19.2779082826</text:p>
              </table:table-cell>
              <table:table-cell office:value-type="float" office:value="31.6118751187">
                <text:p>31.6118751187</text:p>
              </table:table-cell>
              <table:table-cell office:value-type="float" office:value="120.993971474">
                <text:p>120.9939714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50.8913511928">
                <text:p>50.8913511928</text:p>
              </table:table-cell>
              <table:table-cell office:value-type="float" office:value="19.5178100787">
                <text:p>19.5178100787</text:p>
              </table:table-cell>
              <table:table-cell office:value-type="float" office:value="31.3735411141">
                <text:p>31.3735411141</text:p>
              </table:table-cell>
              <table:table-cell office:value-type="float" office:value="123.107614519">
                <text:p>123.1076145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50.8885533412">
                <text:p>50.8885533412</text:p>
              </table:table-cell>
              <table:table-cell office:value-type="float" office:value="19.4789712153">
                <text:p>19.4789712153</text:p>
              </table:table-cell>
              <table:table-cell office:value-type="float" office:value="31.4095821259">
                <text:p>31.4095821259</text:p>
              </table:table-cell>
              <table:table-cell office:value-type="float" office:value="125.258180782">
                <text:p>125.2581807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50.8832827294">
                <text:p>50.8832827294</text:p>
              </table:table-cell>
              <table:table-cell office:value-type="float" office:value="19.3891256501">
                <text:p>19.3891256501</text:p>
              </table:table-cell>
              <table:table-cell office:value-type="float" office:value="31.4941570793">
                <text:p>31.4941570793</text:p>
              </table:table-cell>
              <table:table-cell office:value-type="float" office:value="127.446315277">
                <text:p>127.4463152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50.8784152514">
                <text:p>50.8784152514</text:p>
              </table:table-cell>
              <table:table-cell office:value-type="float" office:value="19.2306094245">
                <text:p>19.2306094245</text:p>
              </table:table-cell>
              <table:table-cell office:value-type="float" office:value="31.647805827">
                <text:p>31.647805827</text:p>
              </table:table-cell>
              <table:table-cell office:value-type="float" office:value="129.672674281">
                <text:p>129.6726742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50.866782168">
                <text:p>50.866782168</text:p>
              </table:table-cell>
              <table:table-cell office:value-type="float" office:value="19.3230045017">
                <text:p>19.3230045017</text:p>
              </table:table-cell>
              <table:table-cell office:value-type="float" office:value="31.5437776663">
                <text:p>31.5437776663</text:p>
              </table:table-cell>
              <table:table-cell office:value-type="float" office:value="131.937925539">
                <text:p>131.9379255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50.8555968301">
                <text:p>50.8555968301</text:p>
              </table:table-cell>
              <table:table-cell office:value-type="float" office:value="19.3775960647">
                <text:p>19.3775960647</text:p>
              </table:table-cell>
              <table:table-cell office:value-type="float" office:value="31.4780007654">
                <text:p>31.4780007654</text:p>
              </table:table-cell>
              <table:table-cell office:value-type="float" office:value="134.242748459">
                <text:p>134.2427484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50.8457054046">
                <text:p>50.8457054046</text:p>
              </table:table-cell>
              <table:table-cell office:value-type="float" office:value="19.4241267168">
                <text:p>19.4241267168</text:p>
              </table:table-cell>
              <table:table-cell office:value-type="float" office:value="31.4215786878">
                <text:p>31.4215786878</text:p>
              </table:table-cell>
              <table:table-cell office:value-type="float" office:value="136.587834318">
                <text:p>136.5878343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50.838196937">
                <text:p>50.838196937</text:p>
              </table:table-cell>
              <table:table-cell office:value-type="float" office:value="19.4622755987">
                <text:p>19.4622755987</text:p>
              </table:table-cell>
              <table:table-cell office:value-type="float" office:value="31.3759213383">
                <text:p>31.3759213383</text:p>
              </table:table-cell>
              <table:table-cell office:value-type="float" office:value="138.97388647">
                <text:p>138.973886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50.8306141097">
                <text:p>50.8306141097</text:p>
              </table:table-cell>
              <table:table-cell office:value-type="float" office:value="19.4790605878">
                <text:p>19.4790605878</text:p>
              </table:table-cell>
              <table:table-cell office:value-type="float" office:value="31.3515535219">
                <text:p>31.3515535219</text:p>
              </table:table-cell>
              <table:table-cell office:value-type="float" office:value="141.401620554">
                <text:p>141.4016205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50.8272108661">
                <text:p>50.8272108661</text:p>
              </table:table-cell>
              <table:table-cell office:value-type="float" office:value="19.503525885">
                <text:p>19.503525885</text:p>
              </table:table-cell>
              <table:table-cell office:value-type="float" office:value="31.3236849811">
                <text:p>31.3236849811</text:p>
              </table:table-cell>
              <table:table-cell office:value-type="float" office:value="143.871764712">
                <text:p>143.8717647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50.8195357125">
                <text:p>50.8195357125</text:p>
              </table:table-cell>
              <table:table-cell office:value-type="float" office:value="19.3310632909">
                <text:p>19.3310632909</text:p>
              </table:table-cell>
              <table:table-cell office:value-type="float" office:value="31.4884724216">
                <text:p>31.4884724216</text:p>
              </table:table-cell>
              <table:table-cell office:value-type="float" office:value="146.385059805">
                <text:p>146.3850598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50.8116100118">
                <text:p>50.8116100118</text:p>
              </table:table-cell>
              <table:table-cell office:value-type="float" office:value="19.168288309">
                <text:p>19.168288309</text:p>
              </table:table-cell>
              <table:table-cell office:value-type="float" office:value="31.6433217028">
                <text:p>31.6433217028</text:p>
              </table:table-cell>
              <table:table-cell office:value-type="float" office:value="148.942259637">
                <text:p>148.9422596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50.8084806223">
                <text:p>50.8084806223</text:p>
              </table:table-cell>
              <table:table-cell office:value-type="float" office:value="19.1630275296">
                <text:p>19.1630275296</text:p>
              </table:table-cell>
              <table:table-cell office:value-type="float" office:value="31.6454530926">
                <text:p>31.6454530926</text:p>
              </table:table-cell>
              <table:table-cell office:value-type="float" office:value="151.544131179">
                <text:p>151.5441311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50.8068412147">
                <text:p>50.8068412147</text:p>
              </table:table-cell>
              <table:table-cell office:value-type="float" office:value="19.1837132517">
                <text:p>19.1837132517</text:p>
              </table:table-cell>
              <table:table-cell office:value-type="float" office:value="31.623127963">
                <text:p>31.623127963</text:p>
              </table:table-cell>
              <table:table-cell office:value-type="float" office:value="154.191454801">
                <text:p>154.1914548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50.7951067769">
                <text:p>50.7951067769</text:p>
              </table:table-cell>
              <table:table-cell office:value-type="float" office:value="19.1888707113">
                <text:p>19.1888707113</text:p>
              </table:table-cell>
              <table:table-cell office:value-type="float" office:value="31.6062360656">
                <text:p>31.6062360656</text:p>
              </table:table-cell>
              <table:table-cell office:value-type="float" office:value="156.885024505">
                <text:p>156.8850245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50.7853625889">
                <text:p>50.7853625889</text:p>
              </table:table-cell>
              <table:table-cell office:value-type="float" office:value="19.7596730938">
                <text:p>19.7596730938</text:p>
              </table:table-cell>
              <table:table-cell office:value-type="float" office:value="31.0256894951">
                <text:p>31.0256894951</text:p>
              </table:table-cell>
              <table:table-cell office:value-type="float" office:value="159.625648164">
                <text:p>159.6256481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50.784272757">
                <text:p>50.784272757</text:p>
              </table:table-cell>
              <table:table-cell office:value-type="float" office:value="20.4444768389">
                <text:p>20.4444768389</text:p>
              </table:table-cell>
              <table:table-cell office:value-type="float" office:value="30.3397959182">
                <text:p>30.3397959182</text:p>
              </table:table-cell>
              <table:table-cell office:value-type="float" office:value="162.414147764">
                <text:p>162.4141477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50.7826711649">
                <text:p>50.7826711649</text:p>
              </table:table-cell>
              <table:table-cell office:value-type="float" office:value="20.9790323355">
                <text:p>20.9790323355</text:p>
              </table:table-cell>
              <table:table-cell office:value-type="float" office:value="29.8036388295">
                <text:p>29.8036388295</text:p>
              </table:table-cell>
              <table:table-cell office:value-type="float" office:value="165.251359648">
                <text:p>165.2513596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50.7808950772">
                <text:p>50.7808950772</text:p>
              </table:table-cell>
              <table:table-cell office:value-type="float" office:value="21.0726989747">
                <text:p>21.0726989747</text:p>
              </table:table-cell>
              <table:table-cell office:value-type="float" office:value="29.7081961025">
                <text:p>29.7081961025</text:p>
              </table:table-cell>
              <table:table-cell office:value-type="float" office:value="168.138134771">
                <text:p>168.1381347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50.7769157114">
                <text:p>50.7769157114</text:p>
              </table:table-cell>
              <table:table-cell office:value-type="float" office:value="21.0804968392">
                <text:p>21.0804968392</text:p>
              </table:table-cell>
              <table:table-cell office:value-type="float" office:value="29.6964188722">
                <text:p>29.6964188722</text:p>
              </table:table-cell>
              <table:table-cell office:value-type="float" office:value="171.075338954">
                <text:p>171.0753389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50.7709152215">
                <text:p>50.7709152215</text:p>
              </table:table-cell>
              <table:table-cell office:value-type="float" office:value="21.1276912987">
                <text:p>21.1276912987</text:p>
              </table:table-cell>
              <table:table-cell office:value-type="float" office:value="29.6432239228">
                <text:p>29.6432239228</text:p>
              </table:table-cell>
              <table:table-cell office:value-type="float" office:value="174.063853141">
                <text:p>174.0638531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50.7667619958">
                <text:p>50.7667619958</text:p>
              </table:table-cell>
              <table:table-cell office:value-type="float" office:value="21.2060634142">
                <text:p>21.2060634142</text:p>
              </table:table-cell>
              <table:table-cell office:value-type="float" office:value="29.5606985816">
                <text:p>29.5606985816</text:p>
              </table:table-cell>
              <table:table-cell office:value-type="float" office:value="177.104573666">
                <text:p>177.1045736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50.7628023027">
                <text:p>50.7628023027</text:p>
              </table:table-cell>
              <table:table-cell office:value-type="float" office:value="21.2729521004">
                <text:p>21.2729521004</text:p>
              </table:table-cell>
              <table:table-cell office:value-type="float" office:value="29.4898502023">
                <text:p>29.4898502023</text:p>
              </table:table-cell>
              <table:table-cell office:value-type="float" office:value="180.198412522">
                <text:p>180.1984125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50.7675723557">
                <text:p>50.7675723557</text:p>
              </table:table-cell>
              <table:table-cell office:value-type="float" office:value="21.3335742671">
                <text:p>21.3335742671</text:p>
              </table:table-cell>
              <table:table-cell office:value-type="float" office:value="29.4339980886">
                <text:p>29.4339980886</text:p>
              </table:table-cell>
              <table:table-cell office:value-type="float" office:value="183.346297633">
                <text:p>183.3462976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50.7549318226">
                <text:p>50.7549318226</text:p>
              </table:table-cell>
              <table:table-cell office:value-type="float" office:value="21.2917067004">
                <text:p>21.2917067004</text:p>
              </table:table-cell>
              <table:table-cell office:value-type="float" office:value="29.4632251222">
                <text:p>29.4632251222</text:p>
              </table:table-cell>
              <table:table-cell office:value-type="float" office:value="186.549173132">
                <text:p>186.5491731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50.749984357">
                <text:p>50.749984357</text:p>
              </table:table-cell>
              <table:table-cell office:value-type="float" office:value="21.2121342327">
                <text:p>21.2121342327</text:p>
              </table:table-cell>
              <table:table-cell office:value-type="float" office:value="29.5378501243">
                <text:p>29.5378501243</text:p>
              </table:table-cell>
              <table:table-cell office:value-type="float" office:value="189.807999646">
                <text:p>189.8079996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72.3567169864">
                <text:p>72.3567169864</text:p>
              </table:table-cell>
              <table:table-cell office:value-type="float" office:value="38.1481450201">
                <text:p>38.1481450201</text:p>
              </table:table-cell>
              <table:table-cell office:value-type="float" office:value="34.2085719663">
                <text:p>34.2085719663</text:p>
              </table:table-cell>
              <table:table-cell office:value-type="float" office:value="193.123754582">
                <text:p>193.1237545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72.3485817639">
                <text:p>72.3485817639</text:p>
              </table:table-cell>
              <table:table-cell office:value-type="float" office:value="38.1593165124">
                <text:p>38.1593165124</text:p>
              </table:table-cell>
              <table:table-cell office:value-type="float" office:value="34.1892652515">
                <text:p>34.1892652515</text:p>
              </table:table-cell>
              <table:table-cell office:value-type="float" office:value="196.497432425">
                <text:p>196.4974324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72.3458335515">
                <text:p>72.3458335515</text:p>
              </table:table-cell>
              <table:table-cell office:value-type="float" office:value="38.1221685279">
                <text:p>38.1221685279</text:p>
              </table:table-cell>
              <table:table-cell office:value-type="float" office:value="34.2236650236">
                <text:p>34.2236650236</text:p>
              </table:table-cell>
              <table:table-cell office:value-type="float" office:value="199.930045027">
                <text:p>199.9300450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72.3433460201">
                <text:p>72.3433460201</text:p>
              </table:table-cell>
              <table:table-cell office:value-type="float" office:value="38.1464008705">
                <text:p>38.1464008705</text:p>
              </table:table-cell>
              <table:table-cell office:value-type="float" office:value="34.1969451496">
                <text:p>34.1969451496</text:p>
              </table:table-cell>
              <table:table-cell office:value-type="float" office:value="203.422621921">
                <text:p>203.4226219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72.3400957382">
                <text:p>72.3400957382</text:p>
              </table:table-cell>
              <table:table-cell office:value-type="float" office:value="38.1599137236">
                <text:p>38.1599137236</text:p>
              </table:table-cell>
              <table:table-cell office:value-type="float" office:value="34.1801820146">
                <text:p>34.1801820146</text:p>
              </table:table-cell>
              <table:table-cell office:value-type="float" office:value="206.976210623">
                <text:p>206.9762106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72.3382157625">
                <text:p>72.3382157625</text:p>
              </table:table-cell>
              <table:table-cell office:value-type="float" office:value="38.135876665">
                <text:p>38.135876665</text:p>
              </table:table-cell>
              <table:table-cell office:value-type="float" office:value="34.2023390975">
                <text:p>34.2023390975</text:p>
              </table:table-cell>
              <table:table-cell office:value-type="float" office:value="210.591876946">
                <text:p>210.5918769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72.3372447308">
                <text:p>72.3372447308</text:p>
              </table:table-cell>
              <table:table-cell office:value-type="float" office:value="38.0649870988">
                <text:p>38.0649870988</text:p>
              </table:table-cell>
              <table:table-cell office:value-type="float" office:value="34.2722576321">
                <text:p>34.2722576321</text:p>
              </table:table-cell>
              <table:table-cell office:value-type="float" office:value="214.270705325">
                <text:p>214.2707053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72.3349367915">
                <text:p>72.3349367915</text:p>
              </table:table-cell>
              <table:table-cell office:value-type="float" office:value="37.9147731915">
                <text:p>37.9147731915</text:p>
              </table:table-cell>
              <table:table-cell office:value-type="float" office:value="34.4201636">
                <text:p>34.4201636</text:p>
              </table:table-cell>
              <table:table-cell office:value-type="float" office:value="218.013799137">
                <text:p>218.0137991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72.3320936812">
                <text:p>72.3320936812</text:p>
              </table:table-cell>
              <table:table-cell office:value-type="float" office:value="37.7646023825">
                <text:p>37.7646023825</text:p>
              </table:table-cell>
              <table:table-cell office:value-type="float" office:value="34.5674912987">
                <text:p>34.5674912987</text:p>
              </table:table-cell>
              <table:table-cell office:value-type="float" office:value="221.822281036">
                <text:p>221.8222810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72.3300532947">
                <text:p>72.3300532947</text:p>
              </table:table-cell>
              <table:table-cell office:value-type="float" office:value="37.6103953276">
                <text:p>37.6103953276</text:p>
              </table:table-cell>
              <table:table-cell office:value-type="float" office:value="34.7196579671">
                <text:p>34.7196579671</text:p>
              </table:table-cell>
              <table:table-cell office:value-type="float" office:value="225.697293284">
                <text:p>225.6972932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72.3271792145">
                <text:p>72.3271792145</text:p>
              </table:table-cell>
              <table:table-cell office:value-type="float" office:value="37.5010068365">
                <text:p>37.5010068365</text:p>
              </table:table-cell>
              <table:table-cell office:value-type="float" office:value="34.826172378">
                <text:p>34.826172378</text:p>
              </table:table-cell>
              <table:table-cell office:value-type="float" office:value="229.639998101">
                <text:p>229.6399981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72.3245410457">
                <text:p>72.3245410457</text:p>
              </table:table-cell>
              <table:table-cell office:value-type="float" office:value="37.4376739743">
                <text:p>37.4376739743</text:p>
              </table:table-cell>
              <table:table-cell office:value-type="float" office:value="34.8868670714">
                <text:p>34.8868670714</text:p>
              </table:table-cell>
              <table:table-cell office:value-type="float" office:value="233.651578007">
                <text:p>233.6515780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72.3222106777">
                <text:p>72.3222106777</text:p>
              </table:table-cell>
              <table:table-cell office:value-type="float" office:value="37.4029135415">
                <text:p>37.4029135415</text:p>
              </table:table-cell>
              <table:table-cell office:value-type="float" office:value="34.9192971362">
                <text:p>34.9192971362</text:p>
              </table:table-cell>
              <table:table-cell office:value-type="float" office:value="237.733236182">
                <text:p>237.7332361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72.3176097399">
                <text:p>72.3176097399</text:p>
              </table:table-cell>
              <table:table-cell office:value-type="float" office:value="37.3296292977">
                <text:p>37.3296292977</text:p>
              </table:table-cell>
              <table:table-cell office:value-type="float" office:value="34.9879804422">
                <text:p>34.9879804422</text:p>
              </table:table-cell>
              <table:table-cell office:value-type="float" office:value="241.886196821">
                <text:p>241.8861968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72.3142199849">
                <text:p>72.3142199849</text:p>
              </table:table-cell>
              <table:table-cell office:value-type="float" office:value="37.271435393">
                <text:p>37.271435393</text:p>
              </table:table-cell>
              <table:table-cell office:value-type="float" office:value="35.0427845919">
                <text:p>35.0427845919</text:p>
              </table:table-cell>
              <table:table-cell office:value-type="float" office:value="246.111705508">
                <text:p>246.1117055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51.3172530942">
                <text:p>51.3172530942</text:p>
              </table:table-cell>
              <table:table-cell office:value-type="float" office:value="27.8060863859">
                <text:p>27.8060863859</text:p>
              </table:table-cell>
              <table:table-cell office:value-type="float" office:value="23.5111667083">
                <text:p>23.5111667083</text:p>
              </table:table-cell>
              <table:table-cell office:value-type="float" office:value="250.411029583">
                <text:p>250.411029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